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G" svg:font-family="'Linux Biolinum G'"/>
    <style:font-face style:name="Linux Libertine G" svg:font-family="'Linux Libertine G'"/>
    <style:font-face style:name="Caladea" svg:font-family="Caladea" style:font-pitch="variable"/>
    <style:font-face style:name="Carlito" svg:font-family="Carlito" style:font-pitch="variable"/>
    <style:font-face style:name="DejaVu Sans" svg:font-family="'DejaVu Sans'" style:font-pitch="variable"/>
    <style:font-face style:name="DejaVu Sans Condensed" svg:font-family="'DejaVu Sans Condensed'" style:font-pitch="variable"/>
    <style:font-face style:name="Linux Biolinum G1" svg:font-family="'Linux Biolinum G'" style:font-pitch="variable"/>
    <style:font-face style:name="Linux Libertine Display G" svg:font-family="'Linux Libertine Display G'" style:font-pitch="variable"/>
    <style:font-face style:name="Linux Libertine G1" svg:font-family="'Linux Libertine G'" style:font-pitch="variable"/>
    <style:font-face style:name="Linux Libertine G2" svg:font-family="'Linux Libertine G'" style:font-adornments="Italic" style:font-pitch="variable"/>
    <style:font-face style:name="Nimbus Roman No9 L" svg:font-family="'Nimbus Roman No9 L'" style:font-pitch="variable"/>
    <style:font-face style:name="Roboto" svg:font-family="Roboto" style:font-pitch="variable"/>
    <style:font-face style:name="Roboto Condensed" svg:font-family="'Roboto Condensed'" style:font-pitch="variable"/>
    <style:font-face style:name="URW Palladio L" svg:font-family="'URW Palladio L'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7.761cm" fo:margin-left="2.14cm" table:align="left" style:shadow="none"/>
    </style:style>
    <style:style style:name="Table1.A" style:family="table-column">
      <style:table-column-properties style:column-width="0.656cm"/>
    </style:style>
    <style:style style:name="Table1.B" style:family="table-column">
      <style:table-column-properties style:column-width="0.367cm"/>
    </style:style>
    <style:style style:name="Table1.C" style:family="table-column">
      <style:table-column-properties style:column-width="0.552cm"/>
    </style:style>
    <style:style style:name="Table1.D" style:family="table-column">
      <style:table-column-properties style:column-width="1.113cm"/>
    </style:style>
    <style:style style:name="Table1.E" style:family="table-column">
      <style:table-column-properties style:column-width="5.073cm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line-height="115%" fo:text-align="justify" style:justify-single-word="false"/>
      <style:text-properties style:font-name="Linux Biolinum G1" fo:font-size="16pt" fo:font-style="normal" fo:font-weight="bold" officeooo:rsid="0017b9e7" officeooo:paragraph-rsid="0017b9e7" style:font-size-asian="16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paragraph-properties fo:line-height="115%" fo:text-align="justify" style:justify-single-word="false"/>
      <style:text-properties style:font-name="Linux Libertine G1" fo:font-size="12pt" fo:font-style="normal" fo:font-weight="bold" officeooo:rsid="001b64d7" officeooo:paragraph-rsid="001b64d7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line-height="115%" fo:text-align="justify" style:justify-single-word="false"/>
      <style:text-properties style:font-name="Linux Libertine G1" fo:font-size="12pt" fo:font-style="normal" fo:font-weight="bold" officeooo:rsid="001cd8d7" officeooo:paragraph-rsid="001cd8d7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line-height="115%" fo:text-align="justify" style:justify-single-word="false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Linux Libertine G1" fo:font-size="12pt" fo:font-style="normal" fo:font-weight="bold" officeooo:rsid="00231682" officeooo:paragraph-rsid="00231682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loext:graphic-properties draw:fill="none"/>
      <style:paragraph-properties fo:line-height="115%" fo:text-align="justify" style:justify-single-word="false" fo:background-color="transparent">
        <style:tab-stops/>
      </style:paragraph-properties>
      <style:text-properties style:font-name="Linux Libertine G1" fo:font-size="12pt" fo:font-style="normal" fo:font-weight="bold" officeooo:rsid="00415c6f" officeooo:paragraph-rsid="00415c6f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line-height="115%" fo:text-align="justify" style:justify-single-word="false"/>
      <style:text-properties style:font-name="Linux Libertine G1" fo:font-size="12pt" fo:font-style="normal" officeooo:rsid="0017b9e7" officeooo:paragraph-rsid="0017b9e7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line-height="115%" fo:text-align="justify" style:justify-single-word="false"/>
      <style:text-properties style:font-name="Linux Libertine G1" fo:font-size="12pt" fo:font-style="normal" officeooo:rsid="00182535" officeooo:paragraph-rsid="00182535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line-height="115%" fo:text-align="justify" style:justify-single-word="false"/>
      <style:text-properties style:font-name="Linux Libertine G1" fo:font-size="12pt" fo:font-style="normal" officeooo:rsid="001b64d7" officeooo:paragraph-rsid="001b64d7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line-height="115%" fo:text-align="justify" style:justify-single-word="false"/>
      <style:text-properties style:font-name="Linux Libertine G1" fo:font-size="12pt" fo:font-style="normal" officeooo:rsid="001cd8d7" officeooo:paragraph-rsid="001cd8d7" style:font-size-asian="12pt" style:font-style-asian="normal" style:font-size-complex="12pt" style:font-style-complex="normal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Linux Libertine G1" fo:font-size="12pt" fo:font-style="normal" officeooo:rsid="001d3f0b" officeooo:paragraph-rsid="003456a0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line-height="115%" fo:text-align="justify" style:justify-single-word="false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Linux Libertine G1" fo:font-size="12pt" fo:font-style="normal" officeooo:rsid="00231682" officeooo:paragraph-rsid="00231682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line-height="115%" fo:text-align="justify" style:justify-single-word="false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Linux Libertine G1" fo:font-size="12pt" fo:font-style="normal" officeooo:rsid="002746ae" officeooo:paragraph-rsid="002746ae" style:font-size-asian="12pt" style:font-style-asian="normal" style:font-size-complex="12pt" style:font-style-complex="normal"/>
    </style:style>
    <style:style style:name="P13" style:family="paragraph" style:parent-style-name="Standard">
      <style:paragraph-properties fo:line-height="115%" fo:text-align="justify" style:justify-single-word="false">
        <style:tab-stops>
          <style:tab-stop style:position="6.493cm" style:type="right"/>
          <style:tab-stop style:position="6.696cm"/>
          <style:tab-stop style:position="17.59cm" style:type="right"/>
        </style:tab-stops>
      </style:paragraph-properties>
      <style:text-properties style:font-name="Linux Libertine G1" fo:font-size="12pt" fo:font-style="normal" officeooo:rsid="00290443" officeooo:paragraph-rsid="00290443" style:font-size-asian="12pt" style:font-style-asian="normal" style:font-size-complex="12pt" style:font-style-complex="normal"/>
    </style:style>
    <style:style style:name="P14" style:family="paragraph" style:parent-style-name="Standard">
      <style:paragraph-properties fo:line-height="115%" fo:text-align="justify" style:justify-single-word="false">
        <style:tab-stops>
          <style:tab-stop style:position="17.59cm" style:type="right"/>
        </style:tab-stops>
      </style:paragraph-properties>
      <style:text-properties style:font-name="Linux Libertine G1" fo:font-size="12pt" fo:font-style="normal" officeooo:rsid="00290443" officeooo:paragraph-rsid="00290443" style:font-size-asian="12pt" style:font-style-asian="normal" style:font-size-complex="12pt" style:font-style-complex="normal"/>
    </style:style>
    <style:style style:name="P15" style:family="paragraph" style:parent-style-name="Standard">
      <style:paragraph-properties fo:line-height="115%" fo:text-align="center" style:justify-single-word="false">
        <style:tab-stops>
          <style:tab-stop style:position="17.59cm" style:type="right"/>
        </style:tab-stops>
      </style:paragraph-properties>
      <style:text-properties style:font-name="Linux Libertine G1" fo:font-size="12pt" fo:font-style="normal" officeooo:rsid="00290443" officeooo:paragraph-rsid="00290443" style:font-size-asian="12pt" style:font-style-asian="normal" style:font-size-complex="12pt" style:font-style-complex="normal"/>
    </style:style>
    <style:style style:name="P16" style:family="paragraph" style:parent-style-name="Standard">
      <style:paragraph-properties fo:line-height="115%" fo:text-align="justify" style:justify-single-word="false">
        <style:tab-stops>
          <style:tab-stop style:position="17.59cm" style:type="right"/>
        </style:tab-stops>
      </style:paragraph-properties>
      <style:text-properties style:font-name="Linux Libertine G1" fo:font-size="12pt" fo:font-style="normal" officeooo:rsid="002ab9d4" officeooo:paragraph-rsid="002ab9d4" style:font-size-asian="12pt" style:font-style-asian="normal" style:font-size-complex="12pt" style:font-style-complex="normal"/>
    </style:style>
    <style:style style:name="P17" style:family="paragraph" style:parent-style-name="Standard" style:list-style-name="L1">
      <loext:graphic-properties draw:fill="none"/>
      <style:paragraph-properties fo:line-height="115%" fo:text-align="justify" style:justify-single-word="false" fo:background-color="transparent">
        <style:tab-stops/>
      </style:paragraph-properties>
      <style:text-properties style:font-name="Linux Libertine G1" fo:font-size="12pt" fo:font-style="normal" officeooo:rsid="00303f7e" officeooo:paragraph-rsid="00303f7e" style:font-size-asian="12pt" style:font-style-asian="normal" style:font-size-complex="12pt" style:font-style-complex="normal"/>
    </style:style>
    <style:style style:name="P18" style:family="paragraph" style:parent-style-name="Standard" style:list-style-name="L1">
      <loext:graphic-properties draw:fill="none"/>
      <style:paragraph-properties fo:line-height="115%" fo:text-align="justify" style:justify-single-word="false" fo:background-color="transparent">
        <style:tab-stops/>
      </style:paragraph-properties>
      <style:text-properties style:font-name="Linux Libertine G1" fo:font-size="12pt" fo:font-style="normal" officeooo:rsid="00310e85" officeooo:paragraph-rsid="00310e85" style:font-size-asian="12pt" style:font-style-asian="normal" style:font-size-complex="12pt" style:font-style-complex="normal"/>
    </style:style>
    <style:style style:name="P19" style:family="paragraph" style:parent-style-name="Standard">
      <loext:graphic-properties draw:fill="none"/>
      <style:paragraph-properties fo:line-height="115%" fo:text-align="justify" style:justify-single-word="false" fo:background-color="transparent">
        <style:tab-stops/>
      </style:paragraph-properties>
      <style:text-properties style:font-name="Linux Libertine G1" fo:font-size="12pt" fo:font-style="normal" officeooo:rsid="0032bd56" officeooo:paragraph-rsid="0032bd56" style:font-size-asian="12pt" style:font-style-asian="normal" style:font-size-complex="12pt" style:font-style-complex="normal"/>
    </style:style>
    <style:style style:name="P20" style:family="paragraph" style:parent-style-name="Standard">
      <loext:graphic-properties draw:fill="none"/>
      <style:paragraph-properties fo:line-height="115%" fo:text-align="justify" style:justify-single-word="false" fo:background-color="transparent">
        <style:tab-stops/>
      </style:paragraph-properties>
      <style:text-properties style:font-name="Linux Libertine G1" fo:font-size="12pt" fo:font-style="normal" officeooo:rsid="003bcbb4" officeooo:paragraph-rsid="003bcbb4" style:font-size-asian="12pt" style:font-style-asian="normal" style:font-size-complex="12pt" style:font-style-complex="normal"/>
    </style:style>
    <style:style style:name="P21" style:family="paragraph" style:parent-style-name="Standard">
      <loext:graphic-properties draw:fill="none"/>
      <style:paragraph-properties fo:line-height="115%" fo:text-align="center" style:justify-single-word="false" fo:background-color="transparent">
        <style:tab-stops/>
      </style:paragraph-properties>
      <style:text-properties style:font-name="Linux Libertine G1" fo:font-size="12pt" fo:font-style="normal" officeooo:rsid="003bcbb4" officeooo:paragraph-rsid="003bcbb4" style:font-size-asian="12pt" style:font-style-asian="normal" style:font-size-complex="12pt" style:font-style-complex="normal"/>
    </style:style>
    <style:style style:name="P22" style:family="paragraph" style:parent-style-name="Standard">
      <loext:graphic-properties draw:fill="none"/>
      <style:paragraph-properties fo:line-height="115%" fo:text-align="justify" style:justify-single-word="false" fo:background-color="transparent">
        <style:tab-stops/>
      </style:paragraph-properties>
      <style:text-properties style:font-name="Linux Libertine G1" fo:font-size="12pt" fo:font-style="normal" officeooo:rsid="003cff81" officeooo:paragraph-rsid="003cff81" style:font-size-asian="12pt" style:font-style-asian="normal" style:font-size-complex="12pt" style:font-style-complex="normal"/>
    </style:style>
    <style:style style:name="P23" style:family="paragraph" style:parent-style-name="Standard">
      <loext:graphic-properties draw:fill="none"/>
      <style:paragraph-properties fo:line-height="115%" fo:text-align="center" style:justify-single-word="false" fo:background-color="transparent">
        <style:tab-stops/>
      </style:paragraph-properties>
      <style:text-properties style:font-name="Linux Libertine G1" fo:font-size="12pt" fo:font-style="normal" officeooo:rsid="003eea0d" officeooo:paragraph-rsid="003eea0d" style:font-size-asian="12pt" style:font-style-asian="normal" style:font-size-complex="12pt" style:font-style-complex="normal"/>
    </style:style>
    <style:style style:name="P24" style:family="paragraph" style:parent-style-name="Standard">
      <loext:graphic-properties draw:fill="none"/>
      <style:paragraph-properties fo:line-height="115%" fo:text-align="justify" style:justify-single-word="false" fo:background-color="transparent">
        <style:tab-stops/>
      </style:paragraph-properties>
      <style:text-properties style:font-name="Linux Libertine G1" fo:font-size="12pt" fo:font-style="normal" officeooo:rsid="003f677f" officeooo:paragraph-rsid="003f677f" style:font-size-asian="12pt" style:font-style-asian="normal" style:font-size-complex="12pt" style:font-style-complex="normal"/>
    </style:style>
    <style:style style:name="P25" style:family="paragraph" style:parent-style-name="Standard">
      <loext:graphic-properties draw:fill="none"/>
      <style:paragraph-properties fo:line-height="115%" fo:text-align="center" style:justify-single-word="false" fo:background-color="transparent">
        <style:tab-stops/>
      </style:paragraph-properties>
      <style:text-properties style:font-name="Linux Libertine G1" fo:font-size="12pt" fo:font-style="normal" officeooo:rsid="003f677f" officeooo:paragraph-rsid="003f677f" style:font-size-asian="12pt" style:font-style-asian="normal" style:font-size-complex="12pt" style:font-style-complex="normal"/>
    </style:style>
    <style:style style:name="P26" style:family="paragraph" style:parent-style-name="Standard">
      <loext:graphic-properties draw:fill="none"/>
      <style:paragraph-properties fo:line-height="115%" fo:text-align="justify" style:justify-single-word="false" fo:background-color="transparent">
        <style:tab-stops/>
      </style:paragraph-properties>
      <style:text-properties style:font-name="Linux Libertine G1" fo:font-size="12pt" fo:font-style="normal" officeooo:rsid="00415c6f" officeooo:paragraph-rsid="00415c6f" style:font-size-asian="12pt" style:font-style-asian="normal" style:font-size-complex="12pt" style:font-style-complex="normal"/>
    </style:style>
    <style:style style:name="P27" style:family="paragraph" style:parent-style-name="Standard">
      <loext:graphic-properties draw:fill="none"/>
      <style:paragraph-properties fo:line-height="115%" fo:text-align="justify" style:justify-single-word="false" fo:background-color="transparent">
        <style:tab-stops/>
      </style:paragraph-properties>
      <style:text-properties style:font-name="Linux Libertine G1" fo:font-size="12pt" fo:font-style="normal" officeooo:rsid="00429983" officeooo:paragraph-rsid="00429983" style:font-size-asian="12pt" style:font-style-asian="normal" style:font-size-complex="12pt" style:font-style-complex="normal"/>
    </style:style>
    <style:style style:name="P28" style:family="paragraph" style:parent-style-name="Standard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>
        <style:tab-stops>
          <style:tab-stop style:position="17.59cm" style:type="right"/>
        </style:tab-stops>
      </style:paragraph-properties>
      <style:text-properties style:font-name="Linux Libertine G1" fo:font-size="12pt" fo:font-style="normal" officeooo:rsid="001efe6e" officeooo:paragraph-rsid="001efe6e" style:font-size-asian="12pt" style:font-style-asian="normal" style:font-size-complex="12pt" style:font-style-complex="normal"/>
    </style:style>
    <style:style style:name="P29" style:family="paragraph" style:parent-style-name="Standard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>
        <style:tab-stops/>
      </style:paragraph-properties>
      <style:text-properties style:font-name="Linux Libertine G1" fo:font-size="12pt" fo:font-style="normal" officeooo:rsid="00429983" officeooo:paragraph-rsid="00429983" style:font-size-asian="12pt" style:font-style-asian="normal" style:font-size-complex="12pt" style:font-style-complex="normal"/>
    </style:style>
    <style:style style:name="P30" style:family="paragraph" style:parent-style-name="Standard" style:master-page-name="">
      <loext:graphic-properties draw:fill="none"/>
      <style:paragraph-properties fo:margin-left="1cm" fo:margin-right="0cm" fo:line-height="115%" fo:text-align="justify" style:justify-single-word="false" fo:text-indent="0cm" style:auto-text-indent="false" style:page-number="auto" fo:background-color="transparent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Linux Libertine G1" fo:font-size="12pt" fo:font-style="normal" officeooo:rsid="00240177" officeooo:paragraph-rsid="00240177" style:font-size-asian="12pt" style:font-style-asian="normal" style:font-size-complex="12pt" style:font-style-complex="normal"/>
    </style:style>
    <style:style style:name="P31" style:family="paragraph" style:parent-style-name="Standard" style:master-page-name="">
      <loext:graphic-properties draw:fill="none"/>
      <style:paragraph-properties fo:margin-left="1cm" fo:margin-right="0cm" fo:line-height="115%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Linux Libertine G1" fo:font-size="12pt" fo:font-style="normal" officeooo:rsid="0032bd56" officeooo:paragraph-rsid="0032bd56" style:font-size-asian="12pt" style:font-style-asian="normal" style:font-size-complex="12pt" style:font-style-complex="normal"/>
    </style:style>
    <style:style style:name="P32" style:family="paragraph" style:parent-style-name="Standard" style:master-page-name="">
      <loext:graphic-properties draw:fill="none"/>
      <style:paragraph-properties fo:margin-left="1cm" fo:margin-right="0cm" fo:line-height="115%" fo:text-align="justify" style:justify-single-word="false" fo:text-indent="0cm" style:auto-text-indent="false" style:page-number="auto" fo:background-color="transparent"/>
      <style:text-properties style:font-name="Linux Libertine G1" fo:font-size="12pt" fo:font-style="normal" officeooo:rsid="001d3f0b" officeooo:paragraph-rsid="003456a0" style:font-size-asian="12pt" style:font-style-asian="normal" style:font-size-complex="12pt" style:font-style-complex="normal"/>
    </style:style>
    <style:style style:name="P33" style:family="paragraph" style:parent-style-name="Standard" style:master-page-name="">
      <loext:graphic-properties draw:fill="none"/>
      <style:paragraph-properties fo:margin-left="1cm" fo:margin-right="0cm" fo:line-height="115%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Linux Libertine G1" fo:font-size="12pt" fo:font-style="normal" officeooo:rsid="00429983" officeooo:paragraph-rsid="00429983" style:font-size-asian="12pt" style:font-style-asian="normal" style:font-size-complex="12pt" style:font-style-complex="normal"/>
    </style:style>
    <style:style style:name="P34" style:family="paragraph" style:parent-style-name="Standard">
      <loext:graphic-properties draw:fill="none"/>
      <style:paragraph-properties fo:margin-left="2cm" fo:margin-right="0cm" fo:line-height="115%" fo:text-align="justify" style:justify-single-word="false" fo:text-indent="0cm" style:auto-text-indent="false" fo:background-color="transparent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Linux Libertine G1" fo:font-size="12pt" fo:font-style="normal" officeooo:rsid="00240177" officeooo:paragraph-rsid="00240177" style:font-size-asian="12pt" style:font-style-asian="normal" style:font-size-complex="12pt" style:font-style-complex="normal"/>
    </style:style>
    <style:style style:name="P35" style:family="paragraph" style:parent-style-name="Standard">
      <loext:graphic-properties draw:fill="none"/>
      <style:paragraph-properties fo:margin-left="2cm" fo:margin-right="0cm" fo:line-height="115%" fo:text-align="justify" style:justify-single-word="false" fo:text-indent="0cm" style:auto-text-indent="false" fo:background-color="transparent">
        <style:tab-stops/>
      </style:paragraph-properties>
      <style:text-properties style:font-name="Linux Libertine G1" fo:font-size="12pt" fo:font-style="normal" officeooo:rsid="00390bfa" officeooo:paragraph-rsid="00390bfa" style:font-size-asian="12pt" style:font-style-asian="normal" style:font-size-complex="12pt" style:font-style-complex="normal"/>
    </style:style>
    <style:style style:name="P36" style:family="paragraph" style:parent-style-name="Standard">
      <loext:graphic-properties draw:fill="none"/>
      <style:paragraph-properties fo:margin-left="2cm" fo:margin-right="0cm" fo:line-height="115%" fo:text-align="justify" style:justify-single-word="false" fo:text-indent="0cm" style:auto-text-indent="false" fo:background-color="transparent">
        <style:tab-stops/>
      </style:paragraph-properties>
      <style:text-properties style:font-name="Linux Libertine G1" fo:font-size="12pt" fo:font-style="normal" officeooo:rsid="00429983" officeooo:paragraph-rsid="00429983" style:font-size-asian="12pt" style:font-style-asian="normal" style:font-size-complex="12pt" style:font-style-complex="normal"/>
    </style:style>
    <style:style style:name="P37" style:family="paragraph" style:parent-style-name="Standard">
      <loext:graphic-properties draw:fill="none"/>
      <style:paragraph-properties fo:margin-left="2cm" fo:margin-right="0cm" fo:line-height="115%" fo:text-align="start" style:justify-single-word="false" fo:text-indent="0cm" style:auto-text-indent="false" fo:background-color="transparent">
        <style:tab-stops/>
      </style:paragraph-properties>
      <style:text-properties style:font-name="Linux Libertine G1" fo:font-size="12pt" fo:font-style="normal" officeooo:rsid="0043b5bb" officeooo:paragraph-rsid="0043b5bb" style:font-size-asian="12pt" style:font-style-asian="normal" style:font-size-complex="12pt" style:font-style-complex="normal"/>
    </style:style>
    <style:style style:name="P38" style:family="paragraph" style:parent-style-name="Standard" style:master-page-name="">
      <loext:graphic-properties draw:fill="none"/>
      <style:paragraph-properties fo:margin-left="2cm" fo:margin-right="0cm" fo:line-height="115%" fo:text-align="justify" style:justify-single-word="false" fo:text-indent="0cm" style:auto-text-indent="false" style:page-number="auto" fo:background-color="transparent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Linux Libertine G1" fo:font-size="12pt" fo:font-style="normal" officeooo:rsid="00240177" officeooo:paragraph-rsid="00240177" style:font-size-asian="12pt" style:font-style-asian="normal" style:font-size-complex="12pt" style:font-style-complex="normal"/>
    </style:style>
    <style:style style:name="P39" style:family="paragraph" style:parent-style-name="Standard" style:master-page-name="">
      <loext:graphic-properties draw:fill="none"/>
      <style:paragraph-properties fo:margin-left="2cm" fo:margin-right="0cm" fo:line-height="115%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Linux Libertine G1" fo:font-size="12pt" fo:font-style="normal" officeooo:rsid="0032bd56" officeooo:paragraph-rsid="003456a0" style:font-size-asian="12pt" style:font-style-asian="normal" style:font-size-complex="12pt" style:font-style-complex="normal"/>
    </style:style>
    <style:style style:name="P40" style:family="paragraph" style:parent-style-name="Standard" style:master-page-name="">
      <loext:graphic-properties draw:fill="none"/>
      <style:paragraph-properties fo:margin-left="2cm" fo:margin-right="0cm" fo:line-height="115%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Linux Libertine G1" fo:font-size="12pt" fo:font-style="normal" officeooo:rsid="00429983" officeooo:paragraph-rsid="00429983" style:font-size-asian="12pt" style:font-style-asian="normal" style:font-size-complex="12pt" style:font-style-complex="normal"/>
    </style:style>
    <style:style style:name="P41" style:family="paragraph" style:parent-style-name="Standard" style:master-page-name="">
      <loext:graphic-properties draw:fill="none"/>
      <style:paragraph-properties fo:margin-left="4.2cm" fo:margin-right="0cm" fo:line-height="115%" fo:text-align="justify" style:justify-single-word="false" fo:text-indent="-4.2cm" style:auto-text-indent="false" style:page-number="auto" fo:background-color="transparent">
        <style:tab-stops>
          <style:tab-stop style:position="17.59cm" style:type="right"/>
        </style:tab-stops>
      </style:paragraph-properties>
      <style:text-properties style:font-name="Linux Libertine G1" fo:font-size="12pt" fo:font-style="normal" officeooo:rsid="002ab9d4" officeooo:paragraph-rsid="002ab9d4" style:font-size-asian="12pt" style:font-style-asian="normal" style:font-size-complex="12pt" style:font-style-complex="normal"/>
    </style:style>
    <style:style style:name="P42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>
        <style:tab-stops/>
      </style:paragraph-properties>
      <style:text-properties style:font-name="Linux Libertine G1" fo:font-size="12pt" fo:font-style="normal" officeooo:rsid="002b0297" officeooo:paragraph-rsid="002b0297" style:font-size-asian="12pt" style:font-style-asian="normal" style:font-size-complex="12pt" style:font-style-complex="normal"/>
    </style:style>
    <style:style style:name="P43" style:family="paragraph" style:parent-style-name="Standard">
      <loext:graphic-properties draw:fill="none"/>
      <style:paragraph-properties fo:margin-left="0cm" fo:margin-right="0cm" fo:line-height="115%" fo:text-align="center" style:justify-single-word="false" fo:text-indent="0cm" style:auto-text-indent="false" fo:background-color="transparent">
        <style:tab-stops/>
      </style:paragraph-properties>
      <style:text-properties style:font-name="Linux Libertine G1" fo:font-size="12pt" fo:font-style="normal" officeooo:rsid="002b0297" officeooo:paragraph-rsid="002b0297" style:font-size-asian="12pt" style:font-style-asian="normal" style:font-size-complex="12pt" style:font-style-complex="normal"/>
    </style:style>
    <style:style style:name="P44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>
        <style:tab-stops/>
      </style:paragraph-properties>
      <style:text-properties style:font-name="Linux Libertine G1" fo:font-size="12pt" fo:font-style="normal" officeooo:rsid="00303f7e" officeooo:paragraph-rsid="00303f7e" style:font-size-asian="12pt" style:font-style-asian="normal" style:font-size-complex="12pt" style:font-style-complex="normal"/>
    </style:style>
    <style:style style:name="P45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>
        <style:tab-stops/>
      </style:paragraph-properties>
      <style:text-properties style:font-name="Linux Libertine G1" fo:font-size="12pt" fo:font-style="normal" officeooo:rsid="002e21e9" officeooo:paragraph-rsid="002e21e9" style:font-size-asian="12pt" style:font-style-asian="normal" style:font-size-complex="12pt" style:font-style-complex="normal"/>
    </style:style>
    <style:style style:name="P46" style:family="paragraph" style:parent-style-name="Standard">
      <loext:graphic-properties draw:fill="none"/>
      <style:paragraph-properties fo:margin-left="3.9cm" fo:margin-right="0cm" fo:line-height="115%" fo:text-align="justify" style:justify-single-word="false" fo:text-indent="0cm" style:auto-text-indent="false" fo:background-color="transparent">
        <style:tab-stops>
          <style:tab-stop style:position="17.59cm" style:type="right"/>
        </style:tab-stops>
      </style:paragraph-properties>
      <style:text-properties style:font-name="Linux Libertine G1" fo:font-size="12pt" fo:font-style="normal" officeooo:rsid="002ae9e6" officeooo:paragraph-rsid="002ae9e6" style:font-size-asian="12pt" style:font-style-asian="normal" style:font-size-complex="12pt" style:font-style-complex="normal"/>
    </style:style>
    <style:style style:name="P47" style:family="paragraph" style:parent-style-name="Standard" style:master-page-name="">
      <loext:graphic-properties draw:fill="none"/>
      <style:paragraph-properties fo:margin-left="3.9cm" fo:margin-right="0cm" fo:line-height="115%" fo:text-align="justify" style:justify-single-word="false" fo:text-indent="0cm" style:auto-text-indent="false" style:page-number="auto" fo:background-color="transparent">
        <style:tab-stops>
          <style:tab-stop style:position="17.59cm" style:type="right"/>
        </style:tab-stops>
      </style:paragraph-properties>
      <style:text-properties style:font-name="Linux Libertine G1" fo:font-size="12pt" fo:font-style="normal" officeooo:rsid="002ae9e6" officeooo:paragraph-rsid="002ae9e6" style:font-size-asian="12pt" style:font-style-asian="normal" style:font-size-complex="12pt" style:font-style-complex="normal"/>
    </style:style>
    <style:style style:name="P48" style:family="paragraph" style:parent-style-name="Standard">
      <style:paragraph-properties fo:margin-left="0cm" fo:margin-right="0cm" fo:line-height="100%" fo:text-align="end" style:justify-single-word="false" fo:text-indent="0cm" style:auto-text-indent="false"/>
      <style:text-properties style:font-name="Linux Libertine G1" fo:font-size="12pt" officeooo:rsid="0043b5bb" officeooo:paragraph-rsid="0043b5bb" style:font-size-asian="12pt" style:font-size-complex="12pt"/>
    </style:style>
    <style:style style:name="P4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Linux Libertine G1" fo:font-size="12pt" officeooo:rsid="0043b5bb" officeooo:paragraph-rsid="0043b5bb" style:font-size-asian="12pt" style:font-size-complex="12pt"/>
    </style:style>
    <style:style style:name="P50" style:family="paragraph" style:parent-style-name="Table_20_Contents">
      <style:paragraph-properties fo:margin-left="0cm" fo:margin-right="0cm" fo:line-height="100%" fo:text-align="end" style:justify-single-word="false" fo:text-indent="0cm" style:auto-text-indent="false"/>
      <style:text-properties style:font-name="Linux Libertine G1" fo:font-size="12pt" officeooo:rsid="0043b5bb" officeooo:paragraph-rsid="0043b5bb" style:font-size-asian="12pt" style:font-size-complex="12pt"/>
    </style:style>
    <style:style style:name="P51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style:font-name="Linux Libertine G1" fo:font-size="12pt" officeooo:rsid="0043b5bb" officeooo:paragraph-rsid="0043b5bb" style:font-size-asian="12pt" style:font-size-complex="12pt"/>
    </style:style>
    <style:style style:name="P5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Linux Libertine G1" fo:font-size="12pt" officeooo:rsid="0043b5bb" officeooo:paragraph-rsid="0043b5bb" style:font-size-asian="12pt" style:font-size-complex="12pt"/>
    </style:style>
    <style:style style:name="P53" style:family="paragraph" style:parent-style-name="Footer">
      <style:text-properties officeooo:paragraph-rsid="003456a0"/>
    </style:style>
    <style:style style:name="P54" style:family="paragraph" style:parent-style-name="Header">
      <style:text-properties style:font-name="Linux Biolinum G1"/>
    </style:style>
    <style:style style:name="P55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ac11a"/>
    </style:style>
    <style:style style:name="T2" style:family="text">
      <style:text-properties officeooo:rsid="001b7cbb"/>
    </style:style>
    <style:style style:name="T3" style:family="text">
      <style:text-properties officeooo:rsid="001e6ef3"/>
    </style:style>
    <style:style style:name="T4" style:family="text">
      <style:text-properties officeooo:rsid="002119cd"/>
    </style:style>
    <style:style style:name="T5" style:family="text">
      <style:text-properties officeooo:rsid="0023a89f"/>
    </style:style>
    <style:style style:name="T6" style:family="text">
      <style:text-properties officeooo:rsid="0026628d"/>
    </style:style>
    <style:style style:name="T7" style:family="text">
      <style:text-properties officeooo:rsid="002e21e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Linux Libertine G2" fo:font-style="italic" fo:font-weight="normal"/>
    </style:style>
    <style:style style:name="T11" style:family="text">
      <style:text-properties style:font-name="Linux Libertine G2" fo:font-style="italic" fo:font-weight="normal" officeooo:rsid="0026628d" style:font-style-asian="italic" style:font-style-complex="italic"/>
    </style:style>
    <style:style style:name="T12" style:family="text">
      <style:text-properties style:font-name="Linux Libertine G2" fo:font-style="italic" fo:font-weight="normal" officeooo:rsid="0026628d"/>
    </style:style>
    <style:style style:name="T13" style:family="text">
      <style:text-properties style:font-name="Linux Biolinum G1"/>
    </style:style>
    <style:style style:name="T14" style:family="text">
      <style:text-properties officeooo:rsid="00350a29"/>
    </style:style>
    <style:style style:name="T15" style:family="text">
      <style:text-properties officeooo:rsid="003eea0d"/>
    </style:style>
    <style:style style:name="T16" style:family="text">
      <style:text-properties officeooo:rsid="0042998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p text:style-name="P1">Pabrik mainan kayu milik Giapetto</text:p>
      <text:p text:style-name="P6"/>
      <text:p text:style-name="P7">Perusahaan Giapetto membuat dua jenis mainan kayu: tentara dan kereta. Satu tentara dijual dengan harga $27 dan <text:span text:style-name="T1">membutuhkan</text:span> biaya material sebesar $10 <text:span text:style-name="T6">dan biaya tambahan sebesar $14. Satu kereta dijual dengan harga $21 dan membutuhkan biaya material sebesar $9 dan biaya tambahan sebesar $10. Pembuatan tentara kayu dan kereta membutuhkan dua proses keahlian pekerjaan, yaitu </text:span><text:span text:style-name="T11">carpentry</text:span><text:span text:style-name="T6"> dan </text:span><text:span text:style-name="T11">finishing</text:span><text:span text:style-name="T6">. Satu tentara membutuhkan 2 jam pekerjaan </text:span><text:span text:style-name="T12">finishing</text:span><text:span text:style-name="T6"> dan 1 jam pekerjaan </text:span><text:span text:style-name="T12">carpentry</text:span><text:span text:style-name="T6">. Satu kereta membutuhkan 1 jam </text:span><text:span text:style-name="T12">finishing</text:span><text:span text:style-name="T6"> dan 1 jam </text:span><text:span text:style-name="T12">carpentry</text:span><text:span text:style-name="T6">. Setiap pekan, waktu yang dibutuhkan Giapetto untuk memperoleh semua bahan hanya tersedia 100 jam untuk </text:span><text:span text:style-name="T12">finishing</text:span><text:span text:style-name="T6"> dan 80 jam untuk </text:span><text:span text:style-name="T12">carpentry</text:span><text:span text:style-name="T6">. Permintaan untuk mainan kereta kayu itu tak terbatas, tapi setiap pekannya paling banyak 40 tentara saja. Giapetto ingin memaksimalkan keuntungan perpekan (pendapatan – biaya). Formulasikan model matematika dari permasalahan Giapetto tersebut sehingga bisa digunakan untuk memaksimalkan pendapatan perpekan dari Giapetto.</text:span></text:p>
      <text:p text:style-name="P7"/>
      <text:p text:style-name="P7"/>
      <text:p text:style-name="P2">Solusi</text:p>
      <text:p text:style-name="P8">Dalam mengembangkan model matematika untuk masalah Giapetto, kita <text:span text:style-name="T2">periksa karakteristik bagian demi bagian dari masalah program linier (Variabel keputusan, fungsi tujuan, kendala, dan pembatasan tanda).</text:span></text:p>
      <text:p text:style-name="P9"/>
      <text:p text:style-name="P3">Variabel <text:span text:style-name="T7">k</text:span>eputusan</text:p>
      <text:p text:style-name="P10">Variabel keputusan harus bisa menjelaskan keputusan yang dibuat dengan sangat bagus. <text:span text:style-name="T3">Jelas bahwa Giapetto harus menentukan berapa </text:span><text:soft-page-break/><text:span text:style-name="T3">banyak tentara dan kereta harus dibuat tiap pekannya. Berarti kita definisikan</text:span></text:p>
      <text:p text:style-name="P32"><text:span text:style-name="T3"><draw:g text:anchor-type="as-char" svg:y="-0.185cm" draw:z-index="18" draw:style-name="gr1"><svg:title>TexMaths</svg:title><svg:desc>12§display§x_1§svg§600§FALSE§</svg:desc><draw:polygon draw:style-name="gr277" draw:text-style-name="P55" svg:width="0.407cm" svg:height="0.244cm" svg:x="0cm" svg:y="0.006cm" svg:viewBox="0 0 408 245" draw:points="205,245 0,245 0,0 408,0 408,245"><text:p/></draw:polygon><draw:path draw:style-name="gr278" draw:text-style-name="P56" svg:width="0.21cm" svg:height="0.192cm" svg:x="0.012cm" svg:y="0cm" svg:viewBox="0 0 211 193" svg:d="M129 60c3-12 12-50 41-50 4 0 13 0 22 4-12 3-21 14-21 23 0 8 5 16 17 16 9 0 23-7 23-25 0-22-25-28-40-28-25 0-39 22-44 32-11-28-34-32-46-32-44 0-68 55-68 65 0 5 4 5 5 5 4 0 5 0 6-5 14-45 42-55 56-55 9 0 23 3 23 27 0 14-7 42-23 101-6 28-21 45-39 45-4 0-13 0-22-5 11-2 20-11 20-23s-9-15-16-15c-12 0-23 12-23 25 0 19 22 28 39 28 29 0 45-31 45-33 5 17 20 33 45 33 45 0 68-55 68-65 0-5-3-5-4-5-4 0-5 1-6 5-13 45-43 55-57 55-16 0-22-13-22-28 0-9 2-18 7-37z"><text:p/></draw:path><draw:path draw:style-name="gr279" draw:text-style-name="P56" svg:width="0.107cm" svg:height="0.196cm" svg:x="0.272cm" svg:y="0.055cm" svg:viewBox="0 0 108 197" svg:d="M67 8c0-8 0-8-8-8-20 18-47 19-59 19v11c7 0 26 0 43-8v151c0 10 0 14-30 14h-11v10c5 0 42-1 53-1 10 0 47 1 53 1v-10h-11c-30 0-30-4-30-14z"><text:p/></draw:path></draw:g></text:span><text:span text:style-name="T3"> : banyaknya mainan tentara yang diproduksi tiap pekan</text:span></text:p>
      <text:p text:style-name="P28"><draw:g text:anchor-type="as-char" svg:y="-0.185cm" draw:z-index="0" draw:style-name="gr1"><svg:title>TexMaths</svg:title><svg:desc>12§display§x_2§svg§600§FALSE§</svg:desc><draw:polygon draw:style-name="gr2" draw:text-style-name="P55" svg:width="0.407cm" svg:height="0.244cm" svg:x="0cm" svg:y="0.006cm" svg:viewBox="0 0 408 245" draw:points="205,245 0,245 0,0 408,0 408,245"><text:p/></draw:polygon><draw:path draw:style-name="gr3" draw:text-style-name="P56" svg:width="0.21cm" svg:height="0.192cm" svg:x="0.012cm" svg:y="0cm" svg:viewBox="0 0 211 193" svg:d="M129 60c3-12 12-50 41-50 4 0 13 0 22 4-12 3-21 14-21 23 0 8 5 16 17 16 9 0 23-7 23-25 0-22-25-28-40-28-25 0-39 22-44 32-11-28-34-32-46-32-44 0-68 55-68 65 0 5 4 5 5 5 4 0 5 0 6-5 14-45 42-55 56-55 9 0 23 3 23 27 0 14-7 42-23 101-6 28-21 45-39 45-4 0-13 0-22-5 11-2 20-11 20-23s-9-15-16-15c-12 0-23 12-23 25 0 19 22 28 39 28 29 0 45-31 45-33 5 17 20 33 45 33 45 0 68-55 68-65 0-5-3-5-4-5-4 0-5 1-6 5-13 45-43 55-57 55-16 0-22-13-22-28 0-9 2-18 7-37z"><text:p/></draw:path><draw:path draw:style-name="gr4" draw:text-style-name="P56" svg:width="0.131cm" svg:height="0.196cm" svg:x="0.259cm" svg:y="0.055cm" svg:viewBox="0 0 132 197" svg:d="M132 143h-11c-1 7-4 24-8 28-2 1-24 1-29 1h-54c30-28 41-35 59-49 22-18 43-36 43-65 0-36-33-58-71-58-36 0-61 26-61 53 0 16 12 17 16 17 7 0 15-5 15-16 0-5-1-15-17-15 9-22 29-28 43-28 30 0 46 23 46 47 0 26-19 45-29 58l-72 71c-2 2-2 3-2 10h122z"><text:p/></draw:path></draw:g> : banyaknya <text:span text:style-name="T4">mainan </text:span>kereta yang diproduksi tiap pekan</text:p>
      <text:p text:style-name="P11"/>
      <text:p text:style-name="P4">Fungsi tujuan</text:p>
      <text:p text:style-name="P11">Pada sembarang masalah program linier, pembuat keputusan akan memaksimalkan (biasanya pendapatan atau keuntungan) atau meminimumkan (biasanya biaya) fungsi tujuan. <text:span text:style-name="T5">Untuk masalah Giapetto, biaya tetap (seperti biaya sewa dan asuransi) tidak tergantung dari nilai </text:span><text:span text:style-name="T5"><draw:g text:anchor-type="as-char" svg:y="-0.185cm" draw:z-index="1" draw:style-name="gr1"><svg:title>TexMaths</svg:title><svg:desc>12§display§x_1§svg§600§FALSE§</svg:desc><draw:polygon draw:style-name="gr5" draw:text-style-name="P55" svg:width="0.407cm" svg:height="0.244cm" svg:x="0cm" svg:y="0.006cm" svg:viewBox="0 0 408 245" draw:points="205,245 0,245 0,0 408,0 408,245"><text:p/></draw:polygon><draw:path draw:style-name="gr6" draw:text-style-name="P56" svg:width="0.21cm" svg:height="0.192cm" svg:x="0.012cm" svg:y="0cm" svg:viewBox="0 0 211 193" svg:d="M129 60c3-12 12-50 41-50 4 0 13 0 22 4-12 3-21 14-21 23 0 8 5 16 17 16 9 0 23-7 23-25 0-22-25-28-40-28-25 0-39 22-44 32-11-28-34-32-46-32-44 0-68 55-68 65 0 5 4 5 5 5 4 0 5 0 6-5 14-45 42-55 56-55 9 0 23 3 23 27 0 14-7 42-23 101-6 28-21 45-39 45-4 0-13 0-22-5 11-2 20-11 20-23s-9-15-16-15c-12 0-23 12-23 25 0 19 22 28 39 28 29 0 45-31 45-33 5 17 20 33 45 33 45 0 68-55 68-65 0-5-3-5-4-5-4 0-5 1-6 5-13 45-43 55-57 55-16 0-22-13-22-28 0-9 2-18 7-37z"><text:p/></draw:path><draw:path draw:style-name="gr7" draw:text-style-name="P56" svg:width="0.107cm" svg:height="0.196cm" svg:x="0.272cm" svg:y="0.055cm" svg:viewBox="0 0 108 197" svg:d="M67 8c0-8 0-8-8-8-20 18-47 19-59 19v11c7 0 26 0 43-8v151c0 10 0 14-30 14h-11v10c5 0 42-1 53-1 10 0 47 1 53 1v-10h-11c-30 0-30-4-30-14z"><text:p/></draw:path></draw:g></text:span><text:span text:style-name="T5"> dan </text:span><text:span text:style-name="T5"><draw:g text:anchor-type="as-char" svg:y="-0.185cm" draw:z-index="2" draw:style-name="gr1"><svg:title>TexMaths</svg:title><svg:desc>12§display§x_2§svg§600§FALSE§</svg:desc><draw:polygon draw:style-name="gr8" draw:text-style-name="P55" svg:width="0.407cm" svg:height="0.244cm" svg:x="0cm" svg:y="0.006cm" svg:viewBox="0 0 408 245" draw:points="205,245 0,245 0,0 408,0 408,245"><text:p/></draw:polygon><draw:path draw:style-name="gr9" draw:text-style-name="P56" svg:width="0.21cm" svg:height="0.192cm" svg:x="0.012cm" svg:y="0cm" svg:viewBox="0 0 211 193" svg:d="M129 60c3-12 12-50 41-50 4 0 13 0 22 4-12 3-21 14-21 23 0 8 5 16 17 16 9 0 23-7 23-25 0-22-25-28-40-28-25 0-39 22-44 32-11-28-34-32-46-32-44 0-68 55-68 65 0 5 4 5 5 5 4 0 5 0 6-5 14-45 42-55 56-55 9 0 23 3 23 27 0 14-7 42-23 101-6 28-21 45-39 45-4 0-13 0-22-5 11-2 20-11 20-23s-9-15-16-15c-12 0-23 12-23 25 0 19 22 28 39 28 29 0 45-31 45-33 5 17 20 33 45 33 45 0 68-55 68-65 0-5-3-5-4-5-4 0-5 1-6 5-13 45-43 55-57 55-16 0-22-13-22-28 0-9 2-18 7-37z"><text:p/></draw:path><draw:path draw:style-name="gr10" draw:text-style-name="P56" svg:width="0.131cm" svg:height="0.196cm" svg:x="0.259cm" svg:y="0.055cm" svg:viewBox="0 0 132 197" svg:d="M132 143h-11c-1 7-4 24-8 28-2 1-24 1-29 1h-54c30-28 41-35 59-49 22-18 43-36 43-65 0-36-33-58-71-58-36 0-61 26-61 53 0 16 12 17 16 17 7 0 15-5 15-16 0-5-1-15-17-15 9-22 29-28 43-28 30 0 46 23 46 47 0 26-19 45-29 58l-72 71c-2 2-2 3-2 10h122z"><text:p/></draw:path></draw:g></text:span><text:span text:style-name="T5">. Untuk itu dapat dimaksimalkan pendapatan tiap pekan – biaya material – biaya lain terkait variabelnya. Diasumsikan bahwa semua mainan yang diproduksi akan terjual. Diperoleh</text:span></text:p>
      <text:p text:style-name="P30"><draw:g text:anchor-type="as-char" svg:y="-0.293cm" draw:z-index="5" draw:style-name="gr1"><svg:title>TexMaths</svg:title><svg:desc>12§display§Pendapatan\ tiap\ pekan§svg§600§FALSE§</svg:desc><draw:polygon draw:style-name="gr83" draw:text-style-name="P55" svg:width="4.399cm" svg:height="0.373cm" svg:x="0cm" svg:y="0.001cm" svg:viewBox="0 0 4400 374" draw:points="2200,374 0,374 0,0 4400,0 4400,374"><text:p/></draw:polygon><draw:path draw:style-name="gr84" draw:text-style-name="P56" svg:width="0.301cm" svg:height="0.288cm" svg:x="0.017cm" svg:y="0.005cm" svg:viewBox="0 0 302 289" svg:d="M112 156h72c58 0 118-45 118-91 0-34-27-65-84-65h-136c-8 0-12 0-12 7 0 6 3 6 12 6 4 0 12 0 18 1 7 0 8 3 8 8 0 0 0 2 0 7l-58 227c-4 16-4 19-38 19-7 0-12 0-12 9 0 5 5 5 7 5 11 0 41-2 53-2 10 0 19 0 28 0 8 0 18 2 26 2 4 0 8 0 8-9 0-5-3-5-10-5-16 0-28 0-28-8 0-1 0-3 1-6zM142 29c4-15 4-16 22-16h41c35 0 58 12 58 41 0 15-9 53-25 68-21 19-47 22-65 22h-60z"><text:p/></draw:path><draw:path draw:style-name="gr85" draw:text-style-name="P56" svg:width="0.162cm" svg:height="0.191cm" svg:x="0.348cm" svg:y="0.107cm" svg:viewBox="0 0 163 192" svg:d="M60 89c12 0 43 0 65-10 30-12 31-37 31-43 0-19-16-36-44-36-47 0-112 41-112 115 0 43 25 77 66 77 61 0 97-46 97-51 0-2-2-4-6-4-1 0-2 0-5 4-33 41-79 41-85 41-32 0-36-36-36-49 0-5 0-18 6-44zM41 79c15-63 59-69 71-69 20 0 30 12 30 26 0 43-68 43-84 43z"><text:p/></draw:path><draw:path draw:style-name="gr86" draw:text-style-name="P56" svg:width="0.228cm" svg:height="0.191cm" svg:x="0.536cm" svg:y="0.107cm" svg:viewBox="0 0 229 192" svg:d="M25 162c-1 7-3 16-3 18 0 8 4 12 12 12 4 0 12-4 15-12 1 0 6-21 9-31l8-39c4-8 6-18 8-27s5-21 5-22c6-13 29-51 69-51 19 0 22 15 22 30 0 25-19 80-26 97-4 10-5 15-5 20 0 20 16 35 35 35 40 0 55-61 55-65 0-5-3-5-5-5-4 0-4 1-6 9-9 28-22 51-43 51-7 0-9-4-9-13 0-11 3-22 7-31 7-22 25-69 25-92 0-29-18-46-48-46-38 0-60 26-66 36-2-23-19-36-40-36-19 0-27 17-32 24-6 14-12 39-12 41 0 4 4 4 5 4 5 0 5 0 7-9 7-30 16-50 31-50 9 0 13 4 13 19 0 8-1 13-6 36z"><text:p/></draw:path><draw:path draw:style-name="gr87" draw:text-style-name="P56" svg:width="0.201cm" svg:height="0.297cm" svg:x="0.793cm" svg:y="0cm" svg:viewBox="0 0 202 298" svg:d="M202 5c0-1 0-5-6-5s-46 4-54 5c-3 0-5 2-5 7 0 6 3 6 9 6 21 0 22 4 22 7l-2 9-24 99c-9-16-21-26-40-26-49 0-102 62-102 123 0 41 23 68 56 68 9 0 30-2 56-31 3 17 18 31 38 31 16 0 25-9 31-24 7-14 13-40 13-40 0-5-4-5-4-5-5 0-5 1-6 7-9 28-16 53-33 53-12 0-13-11-13-20 0-10 1-13 4-20zM113 243c-1 7-1 9-9 16-18 22-34 30-46 30-22 0-28-23-28-40 0-20 13-74 24-93 12-24 31-40 49-40 28 0 34 35 34 37 0 3-1 5-3 7z"><text:p/></draw:path><draw:path draw:style-name="gr88" draw:text-style-name="P56" svg:width="0.193cm" svg:height="0.191cm" svg:x="1.011cm" svg:y="0.107cm" svg:viewBox="0 0 194 192" svg:d="M142 26c-9-14-21-26-40-26-49 0-102 62-102 123 0 41 23 69 56 69 9 0 30-2 56-32 3 17 18 32 38 32 16 0 25-10 31-23 7-16 13-42 13-42 0-5-4-5-4-5-5 0-5 1-6 9-9 26-16 51-33 51-12 0-13-11-13-19 0-10 1-12 6-31 5-18 5-23 8-39l16-58c2-13 2-13 2-15 0-8-4-12-10-12-11 0-18 10-18 18zM113 137c-1 8-1 8-7 15-20 23-36 30-48 30-22 0-28-23-28-39 0-21 13-74 24-93 12-25 31-40 49-40 28 0 34 34 34 37 0 2-1 5-3 7z"><text:p/></draw:path><draw:path draw:style-name="gr89" draw:text-style-name="P56" svg:width="0.22cm" svg:height="0.267cm" svg:x="1.203cm" svg:y="0.107cm" svg:viewBox="0 0 221 268" svg:d="M32 238c-3 15-3 18-22 18-5 0-10 0-10 8 0 3 2 4 6 4 11 0 23-1 35-1 14 0 29 1 42 1 2 0 7 0 7-7 0-5-4-5-10-5-20 0-20-3-20-7 0-6 17-74 19-84 6 11 19 27 40 27 49 0 102-63 102-124 0-40-24-68-55-68-22 0-44 16-57 31-5-23-23-31-38-31-19 0-28 17-31 24-8 14-14 41-14 41 0 4 5 4 5 4 5 0 5 0 9-9 6-30 15-50 30-50 7 0 13 2 13 19 0 9-1 14-4 21zM108 55c2-12 14-24 22-30 14-13 26-15 33-15 17 0 28 14 28 39s-15 73-22 90c-14 29-35 43-50 43-29 0-34-36-34-37s0-2 1-7z"><text:p/></draw:path><draw:path draw:style-name="gr90" draw:text-style-name="P56" svg:width="0.193cm" svg:height="0.191cm" svg:x="1.444cm" svg:y="0.107cm" svg:viewBox="0 0 194 192" svg:d="M142 26c-9-14-21-26-40-26-49 0-102 62-102 123 0 41 23 69 56 69 9 0 30-2 56-32 3 17 18 32 38 32 16 0 25-10 31-23 7-16 13-42 13-42 0-5-4-5-4-5-5 0-5 1-6 9-9 26-16 51-33 51-12 0-13-11-13-19 0-10 1-12 6-31 5-18 5-23 8-39l16-58c2-13 2-13 2-15 0-8-4-12-10-12-11 0-18 10-18 18zM113 137c-1 8-1 8-7 15-20 23-36 30-48 30-22 0-28-23-28-39 0-21 13-74 24-93 12-25 31-40 49-40 28 0 34 34 34 37 0 2-1 5-3 7z"><text:p/></draw:path><draw:path draw:style-name="gr91" draw:text-style-name="P56" svg:width="0.13cm" svg:height="0.268cm" svg:x="1.659cm" svg:y="0.029cm" svg:viewBox="0 0 131 269" svg:d="M78 96h40c8 0 13 0 13-9 0-4-5-4-13-4h-36c14-61 16-69 16-71 0-8-4-12-12-12-1 0-13 0-16 16l-17 67h-41c-8 0-12 0-12 7 0 6 4 6 12 6h37c-30 120-32 127-32 134 0 23 17 39 38 39 45 0 69-62 69-64 0-5-4-5-6-5-3 0-4 1-5 6-19 44-42 54-57 54-8 0-12-6-12-19 0-11 0-13 2-21z"><text:p/></draw:path><draw:path draw:style-name="gr92" draw:text-style-name="P56" svg:width="0.193cm" svg:height="0.191cm" svg:x="1.819cm" svg:y="0.107cm" svg:viewBox="0 0 194 192" svg:d="M142 26c-9-14-21-26-40-26-49 0-102 62-102 123 0 41 23 69 56 69 9 0 30-2 56-32 3 17 18 32 38 32 16 0 25-10 31-23 7-16 13-42 13-42 0-5-4-5-4-5-5 0-5 1-6 9-9 26-16 51-33 51-12 0-13-11-13-19 0-10 1-12 6-31 5-18 5-23 8-39l16-58c2-13 2-13 2-15 0-8-4-12-10-12-11 0-18 10-18 18zM113 137c-1 8-1 8-7 15-20 23-36 30-48 30-22 0-28-23-28-39 0-21 13-74 24-93 12-25 31-40 49-40 28 0 34 34 34 37 0 2-1 5-3 7z"><text:p/></draw:path><draw:path draw:style-name="gr93" draw:text-style-name="P56" svg:width="0.228cm" svg:height="0.191cm" svg:x="2.036cm" svg:y="0.107cm" svg:viewBox="0 0 229 192" svg:d="M25 162c-1 7-3 16-3 18 0 8 4 12 12 12 4 0 12-4 15-12 1 0 6-21 9-31l8-39c4-8 6-18 8-27s5-21 5-22c6-13 29-51 69-51 19 0 22 15 22 30 0 25-19 80-26 97-4 10-5 15-5 20 0 20 16 35 35 35 40 0 55-61 55-65 0-5-3-5-5-5-4 0-4 1-6 9-9 28-22 51-43 51-7 0-9-4-9-13 0-11 3-22 7-31 7-22 25-69 25-92 0-29-18-46-48-46-38 0-60 26-66 36-2-23-19-36-40-36-19 0-27 17-32 24-6 14-12 39-12 41 0 4 4 4 5 4 5 0 5 0 7-9 7-30 16-50 31-50 9 0 13 4 13 19 0 8-1 13-6 36z"><text:p/></draw:path><draw:path draw:style-name="gr94" draw:text-style-name="P56" svg:width="0.13cm" svg:height="0.268cm" svg:x="2.426cm" svg:y="0.029cm" svg:viewBox="0 0 131 269" svg:d="M78 96h40c8 0 13 0 13-9 0-4-5-4-13-4h-36c14-61 16-69 16-71 0-8-4-12-12-12-1 0-13 0-16 16l-17 67h-41c-8 0-12 0-12 7 0 6 4 6 12 6h37c-30 120-32 127-32 134 0 23 17 39 38 39 45 0 69-62 69-64 0-5-4-5-6-5-3 0-4 1-5 6-19 44-42 54-57 54-8 0-12-6-12-19 0-11 2-13 2-21z"><text:p/></draw:path><draw:path draw:style-name="gr95" draw:text-style-name="P56" svg:width="0.112cm" svg:height="0.283cm" svg:x="2.58cm" svg:y="0.015cm" svg:viewBox="0 0 113 284" svg:d="M108 16c0-9-5-16-14-16-12 0-24 11-24 22 0 9 6 15 16 15s22-9 22-21zM76 175c6-13 6-15 9-25 4-9 6-15 6-23 0-19-13-34-36-34-38 0-55 60-55 64 0 5 4 5 5 5 5 0 5-2 7-7 11-41 29-53 43-53 4 0 10 0 10 13 0 10-3 18-5 22-2 12-22 61-29 79-5 10-9 25-9 33 0 20 14 35 34 35 41 0 57-61 57-65 0-5-5-5-5-5-5 0-5 2-7 9-7 26-22 52-43 52-8 0-11-4-11-14 0-11 3-17 13-42z"><text:p/></draw:path><draw:path draw:style-name="gr96" draw:text-style-name="P56" svg:width="0.193cm" svg:height="0.191cm" svg:x="2.729cm" svg:y="0.107cm" svg:viewBox="0 0 194 192" svg:d="M142 26c-9-14-21-26-40-26-49 0-102 62-102 123 0 41 23 69 56 69 9 0 30-2 56-32 3 17 18 32 38 32 16 0 25-10 31-23 7-16 13-42 13-42 0-5-4-5-4-5-5 0-5 1-6 9-9 26-16 51-33 51-12 0-13-11-13-19 0-10 1-12 6-31 5-18 5-23 8-39l16-58c2-13 2-13 2-15 0-8-4-12-10-12-11 0-18 10-18 18zM113 137c-1 8-1 8-7 15-20 23-36 30-48 30-22 0-28-23-28-39 0-21 14-74 24-93 12-25 31-40 49-40 28 0 34 34 34 37 0 2-1 5-3 7z"><text:p/></draw:path><draw:path draw:style-name="gr97" draw:text-style-name="P56" svg:width="0.22cm" svg:height="0.267cm" svg:x="2.921cm" svg:y="0.107cm" svg:viewBox="0 0 221 268" svg:d="M32 238c-3 15-3 18-22 18-5 0-10 0-10 8 0 3 2 4 6 4 11 0 23-1 35-1 14 0 29 1 42 1 2 0 7 0 7-7 0-5-4-5-10-5-20 0-20-3-20-7 0-6 17-74 19-84 6 11 18 27 40 27 49 0 102-63 102-124 0-40-24-68-55-68-22 0-44 16-57 31-5-23-23-31-38-31-19 0-28 17-31 24-8 14-14 41-14 41 0 4 5 4 5 4 5 0 5 0 9-9 6-30 15-50 30-50 7 0 13 2 13 19 0 9-1 14-4 21zM108 55c2-12 14-24 22-30 14-13 26-15 33-15 17 0 28 14 28 39s-15 73-22 90c-14 29-35 43-50 43-29 0-34-36-34-37s0-2 1-7z"><text:p/></draw:path><draw:path draw:style-name="gr98" draw:text-style-name="P56" svg:width="0.22cm" svg:height="0.267cm" svg:x="3.274cm" svg:y="0.107cm" svg:viewBox="0 0 221 268" svg:d="M32 238c-3 15-3 18-22 18-5 0-10 0-10 8 0 3 2 4 6 4 11 0 23-1 35-1 14 0 29 1 42 1 2 0 7 0 7-7 0-5-4-5-10-5-20 0-20-3-20-7 0-6 17-74 19-84 6 11 19 27 40 27 49 0 102-63 102-124 0-40-24-68-55-68-22 0-44 16-57 31-5-23-23-31-38-31-19 0-28 17-31 24-8 14-14 41-14 41 0 4 5 4 5 4 5 0 5 0 9-9 6-30 15-50 30-50 7 0 13 2 13 19 0 9-1 14-4 21zM108 55c2-12 14-24 22-30 14-13 26-15 33-15 17 0 28 14 28 39s-15 73-22 90c-14 29-35 43-50 43-29 0-34-36-34-37s0-2 1-7z"><text:p/></draw:path><draw:path draw:style-name="gr99" draw:text-style-name="P56" svg:width="0.162cm" svg:height="0.191cm" svg:x="3.517cm" svg:y="0.107cm" svg:viewBox="0 0 163 192" svg:d="M60 89c12 0 43 0 65-10 30-12 31-37 31-43 0-19-16-36-44-36-47 0-112 41-112 115 0 43 25 77 66 77 61 0 97-46 97-51 0-2-2-4-6-4-1 0-2 0-5 4-33 41-79 41-85 41-32 0-36-36-36-49 0-5 0-18 6-44zM41 79c15-63 59-69 71-69 20 0 30 12 30 26 0 43-68 43-84 43z"><text:p/></draw:path><draw:path draw:style-name="gr100" draw:text-style-name="P56" svg:width="0.191cm" svg:height="0.297cm" svg:x="3.716cm" svg:y="0cm" svg:viewBox="0 0 192 298" svg:d="M98 5c0-1 0-5-4-5-10 0-42 4-53 4-4 1-9 1-9 8 0 6 4 6 11 6 21 0 22 4 22 7l-1 9-62 243c-2 6-2 7-2 9 0 10 8 12 12 12 6 0 12-3 14-9 3-4 22-82 24-93 15 2 50 9 50 36 0 3 0 5-2 10 0 5-1 10-1 14 0 25 16 42 39 42 13 0 24-7 33-23 11-17 16-41 16-41 0-5-5-5-5-5-5 0-5 1-6 7-8 31-18 53-37 53-9 0-15-5-15-21 0-6 3-15 5-22 0-8 0-10 0-14 0-27-25-39-62-44 14-8 27-22 37-32 20-22 40-40 60-40 4 0 4 0 4 0 4 1 6 1 9 4 0 0 0 1 1 1-20 1-24 18-24 23 0 7 5 15 17 15 11 0 23-9 23-26 0-12-10-26-29-26-12 0-31 3-61 37-14 16-32 32-47 39z"><text:p/></draw:path><draw:path draw:style-name="gr101" draw:text-style-name="P56" svg:width="0.193cm" svg:height="0.191cm" svg:x="3.942cm" svg:y="0.107cm" svg:viewBox="0 0 194 192" svg:d="M142 26c-9-14-21-26-40-26-49 0-102 62-102 123 0 41 23 69 56 69 9 0 30-2 56-32 3 17 18 32 38 32 16 0 25-10 31-23 7-16 13-42 13-42 0-5-4-5-4-5-5 0-5 1-6 9-9 26-16 51-33 51-12 0-13-11-13-19 0-10 1-12 6-31 5-18 5-23 8-39l16-58c2-13 2-13 2-15 0-8-4-12-10-12-11 0-18 10-18 18zM113 137c-1 8-1 8-9 15-18 23-34 30-46 30-22 0-28-23-28-39 0-21 13-74 24-93 12-25 31-40 49-40 28 0 34 34 34 37 0 2-1 5-3 7z"><text:p/></draw:path><draw:path draw:style-name="gr102" draw:text-style-name="P56" svg:width="0.228cm" svg:height="0.191cm" svg:x="4.159cm" svg:y="0.107cm" svg:viewBox="0 0 229 192" svg:d="M25 162c-1 7-3 16-3 18 0 8 4 12 12 12 4 0 12-4 15-12 1 0 6-21 9-31l8-39c4-8 6-18 8-27s5-21 5-22c6-13 29-51 69-51 19 0 22 15 22 30 0 25-19 80-26 97-4 10-5 15-5 20 0 20 16 35 35 35 40 0 55-61 55-65 0-5-3-5-5-5-4 0-4 1-6 9-9 28-22 51-43 51-7 0-9-4-9-13 0-11 3-22 7-31 7-22 25-69 25-92 0-29-18-46-48-46-38 0-60 26-66 36-2-23-19-36-40-36-19 0-27 17-32 24-6 14-12 39-12 41 0 4 4 4 5 4 5 0 5 0 7-9 7-30 16-50 31-50 9 0 13 4 13 19 0 8-1 13-6 36z"><text:p/></draw:path></draw:g> </text:p>
      <text:p text:style-name="P38"><draw:g text:anchor-type="as-char" svg:y="-0.579cm" draw:z-index="17" draw:style-name="gr1"><svg:title>TexMaths</svg:title><svg:desc>12§display§ = \frac{pendapatan\ tentara}{pekan} + \frac{pendapatan\ kereta}{pekan}§svg§600§FALSE§</svg:desc><draw:polygon draw:style-name="gr229" draw:text-style-name="P55" svg:width="8.331cm" svg:height="0.949cm" svg:x="0cm" svg:y="0.002cm" svg:viewBox="0 0 8332 950" draw:points="4166,950 0,950 0,0 8332,0 8332,950"><text:p/></draw:polygon><draw:path draw:style-name="gr230" draw:text-style-name="P56" svg:width="0.28cm" svg:height="0.099cm" svg:x="0.024cm" svg:y="0.423cm" svg:viewBox="0 0 281 100" svg:d="M266 17c8 0 15 0 15-9 0-8-7-8-13-8h-254c-7 0-14 0-14 8 0 9 7 9 14 9zM268 100c6 0 13 0 13-9 0-8-7-8-15-8h-252c-7 0-14 0-14 8 0 9 7 9 14 9z"><text:p/></draw:path><draw:path draw:style-name="gr231" draw:text-style-name="P56" svg:width="0.22cm" svg:height="0.268cm" svg:x="0.481cm" svg:y="0.107cm" svg:viewBox="0 0 221 269" svg:d="M32 239c-3 14-3 18-22 18-5 0-10 0-10 7 0 4 2 5 6 5 11 0 23-1 35-1 14 0 29 1 42 1 2 0 7 0 7-7 0-5-4-5-10-5-20 0-20-4-20-7 0-6 17-75 19-84 6 10 18 26 40 26 49 0 102-62 102-124 0-40-24-68-55-68-22 0-44 16-57 31-5-23-23-31-38-31-19 0-28 17-31 24-8 14-14 41-14 41 0 5 5 5 5 5 5 0 5 0 9-10 6-30 15-50 30-50 7 0 13 2 13 19 0 9-1 14-4 21zM108 55c2-12 14-24 22-30 14-13 26-15 33-15 17 0 28 14 28 39s-15 73-22 90c-14 29-35 43-50 43-29 0-34-36-34-37s0-2 1-7z"><text:p/></draw:path><draw:path draw:style-name="gr232" draw:text-style-name="P56" svg:width="0.162cm" svg:height="0.191cm" svg:x="0.726cm" svg:y="0.107cm" svg:viewBox="0 0 163 192" svg:d="M60 89c12 0 43 0 65-10 30-12 31-37 31-43 0-19-16-36-44-36-47 0-112 41-112 115 0 43 25 77 66 77 61 0 97-46 97-50 0-3-2-5-6-5-1 0-2 0-5 5-33 40-79 40-85 40-32 0-36-36-36-49 0-5 0-18 6-44zM41 79c15-63 59-69 71-69 20 0 30 12 30 26 0 43-68 43-84 43z"><text:p/></draw:path><draw:path draw:style-name="gr233" draw:text-style-name="P56" svg:width="0.228cm" svg:height="0.191cm" svg:x="0.914cm" svg:y="0.107cm" svg:viewBox="0 0 229 192" svg:d="M25 162c-1 7-3 17-3 18 0 8 4 12 12 12 4 0 12-4 15-12 1 0 6-20 9-31l8-39c4-8 6-18 8-27s5-21 5-22c6-13 29-51 69-51 19 0 22 15 22 30 0 25-19 80-26 97-4 11-5 15-5 20 0 21 16 35 35 35 40 0 55-61 55-65 0-5-3-5-5-5-4 0-4 2-6 9-9 29-22 51-43 51-7 0-9-3-9-13 0-11 3-21 7-31 7-22 25-68 25-92 0-29-18-46-48-46-38 0-60 26-66 36-2-23-19-36-40-36-19 0-27 17-32 24-6 14-12 40-12 41 0 5 4 5 5 5 5 0 5 0 7-10 7-30 16-50 31-50 9 0 13 4 13 19 0 8-1 13-6 36z"><text:p/></draw:path><draw:path draw:style-name="gr234" draw:text-style-name="P56" svg:width="0.201cm" svg:height="0.298cm" svg:x="1.17cm" svg:y="0cm" svg:viewBox="0 0 202 299" svg:d="M202 5c0-1 0-5-6-5s-46 4-54 5c-3 0-5 2-5 7 0 6 3 6 9 6 21 0 22 4 22 7l-1 9-25 99c-9-15-21-26-40-26-49 0-102 62-102 123 0 41 23 69 56 69 9 0 30-2 56-33 3 19 18 33 38 33 16 0 25-10 31-24 7-15 13-41 13-42 0-5-4-5-4-5-5 0-5 2-6 8-9 28-16 53-33 53-12 0-13-10-13-19 0-11 1-13 4-20zM113 242c-1 9-1 10-9 17-18 23-34 30-46 30-22 0-28-23-28-39 0-22 13-75 24-94 12-24 31-40 49-40 28 0 34 35 34 38 0 2-1 4-3 7z"><text:p/></draw:path><draw:path draw:style-name="gr235" draw:text-style-name="P56" svg:width="0.193cm" svg:height="0.191cm" svg:x="1.389cm" svg:y="0.107cm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4-73 24-93 12-25 31-40 49-40 28 0 34 34 34 37 0 2-1 5-3 7z"><text:p/></draw:path><draw:path draw:style-name="gr236" draw:text-style-name="P56" svg:width="0.22cm" svg:height="0.268cm" svg:x="1.581cm" svg:y="0.107cm" svg:viewBox="0 0 221 269" svg:d="M32 239c-3 14-3 18-22 18-5 0-10 0-10 7 0 4 2 5 6 5 11 0 23-1 35-1 14 0 29 1 42 1 2 0 7 0 7-7 0-5-4-5-10-5-20 0-20-4-20-7 0-6 17-75 19-84 6 10 18 26 40 26 49 0 102-62 102-124 0-40-24-68-55-68-22 0-44 16-57 31-5-23-23-31-38-31-19 0-28 17-31 24-8 14-14 41-14 41 0 5 5 5 5 5 5 0 5 0 9-10 6-30 15-50 30-50 7 0 13 2 13 19 0 9-1 14-4 21zM108 55c2-12 14-24 22-30 14-13 26-15 33-15 17 0 28 14 28 39s-15 73-22 90c-14 29-35 43-50 43-29 0-34-36-34-37s0-2 1-7z"><text:p/></draw:path><draw:path draw:style-name="gr237" draw:text-style-name="P56" svg:width="0.193cm" svg:height="0.191cm" svg:x="1.823cm" svg:y="0.107cm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9 15-18 23-34 30-46 30-22 0-28-22-28-39 0-21 13-73 24-93 12-25 31-40 49-40 28 0 34 34 34 37 0 2-1 5-3 7z"><text:p/></draw:path><draw:path draw:style-name="gr238" draw:text-style-name="P56" svg:width="0.13cm" svg:height="0.269cm" svg:x="2.037cm" svg:y="0.028cm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239" draw:text-style-name="P56" svg:width="0.193cm" svg:height="0.191cm" svg:x="2.196cm" svg:y="0.107cm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240" draw:text-style-name="P56" svg:width="0.228cm" svg:height="0.191cm" svg:x="2.414cm" svg:y="0.107cm" svg:viewBox="0 0 229 192" svg:d="M25 162c-1 7-3 17-3 18 0 8 4 12 12 12 4 0 12-4 15-12 1 0 6-20 9-31l8-39c4-8 6-18 8-27s5-21 5-22c6-13 29-51 69-51 19 0 22 15 22 30 0 25-19 80-26 97-4 11-5 15-5 20 0 21 16 35 35 35 40 0 55-61 55-65 0-5-3-5-5-5-4 0-4 2-6 9-9 29-22 51-43 51-7 0-9-3-9-13 0-11 3-21 7-31 7-22 25-68 25-92 0-29-18-46-48-46-38 0-60 26-66 36-2-23-19-36-40-36-19 0-27 17-32 24-6 14-12 40-12 41 0 5 4 5 5 5 5 0 5 0 7-10 7-30 16-50 31-50 9 0 13 4 13 19 0 8-1 13-6 36z"><text:p/></draw:path><draw:path draw:style-name="gr241" draw:text-style-name="P56" svg:width="0.13cm" svg:height="0.269cm" svg:x="2.804cm" svg:y="0.028cm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242" draw:text-style-name="P56" svg:width="0.162cm" svg:height="0.191cm" svg:x="2.965cm" svg:y="0.107cm" svg:viewBox="0 0 163 192" svg:d="M60 89c12 0 43 0 65-10 30-12 31-37 31-43 0-19-16-36-44-36-47 0-112 41-112 115 0 43 25 77 66 77 61 0 97-46 97-50 0-3-2-5-6-5-1 0-2 0-5 5-33 40-79 40-85 40-32 0-36-36-36-49 0-5 0-18 6-44zM41 79c15-63 59-69 71-69 20 0 31 12 31 26 0 43-69 43-85 43z"><text:p/></draw:path><draw:path draw:style-name="gr243" draw:text-style-name="P56" svg:width="0.228cm" svg:height="0.191cm" svg:x="3.155cm" svg:y="0.107cm" svg:viewBox="0 0 229 192" svg:d="M25 162c-1 7-3 17-3 18 0 8 4 12 12 12 4 0 12-4 15-12 1 0 6-20 9-31l8-39c4-8 6-18 8-27s5-21 5-22c6-13 29-51 69-51 19 0 22 15 22 30 0 25-19 80-26 97-4 11-5 15-5 20 0 21 16 35 35 35 40 0 55-61 55-65 0-5-3-5-5-5-4 0-4 2-6 9-9 29-22 51-43 51-7 0-9-3-9-13 0-11 3-21 7-31 7-22 25-68 25-92 0-29-18-46-48-46-38 0-60 26-66 36-2-23-19-36-40-36-19 0-27 17-32 24-6 14-12 40-12 41 0 5 4 5 5 5 5 0 5 0 7-10 7-30 16-50 31-50 9 0 13 4 13 19 0 8-1 13-6 36z"><text:p/></draw:path><draw:path draw:style-name="gr244" draw:text-style-name="P56" svg:width="0.13cm" svg:height="0.269cm" svg:x="3.404cm" svg:y="0.028cm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245" draw:text-style-name="P56" svg:width="0.193cm" svg:height="0.191cm" svg:x="3.562cm" svg:y="0.107cm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9 15-18 23-34 30-46 30-22 0-28-22-28-39 0-21 13-73 24-93 12-25 31-40 49-40 28 0 34 34 34 37 0 2-1 5-3 7z"><text:p/></draw:path><draw:path draw:style-name="gr246" draw:text-style-name="P56" svg:width="0.172cm" svg:height="0.191cm" svg:x="3.78cm" svg:y="0.107cm" svg:viewBox="0 0 173 192" svg:d="M25 162c-1 7-3 17-3 18 0 8 4 12 12 12 4 0 12-4 15-12 1-1 16-59 17-67 4-15 11-43 13-55 3-5 15-26 24-35 4-3 16-13 34-13 12 0 18 4 19 4-14 3-23 12-23 23 0 7 5 16 16 16 12 0 24-10 24-25 0-16-13-28-36-28-28 0-46 22-53 32-5-19-19-32-40-32-19 0-27 17-31 24-7 14-13 41-13 41 0 5 4 5 5 5 5 0 5 0 7-10 7-30 16-50 31-50 7 0 13 2 13 19 0 8-1 13-6 36z"><text:p/></draw:path><draw:path draw:style-name="gr247" draw:text-style-name="P56" svg:width="0.193cm" svg:height="0.191cm" svg:x="3.986cm" svg:y="0.107cm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olygon draw:style-name="gr248" draw:text-style-name="P56" svg:width="3.71cm" svg:height="0.017cm" svg:x="0.494cm" svg:y="0.465cm" svg:viewBox="0 0 3711 18" draw:points="1855,18 0,18 0,0 3711,0 3711,18"><text:p/></draw:polygon><draw:path draw:style-name="gr249" draw:text-style-name="P56" svg:width="0.22cm" svg:height="0.268cm" svg:x="1.777cm" svg:y="0.681cm" svg:viewBox="0 0 221 269" svg:d="M32 239c-3 14-3 18-22 18-5 0-10 0-10 7 0 4 2 5 6 5 11 0 23-1 35-1 14 0 29 1 42 1 2 0 7 0 7-7 0-5-4-5-10-5-20 0-20-4-20-7 0-6 17-75 19-84 6 10 19 26 40 26 49 0 102-62 102-124 0-40-24-68-55-68-22 0-44 16-57 31-5-23-23-31-38-31-19 0-28 17-31 24-8 14-14 41-14 41 0 5 5 5 5 5 5 0 5 0 9-10 6-30 15-50 30-50 7 0 13 2 13 19 0 9-1 14-4 21zM108 55c2-12 14-24 22-30 14-13 26-15 33-15 17 0 28 14 28 39s-15 73-22 90c-14 29-35 43-50 43-29 0-34-36-34-37s0-2 1-7z"><text:p/></draw:path><draw:path draw:style-name="gr250" draw:text-style-name="P56" svg:width="0.162cm" svg:height="0.191cm" svg:x="2.022cm" svg:y="0.681cm" svg:viewBox="0 0 163 192" svg:d="M60 89c12 0 43 0 65-10 30-12 31-37 31-43 0-19-16-36-44-36-47 0-112 41-112 115 0 43 25 77 66 77 61 0 97-46 97-50 0-3-2-5-6-5-1 0-2 0-5 5-33 40-79 40-85 40-32 0-36-36-36-49 0-5 0-18 6-44zM41 79c15-63 59-69 71-69 20 0 31 12 31 26 0 43-69 43-85 43z"><text:p/></draw:path><draw:path draw:style-name="gr251" draw:text-style-name="P56" svg:width="0.191cm" svg:height="0.298cm" svg:x="2.221cm" svg:y="0.575cm" svg:viewBox="0 0 192 299" svg:d="M98 5c0-1 0-5-4-5-10 0-42 4-53 4-4 1-9 1-9 8 0 6 4 6 11 6 21 0 22 4 22 7l-1 9-62 243c-2 6-2 8-2 9 0 11 8 13 12 13 6 0 12-4 14-10 3-3 22-81 24-92 15 1 50 7 50 36 0 2 0 5-2 9 0 5-1 10-1 15 0 24 16 42 39 42 13 0 24-7 33-23 11-19 16-42 16-43 0-5-5-5-5-5-5 0-5 2-6 8-8 32-18 53-37 53-9 0-15-4-15-20 0-7 3-17 5-23 0-8 0-10 0-13 0-29-25-40-62-45 14-8 27-21 37-32 20-22 40-40 60-40 4 0 4 0 4 0 4 2 6 2 9 4 0 0 0 1 1 1-20 1-24 18-24 23 0 7 5 16 17 16 11 0 23-10 23-27 0-12-10-26-29-26-12 0-31 3-61 37-14 17-32 32-47 40z"><text:p/></draw:path><draw:path draw:style-name="gr252" draw:text-style-name="P56" svg:width="0.193cm" svg:height="0.191cm" svg:x="2.447cm" svg:y="0.681cm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9 15-18 23-34 30-46 30-22 0-28-22-28-39 0-21 13-73 24-93 12-25 31-40 49-40 28 0 34 34 34 37 0 2-1 5-3 7z"><text:p/></draw:path><draw:path draw:style-name="gr253" draw:text-style-name="P56" svg:width="0.228cm" svg:height="0.191cm" svg:x="2.664cm" svg:y="0.681cm" svg:viewBox="0 0 229 192" svg:d="M25 162c-1 7-3 17-3 18 0 8 4 12 12 12 4 0 12-4 15-12 1 0 6-20 9-31l8-39c4-8 6-18 8-27s5-21 5-22c6-13 29-51 69-51 19 0 22 15 22 30 0 25-19 80-26 97-4 11-5 15-5 20 0 21 16 35 35 35 40 0 55-61 55-65 0-5-3-5-5-5-4 0-4 2-6 9-9 29-22 51-43 51-7 0-9-3-9-13 0-11 3-21 7-31 7-22 25-68 25-92 0-29-18-46-48-46-38 0-60 26-66 36-2-23-19-36-40-36-19 0-27 17-32 24-6 14-12 40-12 41 0 5 4 5 5 5 5 0 5 0 7-10 7-30 16-50 31-50 9 0 13 4 13 19 0 8-1 13-6 36z"><text:p/></draw:path><draw:path draw:style-name="gr254" draw:text-style-name="P56" svg:width="0.28cm" svg:height="0.281cm" svg:x="4.372cm" svg:y="0.332cm" svg:viewBox="0 0 281 282" svg:d="M150 150h118c6 0 13 0 13-8 0-10-7-10-13-10h-118v-118c0-7 0-14-8-14-10 0-10 7-10 14v118h-118c-7 0-14 0-14 10 0 8 7 8 14 8h118v118c0 6 0 14 10 14 8 0 8-8 8-14z"><text:p/></draw:path><draw:path draw:style-name="gr255" draw:text-style-name="P56" svg:width="0.22cm" svg:height="0.268cm" svg:x="4.807cm" svg:y="0.107cm" svg:viewBox="0 0 221 269" svg:d="M32 239c-3 14-3 18-22 18-5 0-10 0-10 7 0 4 2 5 6 5 11 0 23-1 35-1 14 0 29 1 42 1 2 0 7 0 7-7 0-5-4-5-10-5-20 0-20-4-20-7 0-6 17-75 19-84 6 10 19 26 40 26 49 0 102-62 102-124 0-40-24-68-55-68-22 0-44 16-57 31-5-23-23-31-38-31-19 0-28 17-31 24-8 14-14 41-14 41 0 5 5 5 5 5 5 0 5 0 9-10 6-30 15-50 30-50 7 0 13 2 13 19 0 9-1 14-4 21zM108 55c2-12 14-24 22-30 14-13 26-15 33-15 17 0 28 14 28 39s-15 73-22 90c-14 29-35 43-50 43-29 0-34-36-34-37s0-2 1-7z"><text:p/></draw:path><draw:path draw:style-name="gr256" draw:text-style-name="P56" svg:width="0.162cm" svg:height="0.191cm" svg:x="5.052cm" svg:y="0.107cm" svg:viewBox="0 0 163 192" svg:d="M60 89c12 0 43 0 65-10 30-12 31-37 31-43 0-19-16-36-44-36-47 0-112 41-112 115 0 43 25 77 66 77 61 0 97-46 97-50 0-3-2-5-6-5-1 0-2 0-5 5-33 40-79 40-85 40-32 0-36-36-36-49 0-5 0-18 6-44zM41 79c15-63 59-69 71-69 20 0 31 12 31 26 0 43-69 43-85 43z"><text:p/></draw:path><draw:path draw:style-name="gr257" draw:text-style-name="P56" svg:width="0.228cm" svg:height="0.191cm" svg:x="5.239cm" svg:y="0.107cm" svg:viewBox="0 0 229 192" svg:d="M25 162c-1 7-3 17-3 18 0 8 4 12 12 12 4 0 12-4 15-12 1 0 6-20 9-31l8-39c4-8 6-18 8-27s5-21 5-22c6-13 29-51 69-51 19 0 22 15 22 30 0 25-19 80-26 97-4 11-5 15-5 20 0 21 16 35 35 35 40 0 55-61 55-65 0-5-3-5-5-5-4 0-4 2-6 9-9 29-22 51-43 51-7 0-9-3-9-13 0-11 3-21 7-31 7-22 25-68 25-92 0-29-18-46-48-46-38 0-60 26-66 36-2-23-19-36-40-36-19 0-27 17-32 24-6 14-12 40-12 41 0 5 4 5 5 5 5 0 5 0 7-10 7-30 16-50 31-50 9 0 13 4 13 19 0 8-1 13-6 36z"><text:p/></draw:path><draw:path draw:style-name="gr258" draw:text-style-name="P56" svg:width="0.201cm" svg:height="0.298cm" svg:x="5.496cm" svg:y="0cm" svg:viewBox="0 0 202 299" svg:d="M202 5c0-1 0-5-6-5s-46 4-54 5c-3 0-5 2-5 7 0 6 3 6 9 6 21 0 22 4 22 7l-2 9-24 99c-9-15-21-26-40-26-49 0-102 62-102 123 0 41 23 69 56 69 9 0 30-2 56-33 3 19 18 33 38 33 16 0 25-10 31-24 7-15 13-41 13-42 0-5-4-5-4-5-5 0-5 2-6 8-9 28-16 53-33 53-12 0-13-10-13-19 0-11 1-13 4-20zM113 242c-1 9-1 10-9 17-18 23-34 30-46 30-22 0-28-23-28-39 0-22 13-75 24-94 12-24 31-40 49-40 27 0 34 35 34 38 0 2-1 4-3 7z"><text:p/></draw:path><draw:path draw:style-name="gr259" draw:text-style-name="P56" svg:width="0.193cm" svg:height="0.191cm" svg:x="5.714cm" svg:y="0.107cm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9 15-18 23-34 30-46 30-22 0-28-22-28-39 0-21 13-73 24-93 12-25 31-40 49-40 28 0 34 34 34 37 0 2-1 5-3 7z"><text:p/></draw:path><draw:path draw:style-name="gr260" draw:text-style-name="P56" svg:width="0.22cm" svg:height="0.268cm" svg:x="5.906cm" svg:y="0.107cm" svg:viewBox="0 0 221 269" svg:d="M32 239c-3 14-3 18-22 18-5 0-10 0-10 7 0 4 2 5 6 5 11 0 23-1 35-1 14 0 29 1 42 1 2 0 7 0 7-7 0-5-4-5-10-5-20 0-20-4-20-7 0-6 17-75 19-84 6 10 18 26 40 26 49 0 102-62 102-124 0-40-24-68-55-68-22 0-44 16-57 31-5-23-23-31-38-31-19 0-28 17-31 24-8 14-14 41-14 41 0 5 5 5 5 5 5 0 5 0 9-10 6-30 15-50 30-50 7 0 13 2 13 19 0 9-1 14-4 21zM108 55c2-12 14-24 22-30 14-13 26-15 33-15 17 0 28 14 28 39s-15 73-22 90c-14 29-35 43-50 43-29 0-34-36-34-37s0-2 1-7z"><text:p/></draw:path><draw:path draw:style-name="gr261" draw:text-style-name="P56" svg:width="0.193cm" svg:height="0.191cm" svg:x="6.148cm" svg:y="0.107cm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262" draw:text-style-name="P56" svg:width="0.13cm" svg:height="0.269cm" svg:x="6.363cm" svg:y="0.028cm" svg:viewBox="0 0 131 270" svg:d="M78 96h40c8 0 13 0 13-8 0-5-5-5-13-5h-36c14-61 16-69 16-71 0-8-4-12-12-12-1 0-13 0-16 16l-17 67h-41c-8 0-12 0-12 7 0 6 4 6 12 6h37c-31 120-32 127-32 134 0 23 17 40 38 40 45 0 69-62 69-66s-4-4-6-4c-3 0-4 2-5 6-19 45-42 54-57 54-8 0-12-6-12-19 0-11 0-13 2-20z"><text:p/></draw:path><draw:path draw:style-name="gr263" draw:text-style-name="P56" svg:width="0.193cm" svg:height="0.191cm" svg:x="6.521cm" svg:y="0.107cm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9 15-18 23-34 30-46 30-22 0-28-22-28-39 0-21 13-73 24-93 12-25 31-40 49-40 28 0 34 34 34 37 0 2-1 5-3 7z"><text:p/></draw:path><draw:path draw:style-name="gr264" draw:text-style-name="P56" svg:width="0.228cm" svg:height="0.191cm" svg:x="6.74cm" svg:y="0.107cm" svg:viewBox="0 0 229 192" svg:d="M25 162c-1 7-3 17-3 18 0 8 4 12 12 12 4 0 12-4 15-12 1 0 6-20 9-31l8-39c4-8 6-18 8-27s5-21 5-22c6-13 29-51 69-51 19 0 22 15 22 30 0 25-19 80-26 97-4 11-5 15-5 20 0 21 16 35 35 35 40 0 55-61 55-65 0-5-3-5-5-5-4 0-4 2-6 9-9 29-22 51-43 51-7 0-9-3-9-13 0-11 3-21 7-31 7-22 25-68 25-92 0-29-18-46-48-46-38 0-60 26-66 36-2-23-19-36-40-36-19 0-27 17-32 24-6 14-12 40-12 41 0 5 4 5 5 5 5 0 5 0 7-10 7-30 16-50 31-50 9 0 13 4 13 19 0 8-1 13-6 36z"><text:p/></draw:path><draw:path draw:style-name="gr265" draw:text-style-name="P56" svg:width="0.191cm" svg:height="0.298cm" svg:x="7.143cm" svg:y="0cm" svg:viewBox="0 0 192 299" svg:d="M98 5c0-1 0-5-4-5-10 0-42 4-53 4-4 1-9 1-9 8 0 6 4 6 11 6 21 0 22 4 22 7l-1 9-62 243c-2 6-2 8-2 9 0 11 8 13 12 13 6 0 12-4 14-10 3-3 22-81 24-92 15 1 50 7 50 36 0 2 0 5-2 9 0 5-1 10-1 15 0 24 16 42 39 42 13 0 24-7 33-23 11-19 16-42 16-43 0-5-5-5-5-5-5 0-5 2-6 8-8 32-18 53-37 53-9 0-15-4-15-20 0-7 3-17 5-23 0-8 0-10 0-13 0-29-25-40-62-45 14-8 27-21 37-32 20-22 40-40 60-40 4 0 4 0 4 0 4 2 6 2 9 4 0 0 0 1 1 1-20 1-24 18-24 23 0 7 5 16 17 16 11 0 23-10 23-27 0-12-10-26-29-26-12 0-31 3-61 37-16 17-32 32-47 40z"><text:p/></draw:path><draw:path draw:style-name="gr266" draw:text-style-name="P56" svg:width="0.162cm" svg:height="0.191cm" svg:x="7.371cm" svg:y="0.107cm" svg:viewBox="0 0 163 192" svg:d="M60 89c12 0 43 0 65-10 30-12 31-37 31-43 0-19-16-36-44-36-47 0-112 41-112 115 0 43 25 77 66 77 61 0 97-46 97-50 0-3-2-5-6-5-1 0-2 0-5 5-33 40-79 40-85 40-32 0-36-36-36-49 0-5 0-18 6-44zM41 79c15-63 59-69 71-69 20 0 31 12 31 26 0 43-69 43-85 43z"><text:p/></draw:path><draw:path draw:style-name="gr267" draw:text-style-name="P56" svg:width="0.172cm" svg:height="0.191cm" svg:x="7.559cm" svg:y="0.107cm" svg:viewBox="0 0 173 192" svg:d="M25 162c-1 7-3 17-3 18 0 8 4 12 12 12 4 0 12-4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268" draw:text-style-name="P56" svg:width="0.162cm" svg:height="0.191cm" svg:x="7.768cm" svg:y="0.107cm" svg:viewBox="0 0 163 192" svg:d="M60 89c12 0 43 0 65-10 30-12 31-37 31-43 0-19-16-36-44-36-47 0-112 41-112 115 0 43 25 77 66 77 61 0 97-46 97-50 0-3-2-5-6-5-1 0-2 0-5 5-33 40-79 40-85 40-32 0-36-36-36-49 0-5 0-18 6-44zM41 79c15-63 59-69 71-69 20 0 31 12 31 26 0 43-69 43-85 43z"><text:p/></draw:path><draw:path draw:style-name="gr269" draw:text-style-name="P56" svg:width="0.13cm" svg:height="0.269cm" svg:x="7.954cm" svg:y="0.028cm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270" draw:text-style-name="P56" svg:width="0.193cm" svg:height="0.191cm" svg:x="8.114cm" svg:y="0.107cm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4-73 24-93 12-25 31-40 49-40 28 0 34 34 34 37 0 2-1 5-3 7z"><text:p/></draw:path><draw:polygon draw:style-name="gr271" draw:text-style-name="P56" svg:width="3.51cm" svg:height="0.017cm" svg:x="4.82cm" svg:y="0.465cm" svg:viewBox="0 0 3511 18" draw:points="1755,18 0,18 0,0 3511,0 3511,18"><text:p/></draw:polygon><draw:path draw:style-name="gr272" draw:text-style-name="P56" svg:width="0.22cm" svg:height="0.268cm" svg:x="6.003cm" svg:y="0.681cm" svg:viewBox="0 0 221 269" svg:d="M32 239c-3 14-3 18-22 18-5 0-10 0-10 7 0 4 2 5 6 5 11 0 23-1 35-1 14 0 29 1 42 1 2 0 7 0 7-7 0-5-4-5-10-5-20 0-20-4-20-7 0-6 17-75 19-84 6 10 19 26 40 26 49 0 102-62 102-124 0-40-24-68-55-68-22 0-44 16-57 31-5-23-23-31-38-31-19 0-28 17-31 24-8 14-14 41-14 41 0 5 5 5 5 5 5 0 5 0 9-10 6-30 15-50 30-50 7 0 13 2 13 19 0 9-1 14-4 21zM108 55c2-12 14-24 22-30 14-13 26-15 33-15 17 0 28 14 28 39s-15 73-22 90c-14 29-35 43-50 43-29 0-34-36-34-37s0-2 1-7z"><text:p/></draw:path><draw:path draw:style-name="gr273" draw:text-style-name="P56" svg:width="0.162cm" svg:height="0.191cm" svg:x="6.247cm" svg:y="0.681cm" svg:viewBox="0 0 163 192" svg:d="M60 89c12 0 43 0 65-10 30-12 31-37 31-43 0-19-16-36-44-36-47 0-112 41-112 115 0 43 25 77 66 77 61 0 97-46 97-50 0-3-2-5-6-5-1 0-2 0-5 5-33 40-79 40-85 40-32 0-36-36-36-49 0-5 0-18 6-44zM41 79c15-63 59-69 71-69 20 0 31 12 31 26 0 43-69 43-85 43z"><text:p/></draw:path><draw:path draw:style-name="gr274" draw:text-style-name="P56" svg:width="0.191cm" svg:height="0.298cm" svg:x="6.447cm" svg:y="0.575cm" svg:viewBox="0 0 192 299" svg:d="M98 5c0-1 0-5-4-5-10 0-42 4-53 4-4 1-9 1-9 8 0 6 4 6 11 6 21 0 22 4 22 7l-1 9-62 243c-2 6-2 8-2 9 0 11 8 13 12 13 6 0 12-4 14-10 3-3 22-81 24-92 15 1 50 7 50 36 0 2 0 5-2 9 0 5-1 10-1 15 0 24 16 42 39 42 13 0 24-7 33-23 11-19 16-42 16-43 0-5-5-5-5-5-5 0-5 2-6 8-8 32-18 53-37 53-9 0-15-4-15-20 0-7 3-17 5-23 0-8 0-10 0-13 0-29-25-40-62-45 14-8 27-21 37-32 20-22 40-40 60-40 4 0 4 0 4 0 4 2 6 2 9 4 0 0 0 1 1 1-20 1-24 18-24 23 0 7 5 16 17 16 11 0 23-10 23-27 0-12-10-26-29-26-12 0-31 3-61 37-14 17-32 32-47 40z"><text:p/></draw:path><draw:path draw:style-name="gr275" draw:text-style-name="P56" svg:width="0.193cm" svg:height="0.191cm" svg:x="6.673cm" svg:y="0.681cm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9 15-18 23-34 30-46 30-22 0-28-22-28-39 0-21 13-73 24-93 12-25 31-40 49-40 28 0 34 34 34 37 0 2-1 5-3 7z"><text:p/></draw:path><draw:path draw:style-name="gr276" draw:text-style-name="P56" svg:width="0.228cm" svg:height="0.191cm" svg:x="6.89cm" svg:y="0.681cm" svg:viewBox="0 0 229 192" svg:d="M25 162c-1 7-3 17-3 18 0 8 4 12 12 12 4 0 12-4 15-12 1 0 6-20 9-31l8-39c4-8 6-18 8-27s5-21 5-22c6-13 29-51 69-51 19 0 22 15 22 30 0 25-19 80-26 97-4 11-5 15-5 20 0 21 16 35 35 35 40 0 55-61 55-65 0-5-3-5-5-5-4 0-4 2-6 9-9 29-22 51-43 51-7 0-9-3-9-13 0-11 3-21 7-31 7-22 25-68 25-92 0-29-18-46-48-46-38 0-60 26-66 36-2-23-19-36-40-36-19 0-27 17-32 24-6 14-12 40-12 41 0 5 4 5 5 5 5 0 5 0 7-10 7-30 16-50 31-50 9 0 13 4 13 19 0 8-1 13-6 36z"><text:p/></draw:path></draw:g> </text:p>
      <text:p text:style-name="P34"><draw:g text:anchor-type="as-char" svg:y="-0.61cm" draw:z-index="3" draw:style-name="gr1"><svg:title>TexMaths</svg:title><svg:desc>12§display§=\left(\frac{harga}{tentara}\right) \left(\frac{tentara}{pekan}\right) + \left(\frac{harga}{kereta}\right) \left(\frac{kereta}{pekan}\right)§svg§600§FALSE§</svg:desc><draw:polygon draw:style-name="gr11" draw:text-style-name="P55" svg:width="9.196cm" svg:height="1.009cm" svg:x="0cm" svg:y="0cm" svg:viewBox="0 0 9197 1010" draw:points="4598,1010 0,1010 0,0 9197,0 9197,1010"><text:p/></draw:polygon><draw:path draw:style-name="gr12" draw:text-style-name="P56" svg:width="0.28cm" svg:height="0.099cm" svg:x="0.024cm" svg:y="0.457cm" svg:viewBox="0 0 281 100" svg:d="M266 17c8 0 15 0 15-9 0-8-7-8-13-8h-254c-7 0-14 0-14 8 0 9 7 9 14 9zM268 100c6 0 13 0 13-9 0-8-7-8-15-8h-252c-7 0-14 0-14 8 0 9 7 9 14 9z"><text:p/></draw:path><draw:path draw:style-name="gr13" draw:text-style-name="P56" svg:width="0.208cm" svg:height="1.013cm" svg:x="0.532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14" draw:text-style-name="P56" svg:width="0.208cm" svg:height="0.298cm" svg:x="0.976cm" svg:y="0.034cm" svg:viewBox="0 0 209 299" svg:d="M98 5c0-1 0-5-4-5-10 0-42 4-53 4-4 1-9 1-9 8 0 6 4 6 11 6 21 0 22 4 22 7l-1 9-62 243c-2 6-2 8-2 9 0 11 8 13 12 13 7 0 14-6 16-12l8-31 10-39c2-9 4-18 7-27 1-4 3-18 5-19 1-5 14-29 28-40 9-7 22-15 41-15 18 0 23 15 23 31 0 21-17 67-28 93-2 10-4 16-4 24 0 19 14 35 34 35 40 0 57-62 57-66 0-5-5-5-6-5-4 0-4 3-6 9-7 22-21 52-43 52-8 0-11-3-11-14s3-20 8-30c6-18 25-68 25-94s-16-44-49-44c-26 0-47 13-62 32z"><text:p/></draw:path><draw:path draw:style-name="gr15" draw:text-style-name="P56" svg:width="0.193cm" svg:height="0.191cm" svg:x="1.212cm" svg:y="0.14cm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6-20 22-36 30-48 30-22 0-28-23-28-40 0-21 13-73 24-93 12-25 31-40 49-40 28 0 34 34 34 37 0 2-1 5-3 7z"><text:p/></draw:path><draw:path draw:style-name="gr16" draw:text-style-name="P56" svg:width="0.172cm" svg:height="0.191cm" svg:x="1.428cm" svg:y="0.14cm" svg:viewBox="0 0 173 192" svg:d="M25 162c-1 7-3 17-3 18 0 9 4 12 12 12 4 0 12-3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17" draw:text-style-name="P56" svg:width="0.193cm" svg:height="0.273cm" svg:x="1.625cm" svg:y="0.14cm" svg:viewBox="0 0 194 274" svg:d="M193 28c1-3 1-5 1-8 0-8-4-12-12-12-4 0-15 4-16 18-9-15-24-26-40-26-49 0-101 60-101 120 0 42 25 67 55 67 26 0 46-20 51-25v1c-9 38-15 56-15 56-1 4-15 46-61 46-8 0-21-1-33-4 13-4 18-15 18-23 0-6-5-15-17-15-10 0-23 9-23 24 0 18 16 27 56 27 53 0 84-33 90-59zM138 132c-2 12-12 23-22 30-8 9-22 16-33 16-22 0-28-22-28-39 0-21 12-71 24-92 11-21 29-37 47-37 28 0 34 33 34 36 0 2 0 4-2 6z"><text:p/></draw:path><draw:path draw:style-name="gr18" draw:text-style-name="P56" svg:width="0.193cm" svg:height="0.191cm" svg:x="1.85cm" svg:y="0.14cm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6-20 22-36 30-48 30-22 0-28-23-28-40 0-21 13-73 24-93 12-25 31-40 49-40 28 0 34 34 34 37 0 2-1 5-3 7z"><text:p/></draw:path><draw:polygon draw:style-name="gr19" draw:text-style-name="P56" svg:width="1.402cm" svg:height="0.017cm" svg:x="0.805cm" svg:y="0.497cm" svg:viewBox="0 0 1403 18" draw:points="702,18 0,18 0,0 1403,0 1403,18"><text:p/></draw:polygon><draw:path draw:style-name="gr20" draw:text-style-name="P56" svg:width="0.13cm" svg:height="0.269cm" svg:x="0.815cm" svg:y="0.637cm" svg:viewBox="0 0 131 270" svg:d="M78 96h40c8 0 13 0 13-8 0-5-5-5-13-5h-36c14-61 16-69 16-71 0-8-4-12-12-12-1 0-13 0-16 16l-17 67h-41c-8 0-12 0-12 7 0 6 4 6 12 6h37c-31 120-32 127-32 135 0 22 17 39 38 39 45 0 69-62 69-66 0-3-4-3-6-3-4 0-4 1-5 6-19 44-42 54-57 54-8 0-12-6-12-20 0-10 0-13 2-20z"><text:p/></draw:path><draw:path draw:style-name="gr21" draw:text-style-name="P56" svg:width="0.162cm" svg:height="0.191cm" svg:x="0.977cm" svg:y="0.714cm" svg:viewBox="0 0 163 192" svg:d="M60 89c12 0 43 0 65-10 30-12 31-37 31-43 0-19-16-36-44-36-47 0-112 41-112 115 0 44 25 77 66 77 61 0 97-45 97-50 0-3-2-5-6-5-1 0-2 0-5 5-33 41-79 41-85 41-32 0-36-36-36-50 0-5 0-18 6-44zM41 79c15-63 59-69 71-69 20 0 31 12 31 26 0 43-69 43-85 43z"><text:p/></draw:path><draw:path draw:style-name="gr22" draw:text-style-name="P56" svg:width="0.228cm" svg:height="0.191cm" svg:x="1.164cm" svg:y="0.714cm" svg:viewBox="0 0 229 192" svg:d="M25 162c-1 7-3 17-3 18 0 9 4 12 12 12 4 0 12-3 15-12 1 0 6-20 9-31l8-39c4-8 6-18 8-27s5-21 5-22c6-13 29-51 69-51 19 0 22 15 22 30 0 25-19 80-26 97-4 11-5 16-5 20 0 21 16 35 35 35 40 0 55-61 55-65 0-5-3-5-5-5-4 0-4 2-6 9-9 29-22 52-43 52-7 0-9-4-9-14s3-21 7-31c7-22 25-68 25-92 0-29-18-46-48-46-38 0-60 26-66 36-2-23-19-36-40-36-19 0-27 17-32 24-6 14-12 40-12 41 0 5 4 5 5 5 5 0 5 0 7-10 7-30 16-50 31-50 9 0 13 4 13 19 0 8-1 13-6 36z"><text:p/></draw:path><draw:path draw:style-name="gr23" draw:text-style-name="P56" svg:width="0.13cm" svg:height="0.269cm" svg:x="1.414cm" svg:y="0.637cm" svg:viewBox="0 0 131 270" svg:d="M78 96h40c8 0 13 0 13-8 0-5-5-5-13-5h-36c14-61 16-69 16-71 0-8-4-12-12-12-1 0-13 0-16 16l-17 67h-41c-8 0-12 0-12 7 0 6 4 6 12 6h37c-31 120-32 127-32 135 0 22 17 39 38 39 45 0 69-62 69-66 0-3-4-3-6-3-3 0-4 1-5 6-19 44-42 54-57 54-8 0-12-6-12-20 0-10 0-13 2-20z"><text:p/></draw:path><draw:path draw:style-name="gr24" draw:text-style-name="P56" svg:width="0.193cm" svg:height="0.191cm" svg:x="1.573cm" svg:y="0.714cm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9 16-18 22-34 30-46 30-22 0-28-23-28-40 0-21 13-73 24-93 12-25 31-40 49-40 28 0 34 34 34 37 0 2-1 5-3 7z"><text:p/></draw:path><draw:path draw:style-name="gr25" draw:text-style-name="P56" svg:width="0.172cm" svg:height="0.191cm" svg:x="1.79cm" svg:y="0.714cm" svg:viewBox="0 0 173 192" svg:d="M25 162c-1 7-3 17-3 18 0 9 4 12 12 12 4 0 12-3 15-12 1-1 16-59 17-67 4-15 11-43 13-55 3-5 15-26 24-35 4-3 16-13 34-13 12 0 18 4 19 4-14 3-23 12-23 23 0 7 5 16 16 16 12 0 24-10 24-25 0-16-13-28-36-28-28 0-46 22-53 32-5-19-19-32-40-32-19 0-27 17-31 24-7 14-13 41-13 41 0 5 4 5 5 5 5 0 5 0 7-10 7-30 16-50 31-50 7 0 13 2 13 19 0 8-1 13-6 36z"><text:p/></draw:path><draw:path draw:style-name="gr26" draw:text-style-name="P56" svg:width="0.193cm" svg:height="0.191cm" svg:x="1.997cm" svg:y="0.714cm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6-20 22-36 30-48 30-22 0-28-23-28-40 0-21 13-73 24-93 12-25 31-40 49-40 28 0 34 34 34 37 0 2-1 5-3 7z"><text:p/></draw:path><draw:path draw:style-name="gr27" draw:text-style-name="P56" svg:width="0.208cm" svg:height="1.013cm" svg:x="2.273cm" svg:y="0cm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28" draw:text-style-name="P56" svg:width="0.208cm" svg:height="1.013cm" svg:x="2.726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29" draw:text-style-name="P56" svg:width="0.13cm" svg:height="0.269cm" svg:x="3.01cm" svg:y="0.063cm" svg:viewBox="0 0 131 270" svg:d="M78 96h40c8 0 13 0 13-8 0-5-5-5-13-5h-36c14-61 16-69 16-71 0-8-4-12-12-12-1 0-13 0-16 16l-17 67h-41c-8 0-12 0-12 7 0 6 4 6 12 6h37c-30 120-32 127-32 135 0 22 17 39 38 39 45 0 69-62 69-66 0-3-4-3-6-3-3 0-4 1-5 6-19 44-42 54-57 54-8 0-12-6-12-20 0-10 0-13 2-20z"><text:p/></draw:path><draw:path draw:style-name="gr30" draw:text-style-name="P56" svg:width="0.162cm" svg:height="0.191cm" svg:x="3.17cm" svg:y="0.14cm" svg:viewBox="0 0 163 192" svg:d="M60 89c12 0 43 0 65-10 30-12 31-37 31-43 0-19-16-36-44-36-47 0-112 41-112 115 0 44 25 77 66 77 61 0 97-45 97-50 0-3-2-5-6-5-1 0-2 0-5 5-33 41-79 41-85 41-32 0-36-36-36-50 0-5 0-18 6-44zM41 79c15-63 59-69 71-69 20 0 30 12 30 26 0 43-68 43-84 43z"><text:p/></draw:path><draw:path draw:style-name="gr31" draw:text-style-name="P56" svg:width="0.228cm" svg:height="0.191cm" svg:x="3.359cm" svg:y="0.14cm" svg:viewBox="0 0 229 192" svg:d="M25 162c-1 7-3 17-3 18 0 9 4 12 12 12 4 0 12-3 15-12 1 0 6-20 9-31l8-39c4-8 6-18 8-27s5-21 5-22c6-13 29-51 69-51 19 0 22 15 22 30 0 25-19 80-26 97-4 11-5 16-5 20 0 21 16 35 35 35 40 0 55-61 55-65 0-5-3-5-5-5-4 0-4 2-6 9-9 29-22 52-43 52-7 0-9-4-9-14s3-21 7-31c7-22 25-68 25-92 0-29-18-46-48-46-38 0-60 26-66 36-2-23-19-36-40-36-19 0-27 17-32 24-6 14-12 40-12 41 0 5 4 5 5 5 5 0 5 0 7-10 7-30 16-50 31-50 9 0 13 4 13 19 0 8-1 13-6 36z"><text:p/></draw:path><draw:path draw:style-name="gr32" draw:text-style-name="P56" svg:width="0.13cm" svg:height="0.269cm" svg:x="3.608cm" svg:y="0.063cm" svg:viewBox="0 0 131 270" svg:d="M78 96h40c8 0 13 0 13-8 0-5-5-5-13-5h-38c16-61 18-69 18-71 0-8-4-12-12-12-2 0-13 0-16 16l-17 67h-41c-8 0-12 0-12 7 0 6 4 6 12 6h37c-31 120-32 127-32 135 0 22 17 39 38 39 45 0 69-62 69-66 0-3-4-3-6-3-3 0-4 1-5 6-19 44-42 54-57 54-8 0-12-6-12-20 0-10 0-13 2-20z"><text:p/></draw:path><draw:path draw:style-name="gr33" draw:text-style-name="P56" svg:width="0.193cm" svg:height="0.191cm" svg:x="3.768cm" svg:y="0.14cm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6-20 22-36 30-48 30-22 0-28-23-28-40 0-21 13-73 24-93 12-25 31-40 49-40 28 0 34 34 34 37 0 2-1 5-3 7z"><text:p/></draw:path><draw:path draw:style-name="gr34" draw:text-style-name="P56" svg:width="0.172cm" svg:height="0.191cm" svg:x="3.985cm" svg:y="0.14cm" svg:viewBox="0 0 173 192" svg:d="M25 162c-1 7-3 17-3 18 0 9 4 12 12 12 4 0 12-3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5" draw:text-style-name="P56" svg:width="0.193cm" svg:height="0.191cm" svg:x="4.192cm" svg:y="0.14cm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6-20 22-36 30-48 30-22 0-28-23-28-40 0-21 13-73 24-93 12-25 31-40 49-40 28 0 34 34 34 37 0 2-1 5-3 7z"><text:p/></draw:path><draw:polygon draw:style-name="gr36" draw:text-style-name="P56" svg:width="1.402cm" svg:height="0.017cm" svg:x="2.999cm" svg:y="0.497cm" svg:viewBox="0 0 1403 18" draw:points="702,18 0,18 0,0 1403,0 1403,18"><text:p/></draw:polygon><draw:path draw:style-name="gr37" draw:text-style-name="P56" svg:width="0.22cm" svg:height="0.268cm" svg:x="3.128cm" svg:y="0.714cm" svg:viewBox="0 0 221 269" svg:d="M32 239c-3 14-3 18-22 18-5 0-10 0-10 7 0 4 2 5 6 5 11 0 23-1 35-1 14 0 29 1 42 1 2 0 7 0 7-7 0-5-4-5-10-5-20 0-20-4-20-7 0-6 17-75 19-84 6 11 19 26 40 26 49 0 102-62 102-124 0-40-24-68-55-68-22 0-44 16-57 31-5-23-23-31-38-31-19 0-28 17-31 24-8 14-14 41-14 41 0 5 5 5 5 5 5 0 5 0 9-10 6-30 15-50 30-50 7 0 13 2 13 19 0 9-1 14-4 21zM108 55c2-12 14-24 22-30 14-13 26-15 33-15 17 0 28 14 28 39s-15 73-22 90c-14 29-35 44-50 44-29 0-34-36-34-38 0-1 0-2 1-7z"><text:p/></draw:path><draw:path draw:style-name="gr38" draw:text-style-name="P56" svg:width="0.162cm" svg:height="0.191cm" svg:x="3.372cm" svg:y="0.714cm" svg:viewBox="0 0 163 192" svg:d="M60 89c12 0 43 0 65-10 30-12 31-37 31-43 0-19-16-36-44-36-47 0-112 41-112 115 0 44 25 77 66 77 61 0 97-45 97-50 0-3-2-5-6-5-1 0-2 0-5 5-33 41-79 41-85 41-32 0-36-36-36-50 0-5 0-18 6-44zM41 79c15-63 59-69 71-69 20 0 31 12 31 26 0 43-69 43-85 43z"><text:p/></draw:path><draw:path draw:style-name="gr39" draw:text-style-name="P56" svg:width="0.191cm" svg:height="0.298cm" svg:x="3.572cm" svg:y="0.608cm" svg:viewBox="0 0 192 299" svg:d="M98 5c0-1 0-5-4-5-10 0-42 4-53 4-4 1-9 1-9 8 0 6 4 6 11 6 21 0 22 4 22 7l-1 9-62 243c-2 6-2 8-2 9 0 11 8 13 12 13 6 0 12-4 14-10 3-3 22-81 24-92 15 1 50 7 50 36 0 2 0 5-2 10 0 4-1 9-1 14 0 24 16 42 39 42 13 0 24-7 33-23 11-19 16-42 16-43 0-5-5-5-5-5-5 0-5 3-6 9-8 31-18 52-37 52-9 0-15-4-15-20 0-7 3-17 5-23 0-8 0-9 0-13 0-29-25-40-62-44 14-9 27-22 37-33 20-22 40-40 60-40 4 0 4 0 4 0 4 2 6 2 9 4 0 0 0 1 1 1-20 1-24 18-24 23 0 7 5 16 17 16 11 0 23-10 23-27 0-12-10-26-29-26-12 0-31 3-61 37-14 17-32 33-47 40z"><text:p/></draw:path><draw:path draw:style-name="gr40" draw:text-style-name="P56" svg:width="0.193cm" svg:height="0.191cm" svg:x="3.798cm" svg:y="0.714cm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6-20 22-36 30-48 30-22 0-28-23-28-40 0-21 13-73 24-93 12-25 31-40 49-40 28 0 34 34 34 37 0 2-1 5-3 7z"><text:p/></draw:path><draw:path draw:style-name="gr41" draw:text-style-name="P56" svg:width="0.228cm" svg:height="0.191cm" svg:x="4.015cm" svg:y="0.714cm" svg:viewBox="0 0 229 192" svg:d="M25 162c-1 7-3 17-3 18 0 9 4 12 12 12 4 0 12-3 15-12 1 0 6-20 9-31l8-39c4-8 6-18 8-27s5-21 5-22c6-13 29-51 69-51 19 0 22 15 22 30 0 25-19 80-26 97-4 11-5 16-5 20 0 21 16 35 35 35 40 0 55-61 55-65 0-5-3-5-5-5-4 0-4 2-6 9-9 29-22 52-43 52-7 0-9-4-9-14s3-21 7-31c7-22 25-68 25-92 0-29-18-46-48-46-38 0-60 26-66 36-2-23-19-36-40-36-19 0-27 17-32 24-6 14-12 40-12 41 0 5 4 5 5 5 5 0 5 0 7-10 7-30 16-50 31-50 9 0 13 4 13 19 0 8-1 13-6 36z"><text:p/></draw:path><draw:path draw:style-name="gr42" draw:text-style-name="P56" svg:width="0.208cm" svg:height="1.013cm" svg:x="4.466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43" draw:text-style-name="P56" svg:width="0.28cm" svg:height="0.281cm" svg:x="4.879cm" svg:y="0.366cm" svg:viewBox="0 0 281 282" svg:d="M150 150h118c6 0 13 0 13-8 0-10-7-10-13-10h-118v-118c0-7 0-14-8-14-10 0-10 7-10 14v118h-118c-7 0-14 0-14 10 0 8 7 8 14 8h118v118c0 6 0 14 10 14 8 0 8-8 8-14z"><text:p/></draw:path><draw:path draw:style-name="gr44" draw:text-style-name="P56" svg:width="0.208cm" svg:height="1.013cm" svg:x="5.364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45" draw:text-style-name="P56" svg:width="0.208cm" svg:height="0.298cm" svg:x="5.71cm" svg:y="0.034cm" svg:viewBox="0 0 209 299" svg:d="M98 5c0-1 0-5-4-5-11 0-42 4-53 4-4 1-9 1-9 8 0 6 4 6 11 6 21 0 22 4 22 7l-1 9-62 243c-2 6-2 8-2 9 0 11 8 13 12 13 7 0 14-6 16-12l8-31 10-39c2-9 4-18 7-27 1-4 3-18 5-19 1-5 14-29 28-40 9-7 22-15 41-15 18 0 23 15 23 31 0 21-17 67-28 93-2 10-4 16-4 24 0 19 14 35 34 35 40 0 57-62 57-66 0-5-5-5-6-5-4 0-4 3-6 9-7 22-21 52-43 52-8 0-11-3-11-14s3-20 8-30c6-18 25-68 25-94s-16-44-49-44c-26 0-47 13-62 32z"><text:p/></draw:path><draw:path draw:style-name="gr46" draw:text-style-name="P56" svg:width="0.193cm" svg:height="0.191cm" svg:x="5.945cm" svg:y="0.14cm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6-20 22-36 30-48 30-22 0-28-23-28-40 0-21 13-73 24-93 12-25 31-40 49-40 28 0 34 34 34 37 0 2-1 5-3 7z"><text:p/></draw:path><draw:path draw:style-name="gr47" draw:text-style-name="P56" svg:width="0.172cm" svg:height="0.191cm" svg:x="6.162cm" svg:y="0.14cm" svg:viewBox="0 0 173 192" svg:d="M25 162c-1 7-3 17-3 18 0 9 4 12 12 12 4 0 12-3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48" draw:text-style-name="P56" svg:width="0.193cm" svg:height="0.273cm" svg:x="6.358cm" svg:y="0.14cm" svg:viewBox="0 0 194 274" svg:d="M193 28c1-3 1-5 1-8 0-8-4-12-12-12-4 0-16 4-16 18-9-15-24-26-40-26-49 0-101 60-101 120 0 42 25 67 55 67 26 0 46-20 51-25v1c-9 38-15 56-15 56-1 4-15 46-61 46-8 0-21-1-33-4 13-4 18-15 18-23 0-6-5-15-17-15-10 0-23 9-23 24 0 18 16 27 56 27 53 0 84-33 90-59zM138 132c-2 12-12 23-22 30-8 9-22 16-33 16-22 0-28-22-28-39 0-21 12-71 24-92 11-21 29-37 47-37 28 0 34 33 34 36 0 2 0 4-2 6z"><text:p/></draw:path><draw:path draw:style-name="gr49" draw:text-style-name="P56" svg:width="0.193cm" svg:height="0.191cm" svg:x="6.583cm" svg:y="0.14cm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9 16-18 22-34 30-46 30-22 0-28-23-28-40 0-21 13-73 24-93 12-25 31-40 49-40 28 0 34 34 34 37 0 2-1 5-3 7z"><text:p/></draw:path><draw:polygon draw:style-name="gr50" draw:text-style-name="P56" svg:width="1.203cm" svg:height="0.017cm" svg:x="5.638cm" svg:y="0.497cm" svg:viewBox="0 0 1204 18" draw:points="602,18 0,18 0,0 1204,0 1204,18"><text:p/></draw:polygon><draw:path draw:style-name="gr51" draw:text-style-name="P56" svg:width="0.191cm" svg:height="0.298cm" svg:x="5.662cm" svg:y="0.608cm" svg:viewBox="0 0 192 299" svg:d="M98 5c0-1 0-5-4-5-10 0-42 4-53 4-4 1-9 1-9 8 0 6 4 6 11 6 21 0 22 4 22 7l-1 9-62 243c-2 6-2 8-2 9 0 11 8 13 12 13 6 0 12-4 14-10 3-3 22-81 24-92 15 1 50 7 50 36 0 2 0 5-2 10 0 4-1 9-1 14 0 24 16 42 39 42 13 0 24-7 33-23 11-19 16-42 16-43 0-5-5-5-5-5-5 0-5 3-6 9-8 31-18 52-37 52-9 0-15-4-15-20 0-7 3-17 5-23 0-8 0-9 0-13 0-29-25-40-62-44 14-9 27-22 37-33 20-22 40-40 60-40 4 0 4 0 4 0 4 2 6 2 9 4 0 0 0 1 1 1-20 1-24 18-24 23 0 7 5 16 17 16 11 0 23-10 23-27 0-12-10-26-29-26-12 0-31 3-61 37-16 17-32 33-47 40z"><text:p/></draw:path><draw:path draw:style-name="gr52" draw:text-style-name="P56" svg:width="0.162cm" svg:height="0.191cm" svg:x="5.89cm" svg:y="0.714cm" svg:viewBox="0 0 163 192" svg:d="M60 89c12 0 43 0 65-10 30-12 31-37 31-43 0-19-16-36-44-36-47 0-112 41-112 115 0 44 25 77 66 77 61 0 97-45 97-50 0-3-2-5-6-5-1 0-2 0-5 5-33 41-79 41-85 41-32 0-36-36-36-50 0-5 0-18 6-44zM41 79c15-63 59-69 71-69 20 0 30 12 30 26 0 43-68 43-84 43z"><text:p/></draw:path><draw:path draw:style-name="gr53" draw:text-style-name="P56" svg:width="0.172cm" svg:height="0.191cm" svg:x="6.078cm" svg:y="0.714cm" svg:viewBox="0 0 173 192" svg:d="M25 162c-1 7-3 17-3 18 0 9 4 12 12 12 4 0 12-3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54" draw:text-style-name="P56" svg:width="0.162cm" svg:height="0.191cm" svg:x="6.286cm" svg:y="0.714cm" svg:viewBox="0 0 163 192" svg:d="M60 89c12 0 43 0 65-10 30-12 31-37 31-43 0-19-16-36-44-36-47 0-112 41-112 115 0 44 25 77 66 77 61 0 97-45 97-50 0-3-2-5-6-5-1 0-2 0-5 5-33 41-79 41-85 41-32 0-36-36-36-50 0-5 0-18 6-44zM41 79c15-63 59-69 71-69 20 0 31 12 31 26 0 43-69 43-85 43z"><text:p/></draw:path><draw:path draw:style-name="gr55" draw:text-style-name="P56" svg:width="0.13cm" svg:height="0.269cm" svg:x="6.473cm" svg:y="0.637cm" svg:viewBox="0 0 131 270" svg:d="M78 96h40c8 0 13 0 13-8 0-5-5-5-13-5h-38c16-61 18-69 18-71 0-8-4-12-12-12-2 0-13 0-16 16l-17 67h-41c-8 0-12 0-12 7 0 6 4 6 12 6h37c-31 120-32 127-32 135 0 22 17 39 38 39 45 0 69-62 69-66 0-3-4-3-6-3-4 0-4 1-5 6-19 44-42 54-57 54-8 0-12-6-12-20 0-10 0-13 2-20z"><text:p/></draw:path><draw:path draw:style-name="gr56" draw:text-style-name="P56" svg:width="0.193cm" svg:height="0.191cm" svg:x="6.631cm" svg:y="0.714cm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6-20 22-36 30-48 30-22 0-28-23-28-40 0-21 13-73 24-93 12-25 31-40 49-40 28 0 34 34 34 37 0 2-1 5-3 7z"><text:p/></draw:path><draw:path draw:style-name="gr57" draw:text-style-name="P56" svg:width="0.208cm" svg:height="1.013cm" svg:x="6.906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58" draw:text-style-name="P56" svg:width="0.208cm" svg:height="1.013cm" svg:x="7.36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59" draw:text-style-name="P56" svg:width="0.191cm" svg:height="0.298cm" svg:x="7.656cm" svg:y="0.034cm" svg:viewBox="0 0 192 299" svg:d="M98 5c0-1 0-5-4-5-10 0-42 4-53 4-4 1-9 1-9 8 0 6 4 6 11 6 21 0 22 4 22 7l-1 9-62 243c-2 6-2 8-2 9 0 11 8 13 12 13 6 0 12-4 14-10 3-3 22-81 24-92 15 1 50 7 50 36 0 2 0 5-2 10 0 4-1 9-1 14 0 24 16 42 39 42 13 0 24-7 33-23 11-19 16-42 16-43 0-5-5-5-5-5-5 0-5 3-6 9-8 31-18 52-37 52-9 0-15-4-15-20 0-7 3-17 5-23 0-8 0-9 0-13 0-29-25-40-62-44 14-9 27-22 37-33 20-22 40-40 60-40 4 0 4 0 4 0 4 2 6 2 9 4 0 0 0 1 1 1-20 1-24 18-24 23 0 7 5 16 17 16 11 0 23-10 23-27 0-12-10-26-29-26-12 0-31 3-61 37-16 17-32 33-47 40z"><text:p/></draw:path><draw:path draw:style-name="gr60" draw:text-style-name="P56" svg:width="0.162cm" svg:height="0.191cm" svg:x="7.884cm" svg:y="0.14cm" svg:viewBox="0 0 163 192" svg:d="M60 89c12 0 43 0 65-10 30-12 31-37 31-43 0-19-16-36-44-36-47 0-112 41-112 115 0 44 25 77 66 77 61 0 97-45 97-50 0-3-2-5-6-5-1 0-2 0-5 5-33 41-79 41-85 41-32 0-36-36-36-50 0-5 0-18 6-44zM41 79c15-63 59-69 71-69 20 0 30 12 30 26 0 43-68 43-84 43z"><text:p/></draw:path><draw:path draw:style-name="gr61" draw:text-style-name="P56" svg:width="0.172cm" svg:height="0.191cm" svg:x="8.072cm" svg:y="0.14cm" svg:viewBox="0 0 173 192" svg:d="M25 162c-1 7-3 17-3 18 0 9 4 12 12 12 4 0 12-3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62" draw:text-style-name="P56" svg:width="0.162cm" svg:height="0.191cm" svg:x="8.281cm" svg:y="0.14cm" svg:viewBox="0 0 163 192" svg:d="M60 89c12 0 43 0 65-10 30-12 31-37 31-43 0-19-16-36-44-36-47 0-112 41-112 115 0 44 25 77 66 77 61 0 97-45 97-50 0-3-2-5-6-5-1 0-2 0-5 5-33 41-79 41-85 41-32 0-36-36-36-50 0-5 0-18 6-44zM41 79c15-63 59-69 71-69 20 0 30 12 30 26 0 43-68 43-84 43z"><text:p/></draw:path><draw:path draw:style-name="gr63" draw:text-style-name="P56" svg:width="0.13cm" svg:height="0.269cm" svg:x="8.467cm" svg:y="0.063cm" svg:viewBox="0 0 131 270" svg:d="M78 96h40c8 0 13 0 13-8 0-5-5-5-13-5h-36c14-61 16-69 16-71 0-8-4-12-12-12-1 0-13 0-16 16l-17 67h-41c-8 0-12 0-12 7 0 6 4 6 12 6h37c-30 120-32 127-32 135 0 22 17 39 38 39 45 0 69-62 69-66 0-3-4-3-6-3-3 0-4 1-5 6-19 44-42 54-57 54-8 0-12-6-12-20 0-10 2-13 2-20z"><text:p/></draw:path><draw:path draw:style-name="gr64" draw:text-style-name="P56" svg:width="0.193cm" svg:height="0.191cm" svg:x="8.627cm" svg:y="0.14cm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6-20 22-36 30-48 30-22 0-28-23-28-40 0-21 13-73 24-93 12-25 31-40 49-40 28 0 34 34 34 37 0 2-1 5-3 7z"><text:p/></draw:path><draw:polygon draw:style-name="gr65" draw:text-style-name="P56" svg:width="1.203cm" svg:height="0.017cm" svg:x="7.633cm" svg:y="0.497cm" svg:viewBox="0 0 1204 18" draw:points="602,18 0,18 0,0 1204,0 1204,18"><text:p/></draw:polygon><draw:path draw:style-name="gr66" draw:text-style-name="P56" svg:width="0.22cm" svg:height="0.268cm" svg:x="7.662cm" svg:y="0.714cm" svg:viewBox="0 0 221 269" svg:d="M32 239c-3 14-3 18-22 18-5 0-10 0-10 7 0 4 2 5 6 5 11 0 23-1 35-1 14 0 29 1 42 1 2 0 7 0 7-7 0-5-4-5-10-5-20 0-20-4-20-7 0-6 17-75 19-84 6 11 18 26 40 26 49 0 102-62 102-124 0-40-24-68-55-68-22 0-44 16-57 31-5-23-23-31-38-31-19 0-28 17-31 24-8 14-14 41-14 41 0 5 5 5 5 5 5 0 5 0 9-10 6-30 15-50 30-50 7 0 13 2 13 19 0 9-1 14-4 21zM108 55c2-12 14-24 22-30 14-13 26-15 33-15 17 0 28 14 28 39s-15 73-22 90c-14 29-35 44-50 44-29 0-34-36-34-38 0-1 0-2 1-7z"><text:p/></draw:path><draw:path draw:style-name="gr67" draw:text-style-name="P56" svg:width="0.162cm" svg:height="0.191cm" svg:x="7.907cm" svg:y="0.714cm" svg:viewBox="0 0 163 192" svg:d="M60 89c12 0 43 0 65-10 30-12 31-37 31-43 0-19-16-36-44-36-47 0-112 41-112 115 0 44 25 77 66 77 61 0 97-45 97-50 0-3-2-5-6-5-1 0-2 0-5 5-33 41-79 41-85 41-32 0-36-36-36-50 0-5 0-18 6-44zM41 79c15-63 59-69 71-69 20 0 30 12 30 26 0 43-68 43-84 43z"><text:p/></draw:path><draw:path draw:style-name="gr68" draw:text-style-name="P56" svg:width="0.191cm" svg:height="0.298cm" svg:x="8.106cm" svg:y="0.608cm" svg:viewBox="0 0 192 299" svg:d="M98 5c0-1 0-5-4-5-10 0-42 4-53 4-4 1-9 1-9 8 0 6 4 6 11 6 21 0 22 4 22 7l-1 9-62 243c-2 6-2 8-2 9 0 11 8 13 12 13 6 0 12-4 14-10 3-3 22-81 24-92 15 1 50 7 50 36 0 2 0 5-2 10 0 4-1 9-1 14 0 24 16 42 39 42 13 0 24-7 33-23 11-19 16-42 16-43 0-5-5-5-5-5-5 0-5 3-6 9-8 31-18 52-37 52-9 0-15-4-15-20 0-7 3-17 5-23 0-8 0-9 0-13 0-29-25-40-62-44 14-9 27-22 37-33 20-22 40-40 60-40 4 0 4 0 4 0 4 2 6 2 9 4 0 0 0 1 1 1-20 1-24 18-24 23 0 7 5 16 17 16 11 0 23-10 23-27 0-12-10-26-29-26-12 0-31 3-61 37-16 17-32 33-47 40z"><text:p/></draw:path><draw:path draw:style-name="gr69" draw:text-style-name="P56" svg:width="0.193cm" svg:height="0.191cm" svg:x="8.332cm" svg:y="0.714cm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6-20 22-36 30-48 30-22 0-28-23-28-40 0-21 13-73 24-93 12-25 31-40 49-40 28 0 34 34 34 37 0 2-1 5-3 7z"><text:p/></draw:path><draw:path draw:style-name="gr70" draw:text-style-name="P56" svg:width="0.228cm" svg:height="0.191cm" svg:x="8.549cm" svg:y="0.714cm" svg:viewBox="0 0 229 192" svg:d="M25 162c-1 7-3 17-3 18 0 9 4 12 12 12 4 0 12-3 15-12 1 0 6-20 9-31l8-39c4-8 6-18 8-27s5-21 5-22c6-13 29-51 69-51 19 0 22 15 22 30 0 25-19 80-26 97-4 11-5 16-5 20 0 21 16 35 35 35 40 0 55-61 55-65 0-5-3-5-5-5-4 0-4 2-6 9-9 29-22 52-43 52-7 0-9-4-9-14s3-21 7-31c7-22 25-68 25-92 0-29-18-46-48-46-38 0-60 26-66 36-2-23-19-36-40-36-19 0-27 17-32 24-6 14-12 40-12 41 0 5 4 5 5 5 5 0 5 0 7-10 7-30 16-50 31-50 9 0 13 4 13 19 0 8-1 13-6 36z"><text:p/></draw:path><draw:path draw:style-name="gr71" draw:text-style-name="P56" svg:width="0.208cm" svg:height="1.013cm" svg:x="8.902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/draw:g> </text:p>
      <text:p text:style-name="P34"><draw:g text:anchor-type="as-char" svg:y="-0.282cm" draw:z-index="4" draw:style-name="gr1"><svg:title>TexMaths</svg:title><svg:desc>12§display§=27x_1+21x_2§svg§600§FALSE§</svg:desc><draw:polygon draw:style-name="gr72" draw:text-style-name="P55" svg:width="2.637cm" svg:height="0.334cm" svg:x="0cm" svg:y="0.014cm" svg:viewBox="0 0 2638 335" draw:points="1320,335 0,335 0,0 2638,0 2638,335"><text:p/></draw:polygon><draw:path draw:style-name="gr73" draw:text-style-name="P56" svg:width="0.28cm" svg:height="0.099cm" svg:x="0.024cm" svg:y="0.132cm" svg:viewBox="0 0 281 100" svg:d="M267 17c7 0 14 0 14-9 0-8-7-8-13-8h-254c-7 0-14 0-14 8 0 9 7 9 14 9zM268 100c6 0 13 0 13-9 0-8-7-8-14-8h-253c-7 0-14 0-14 8 0 9 7 9 14 9z"><text:p/></draw:path><draw:path draw:style-name="gr74" draw:text-style-name="P56" svg:width="0.168cm" svg:height="0.281cm" svg:x="0.465cm" svg:y="0.004cm" svg:viewBox="0 0 169 282" svg:d="M32 250l46-45c66-59 91-80 91-122 0-49-37-83-90-83-48 0-79 40-79 77 0 23 22 23 22 23 8 0 22-5 22-22 0-11-8-23-22-23-4 0-4 0-5 1 9-27 32-43 57-43 39 0 57 34 57 70 0 33-22 67-45 92l-81 90c-5 5-5 6-5 17h157l12-74h-11c-2 13-4 32-8 38-4 4-32 4-41 4z"><text:p/></draw:path><draw:path draw:style-name="gr75" draw:text-style-name="P56" svg:width="0.18cm" svg:height="0.294cm" svg:x="0.678cm" svg:y="0cm" svg:viewBox="0 0 181 295" svg:d="M178 29c3-6 3-7 3-16h-102c-53 0-53-6-54-13h-11l-14 88h11c1-8 5-34 11-39 2-3 36-3 40-3h89c-5 7-38 52-48 67-38 57-53 115-53 158 0 5 0 24 20 24s20-19 20-24v-20c0-24 1-48 4-70 2-9 8-45 27-73z"><text:p/></draw:path><draw:path draw:style-name="gr76" draw:text-style-name="P56" svg:width="0.21cm" svg:height="0.191cm" svg:x="0.876cm" svg:y="0.098cm" svg:viewBox="0 0 211 192" svg:d="M130 60c2-12 12-50 40-50 4 0 14 0 22 4-12 3-20 14-20 23 0 7 4 16 17 16 9 0 22-7 22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3-5-5-5-3 0-4 2-6 5-13 46-43 55-56 55-17 0-23-13-23-27 0-10 2-18 7-37z"><text:p/></draw:path><draw:path draw:style-name="gr77" draw:text-style-name="P56" svg:width="0.107cm" svg:height="0.196cm" svg:x="1.137cm" svg:y="0.153cm" svg:viewBox="0 0 108 197" svg:d="M67 8c0-8-1-8-8-8-19 18-47 19-59 19v11c7 0 26 0 43-8v151c0 9 0 13-30 13h-11v11c5 0 42-1 53-1 10 0 47 1 53 1v-11h-11c-30 0-30-4-30-13z"><text:p/></draw:path><draw:path draw:style-name="gr78" draw:text-style-name="P56" svg:width="0.28cm" svg:height="0.281cm" svg:x="1.412cm" svg:y="0.039cm" svg:viewBox="0 0 281 282" svg:d="M150 150h118c6 0 13 0 13-8 0-10-7-10-13-10h-118v-118c0-7 0-14-8-14-10 0-10 7-10 14v118h-118c-7 0-14 0-14 10 0 8 7 8 14 8h118v118c0 6 0 14 10 14 8 0 8-8 8-14z"><text:p/></draw:path><draw:path draw:style-name="gr79" draw:text-style-name="P56" svg:width="0.168cm" svg:height="0.281cm" svg:x="1.83cm" svg:y="0.004cm" svg:viewBox="0 0 169 282" svg:d="M32 250l46-45c66-59 91-80 91-122 0-49-37-83-90-83-48 0-79 40-79 77 0 23 22 23 22 23 8 0 22-5 22-22 0-11-8-23-22-23-4 0-4 0-5 1 9-27 32-43 57-43 39 0 57 34 57 70 0 33-22 67-45 92l-81 90c-5 5-5 6-5 17h157l12-74h-11c-2 13-4 32-9 38-3 4-31 4-40 4z"><text:p/></draw:path><draw:path draw:style-name="gr80" draw:text-style-name="P56" svg:width="0.139cm" svg:height="0.281cm" svg:x="2.057cm" svg:y="0.004cm" svg:viewBox="0 0 140 282" svg:d="M88 11c0-10 0-11-11-11-27 26-64 26-77 26v15c8 0 34 0 55-12v219c0 16 0 21-38 21h-15v13c15-2 53-2 69-2 18 0 54 0 69 2v-13h-13c-38 0-39-5-39-21z"><text:p/></draw:path><draw:path draw:style-name="gr81" draw:text-style-name="P56" svg:width="0.21cm" svg:height="0.191cm" svg:x="2.242cm" svg:y="0.098cm" svg:viewBox="0 0 211 192" svg:d="M130 60c2-12 12-50 40-50 4 0 14 0 22 4-12 3-20 14-20 23 0 7 4 16 17 16 9 0 22-7 22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3-5-5-5-3 0-4 2-6 5-13 46-43 55-56 55-17 0-23-13-23-27 0-10 2-18 7-37z"><text:p/></draw:path><draw:path draw:style-name="gr82" draw:text-style-name="P56" svg:width="0.131cm" svg:height="0.196cm" svg:x="2.488cm" svg:y="0.153cm" svg:viewBox="0 0 132 197" svg:d="M132 143h-11c-1 7-3 24-8 27-1 2-24 2-29 2h-54c30-28 41-35 59-50 23-18 43-36 43-64 0-36-32-58-71-58-36 0-61 26-61 53 0 15 12 17 16 17 7 0 15-5 15-16 0-5-1-16-17-16 9-21 29-27 44-27 30 0 45 23 45 47 0 26-19 45-29 57l-72 70c-2 3-2 3-2 12h122z"><text:p/></draw:path></draw:g>.</text:p>
      <text:p text:style-name="P12">Selain itu,</text:p>
      <text:p text:style-name="P13"><text:tab/>Biaya material per pekan<text:tab/> <draw:g text:anchor-type="as-char" svg:y="-0.28cm" draw:z-index="6" draw:style-name="gr1"><svg:title>TexMaths</svg:title><svg:desc>12§display§=10x_1+9x_2§svg§600§FALSE§</svg:desc><draw:polygon draw:style-name="gr103" draw:text-style-name="P55" svg:width="2.425cm" svg:height="0.334cm" svg:x="0cm" svg:y="0.011cm" svg:viewBox="0 0 2426 335" draw:points="1213,335 0,335 0,0 2426,0 2426,335"><text:p/></draw:polygon><draw:path draw:style-name="gr104" draw:text-style-name="P56" svg:width="0.28cm" svg:height="0.099cm" svg:x="0.024cm" svg:y="0.127cm" svg:viewBox="0 0 281 100" svg:d="M266 17c8 0 15 0 15-9 0-8-7-8-13-8h-254c-7 0-14 0-14 8 0 9 7 9 14 9zM268 100c6 0 13 0 13-9 0-8-7-8-15-8h-252c-7 0-14 0-14 8 0 9 7 9 14 9z"><text:p/></draw:path><draw:path draw:style-name="gr105" draw:text-style-name="P56" svg:width="0.139cm" svg:height="0.282cm" svg:x="0.482cm" svg:y="0cm" svg:viewBox="0 0 140 283" svg:d="M88 11c0-10 0-11-10-11-28 26-65 26-78 26v15c8 0 34 0 55-12v220c0 16 0 20-38 20h-15v14c15-2 53-2 69-2 18 0 54 0 69 2v-14h-13c-38 0-39-4-39-20z"><text:p/></draw:path><draw:path draw:style-name="gr106" draw:text-style-name="P56" svg:width="0.178cm" svg:height="0.29cm" svg:x="0.67cm" svg:y="0cm" svg:viewBox="0 0 179 291" svg:d="M179 147c0-34-3-68-18-100-19-40-53-47-72-47-24 0-57 11-73 51-14 28-16 62-16 96 0 32 2 69 19 102 18 34 49 42 70 42 24 0 55-8 74-48 13-29 16-63 16-96zM89 283c-16 0-42-11-48-52-5-25-5-65-5-89 0-28 0-55 2-78 9-51 41-54 51-54 14 0 42 7 50 49 4 24 4 55 4 83 0 31 0 60-5 86-6 41-30 55-49 55z"><text:p/></draw:path><draw:path draw:style-name="gr107" draw:text-style-name="P56" svg:width="0.21cm" svg:height="0.191cm" svg:x="0.876cm" svg:y="0.095cm" svg:viewBox="0 0 211 192" svg:d="M130 60c2-12 12-50 40-50 4 0 14 0 22 4-12 3-20 14-20 23 0 7 4 16 16 16 10 0 23-7 23-25 0-22-25-28-39-28-26 0-40 22-45 32-11-28-33-32-45-32-45 0-69 55-69 65 0 5 4 5 5 5 4 0 5 0 6-5 14-45 42-55 56-55 9 0 23 3 23 27 0 14-7 42-23 101-6 28-21 45-39 45-4 0-13 0-22-5 11-2 21-12 21-23 0-12-10-16-17-16-12 0-23 13-23 26 0 19 22 27 40 27 28 0 44-30 44-32 5 16 20 32 46 32 44 0 68-55 68-65 0-4-4-4-5-4-3 0-5 1-6 4-13 46-43 56-56 56-17 0-23-13-23-28 0-10 2-18 7-37z"><text:p/></draw:path><draw:path draw:style-name="gr108" draw:text-style-name="P56" svg:width="0.107cm" svg:height="0.196cm" svg:x="1.136cm" svg:y="0.15cm" svg:viewBox="0 0 108 197" svg:d="M67 8c0-8-1-8-8-8-19 18-47 19-59 19v11c7 0 26 0 43-8v151c0 10 0 13-30 13h-11v11c5 0 42-1 53-1 10 0 47 1 53 1v-11h-11c-30 0-30-3-30-13z"><text:p/></draw:path><draw:path draw:style-name="gr109" draw:text-style-name="P56" svg:width="0.28cm" svg:height="0.282cm" svg:x="1.411cm" svg:y="0.036cm" svg:viewBox="0 0 281 283" svg:d="M150 150h118c6 0 13 0 13-8 0-10-7-10-13-10h-118v-118c0-7 0-14-8-14-10 0-10 7-10 14v118h-118c-7 0-14 0-14 10 0 8 7 8 14 8h118v118c0 6 0 15 10 15 8 0 8-9 8-15z"><text:p/></draw:path><draw:path draw:style-name="gr110" draw:text-style-name="P56" svg:width="0.174cm" svg:height="0.29cm" svg:x="1.825cm" svg:y="0cm" svg:viewBox="0 0 175 291" svg:d="M138 147v14c0 100-44 119-68 119-9 0-30-1-42-15 18 0 22-12 22-20 0-13-10-20-20-20-7 0-19 3-19 22 0 27 23 44 59 44 54 0 105-58 105-148 0-114-48-143-86-143-23 0-43 7-63 26-16 20-26 38-26 69 0 53 37 95 84 95 26 0 43-18 54-43zM85 180c-6 0-26 0-39-26-8-17-8-37-8-58 0-23 0-43 9-59 12-20 27-26 42-26 20 0 33 14 42 33 5 14 6 40 6 59 0 36-15 77-52 77z"><text:p/></draw:path><draw:path draw:style-name="gr111" draw:text-style-name="P56" svg:width="0.21cm" svg:height="0.191cm" svg:x="2.03cm" svg:y="0.095cm" svg:viewBox="0 0 211 192" svg:d="M130 60c2-12 12-50 40-50 4 0 14 0 22 4-12 3-20 14-20 23 0 7 4 16 16 16 10 0 23-7 23-25 0-22-25-28-39-28-26 0-40 22-45 32-11-28-33-32-45-32-45 0-69 55-69 65 0 5 4 5 5 5 4 0 5 0 6-5 14-45 42-55 56-55 9 0 23 3 23 27 0 14-7 42-23 101-6 28-21 45-39 45-4 0-13 0-22-5 11-2 21-12 21-23 0-12-10-16-17-16-12 0-23 13-23 26 0 19 22 27 41 27 27 0 43-30 43-32 5 16 20 32 47 32 43 0 67-55 67-65 0-4-4-4-5-4-3 0-5 1-6 4-13 46-43 56-56 56-17 0-23-13-23-28 0-10 2-18 7-37z"><text:p/></draw:path><draw:path draw:style-name="gr112" draw:text-style-name="P56" svg:width="0.131cm" svg:height="0.196cm" svg:x="2.275cm" svg:y="0.15cm" svg:viewBox="0 0 132 197" svg:d="M132 143h-11c-1 7-3 24-8 28-1 1-24 1-29 1h-54c30-28 41-35 59-49 23-18 43-36 43-65 0-36-32-58-71-58-36 0-61 26-61 53 0 16 12 17 16 17 7 0 15-5 15-16 0-5-1-16-17-16 9-21 29-27 44-27 30 0 45 23 45 47 0 26-19 45-29 57l-72 70c-2 4-2 5-2 12h122z"><text:p/></draw:path></draw:g></text:p>
      <text:p text:style-name="P13"><text:tab/>Biaya lain per pekan<text:tab/> <draw:g text:anchor-type="as-char" svg:y="-0.282cm" draw:z-index="7" draw:style-name="gr1"><svg:title>TexMaths</svg:title><svg:desc>12§display§=14x_1+10x_2§svg§600§FALSE§</svg:desc><draw:polygon draw:style-name="gr113" draw:text-style-name="P55" svg:width="2.637cm" svg:height="0.334cm" svg:x="0cm" svg:y="0.014cm" svg:viewBox="0 0 2638 335" draw:points="1320,335 0,335 0,0 2638,0 2638,335"><text:p/></draw:polygon><draw:path draw:style-name="gr114" draw:text-style-name="P56" svg:width="0.28cm" svg:height="0.099cm" svg:x="0.024cm" svg:y="0.132cm" svg:viewBox="0 0 281 100" svg:d="M267 17c7 0 14 0 14-9 0-8-7-8-13-8h-254c-7 0-14 0-14 8 0 9 7 9 14 9zM268 100c6 0 13 0 13-9 0-8-7-8-14-8h-253c-7 0-14 0-14 8 0 9 7 9 14 9z"><text:p/></draw:path><draw:path draw:style-name="gr115" draw:text-style-name="P56" svg:width="0.139cm" svg:height="0.281cm" svg:x="0.483cm" svg:y="0.004cm" svg:viewBox="0 0 140 282" svg:d="M88 11c0-10 0-11-10-11-28 26-65 26-78 26v15c8 0 34 0 55-12v219c0 16 0 21-38 21h-15v13c15-2 53-2 69-2 18 0 54 0 69 2v-13h-13c-38 0-39-5-39-21z"><text:p/></draw:path><draw:path draw:style-name="gr116" draw:text-style-name="P56" svg:width="0.188cm" svg:height="0.285cm" svg:x="0.666cm" svg:y="0cm" svg:viewBox="0 0 189 286" svg:d="M113 217v36c0 16 0 21-33 21h-8v12c17-2 40-2 56-2 18 0 41 0 58 2v-12h-8c-32 0-33-5-33-21v-36h44v-14h-44v-192c0-9 0-11-7-11-4 0-5 0-7 5l-131 198v14zM115 203h-103l103-157z"><text:p/></draw:path><draw:path draw:style-name="gr117" draw:text-style-name="P56" svg:width="0.21cm" svg:height="0.191cm" svg:x="0.876cm" svg:y="0.098cm" svg:viewBox="0 0 211 192" svg:d="M130 60c2-12 12-50 40-50 4 0 14 0 22 4-12 3-20 14-20 23 0 7 4 16 17 16 9 0 22-7 22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3-5-5-5-3 0-4 2-6 5-13 46-43 55-56 55-17 0-23-13-23-27 0-10 2-18 7-37z"><text:p/></draw:path><draw:path draw:style-name="gr118" draw:text-style-name="P56" svg:width="0.107cm" svg:height="0.196cm" svg:x="1.137cm" svg:y="0.153cm" svg:viewBox="0 0 108 197" svg:d="M67 8c0-8-1-8-8-8-19 18-47 19-59 19v11c7 0 26 0 43-8v151c0 9 0 13-30 13h-11v11c5 0 42-1 53-1 10 0 47 1 53 1v-11h-11c-30 0-30-4-30-13z"><text:p/></draw:path><draw:path draw:style-name="gr119" draw:text-style-name="P56" svg:width="0.28cm" svg:height="0.281cm" svg:x="1.412cm" svg:y="0.039cm" svg:viewBox="0 0 281 282" svg:d="M150 150h118c6 0 13 0 13-8 0-10-7-10-13-10h-118v-118c0-7 0-14-8-14-10 0-10 7-10 14v118h-118c-7 0-14 0-14 10 0 8 7 8 14 8h118v118c0 6 0 14 10 14 8 0 8-8 8-14z"><text:p/></draw:path><draw:path draw:style-name="gr120" draw:text-style-name="P56" svg:width="0.139cm" svg:height="0.281cm" svg:x="1.847cm" svg:y="0.004cm" svg:viewBox="0 0 140 282" svg:d="M88 11c0-10 0-11-11-11-27 26-64 26-77 26v15c8 0 34 0 55-12v219c0 16 0 21-38 21h-15v13c15-2 53-2 69-2 18 0 54 0 69 2v-13h-13c-38 0-39-5-39-21z"><text:p/></draw:path><draw:path draw:style-name="gr121" draw:text-style-name="P56" svg:width="0.178cm" svg:height="0.289cm" svg:x="2.035cm" svg:y="0.004cm" svg:viewBox="0 0 179 290" svg:d="M179 146c0-33-3-67-18-99-19-40-53-47-72-47-24 0-57 11-73 50-14 29-16 63-16 96s2 70 19 102c18 34 49 42 70 42 24 0 55-8 74-49 13-29 16-62 16-95zM89 282c-16 0-42-11-49-52-4-25-4-64-4-88 0-28 0-56 2-78 9-51 41-54 51-54 14 0 42 7 50 49 4 24 4 55 4 83 0 31 0 60-5 86-6 41-30 54-49 54z"><text:p/></draw:path><draw:path draw:style-name="gr122" draw:text-style-name="P56" svg:width="0.21cm" svg:height="0.191cm" svg:x="2.242cm" svg:y="0.098cm" svg:viewBox="0 0 211 192" svg:d="M130 60c2-12 12-50 40-50 4 0 14 0 22 4-12 3-20 14-20 23 0 7 4 16 17 16 9 0 22-7 22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3-5-5-5-3 0-4 2-6 5-13 46-43 55-56 55-17 0-23-13-23-27 0-10 2-18 7-37z"><text:p/></draw:path><draw:path draw:style-name="gr123" draw:text-style-name="P56" svg:width="0.131cm" svg:height="0.196cm" svg:x="2.488cm" svg:y="0.153cm" svg:viewBox="0 0 132 197" svg:d="M132 143h-11c-1 7-3 24-8 27-1 2-24 2-29 2h-54c30-28 41-35 59-50 23-18 43-36 43-64 0-36-32-58-71-58-36 0-61 26-61 53 0 15 12 17 16 17 7 0 15-5 15-16 0-5-1-16-17-16 9-21 29-27 44-27 30 0 45 23 45 47 0 26-19 45-29 57l-72 70c-2 3-2 3-2 12h122z"><text:p/></draw:path></draw:g></text:p>
      <text:p text:style-name="P14">Sehingga Giapetto ingin memaksimalkan</text:p>
      <text:p text:style-name="P15"><draw:g text:anchor-type="as-char" svg:y="-0.318cm" draw:z-index="8" draw:style-name="gr1"><svg:title>TexMaths</svg:title><svg:desc>12§display§(27x_1+21x_2)-(10x_1+9x_2)-(14x_1+10x_2)=3x_1+2x_2§svg§600§FALSE§</svg:desc><draw:polygon draw:style-name="gr124" draw:text-style-name="P55" svg:width="10.77cm" svg:height="0.42cm" svg:x="0cm" svg:y="0.002cm" svg:viewBox="0 0 10771 421" draw:points="5386,421 0,421 0,0 10771,0 10771,421"><text:p/></draw:polygon><draw:path draw:style-name="gr125" draw:text-style-name="P56" svg:width="0.097cm" svg:height="0.421cm" svg:x="0.041cm" svg:y="0.001cm" svg:viewBox="0 0 98 422" svg:d="M98 419c0-1 0-3-7-10-53-53-66-133-66-198 0-73 16-146 69-199 4-5 4-6 4-8 0-3-1-4-4-4-4 0-42 29-68 83-21 45-26 92-26 128 0 34 5 84 28 132 26 53 62 79 66 79 3 0 4-1 4-3z"><text:p/></draw:path><draw:path draw:style-name="gr126" draw:text-style-name="P56" svg:width="0.168cm" svg:height="0.281cm" svg:x="0.185cm" svg:y="0.035cm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127" draw:text-style-name="P56" svg:width="0.18cm" svg:height="0.294cm" svg:x="0.397cm" svg:y="0.032cm" svg:viewBox="0 0 181 295" svg:d="M178 29c3-6 3-7 3-16h-102c-53 0-53-6-54-13h-11l-14 88h11c1-8 5-34 11-39 2-3 36-3 40-3h89c-5 7-38 52-48 67-38 57-53 115-53 158 0 5 0 24 20 24s20-19 20-24v-20c0-23 1-47 4-70 2-9 8-45 27-73z"><text:p/></draw:path><draw:path draw:style-name="gr128" draw:text-style-name="P56" svg:width="0.21cm" svg:height="0.191cm" svg:x="0.596cm" svg:y="0.13cm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129" draw:text-style-name="P56" svg:width="0.107cm" svg:height="0.196cm" svg:x="0.857cm" svg:y="0.183cm" svg:viewBox="0 0 108 197" svg:d="M67 8c0-8-1-8-8-8-19 18-47 19-59 19v11c7 0 26 0 43-8v151c0 9 0 13-30 13h-11v11c5 0 42-1 53-1 10 0 47 1 53 1v-11h-11c-30 0-30-4-30-13z"><text:p/></draw:path><draw:path draw:style-name="gr130" draw:text-style-name="P56" svg:width="0.28cm" svg:height="0.281cm" svg:x="1.13cm" svg:y="0.07cm" svg:viewBox="0 0 281 282" svg:d="M150 150h118c6 0 13 0 13-8 0-10-7-10-13-10h-118v-118c0-7 0-14-8-14-10 0-10 7-10 14v118h-118c-7 0-14 0-14 10 0 8 7 8 14 8h118v118c0 6 0 14 10 14 8 0 8-8 8-14z"><text:p/></draw:path><draw:path draw:style-name="gr131" draw:text-style-name="P56" svg:width="0.168cm" svg:height="0.281cm" svg:x="1.548cm" svg:y="0.035cm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132" draw:text-style-name="P56" svg:width="0.139cm" svg:height="0.281cm" svg:x="1.775cm" svg:y="0.035cm" svg:viewBox="0 0 140 282" svg:d="M88 11c0-10 0-11-11-11-27 26-64 26-77 26v15c8 0 34 0 55-12v219c0 16 0 21-38 21h-15v13c15-1 53-1 69-1 18 0 54 0 69 1v-13h-13c-38 0-39-5-39-21z"><text:p/></draw:path><draw:path draw:style-name="gr133" draw:text-style-name="P56" svg:width="0.21cm" svg:height="0.191cm" svg:x="1.959cm" svg:y="0.13cm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draw:path draw:style-name="gr134" draw:text-style-name="P56" svg:width="0.131cm" svg:height="0.196cm" svg:x="2.205cm" svg:y="0.183cm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135" draw:text-style-name="P56" svg:width="0.097cm" svg:height="0.421cm" svg:x="2.401cm" svg:y="0.001cm" svg:viewBox="0 0 98 422" svg:d="M98 211c0-32-4-84-27-132-25-51-63-79-67-79-2 0-4 2-4 4s0 3 7 10c43 41 67 108 67 197 0 72-15 147-68 199-6 6-6 8-6 9 0 2 2 3 4 3 4 0 43-28 68-82 22-46 26-93 26-129z"><text:p/></draw:path><draw:path draw:style-name="gr136" draw:text-style-name="P56" svg:width="0.257cm" svg:height="0.017cm" svg:x="2.668cm" svg:y="0.203cm" svg:viewBox="0 0 258 18" svg:d="M244 18c7 0 14 0 14-10 0-8-7-8-14-8h-230c-7 0-14 0-14 8 0 10 7 10 14 10z"><text:p/></draw:path><draw:path draw:style-name="gr137" draw:text-style-name="P56" svg:width="0.097cm" svg:height="0.421cm" svg:x="3.096cm" svg:y="0.001cm" svg:viewBox="0 0 98 422" svg:d="M98 419c0-1 0-3-7-10-53-53-66-133-66-198 0-73 16-146 69-199 4-5 4-6 4-8 0-3-1-4-4-4-4 0-42 29-68 83-21 45-26 92-26 128 0 34 5 84 28 132 26 53 62 79 66 79 3 0 4-1 4-3z"><text:p/></draw:path><draw:path draw:style-name="gr138" draw:text-style-name="P56" svg:width="0.139cm" svg:height="0.281cm" svg:x="3.255cm" svg:y="0.035cm" svg:viewBox="0 0 140 282" svg:d="M88 11c0-10 0-11-11-11-27 26-64 26-77 26v15c8 0 34 0 55-12v219c0 16 0 21-38 21h-15v13c15-1 53-1 69-1 18 0 54 0 69 1v-13h-13c-38 0-39-5-39-21z"><text:p/></draw:path><draw:path draw:style-name="gr139" draw:text-style-name="P56" svg:width="0.178cm" svg:height="0.289cm" svg:x="3.444cm" svg:y="0.035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140" draw:text-style-name="P56" svg:width="0.21cm" svg:height="0.191cm" svg:x="3.65cm" svg:y="0.13cm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2 55-56 55-17 0-23-13-23-27 0-10 2-18 7-37z"><text:p/></draw:path><draw:path draw:style-name="gr141" draw:text-style-name="P56" svg:width="0.107cm" svg:height="0.196cm" svg:x="3.909cm" svg:y="0.183cm" svg:viewBox="0 0 108 197" svg:d="M67 8c0-8-1-8-8-8-19 18-47 19-59 19v11c7 0 26 0 43-8v151c0 9 0 13-30 13h-11v11c5 0 42-1 53-1 10 0 47 1 53 1v-11h-11c-30 0-30-4-30-13z"><text:p/></draw:path><draw:path draw:style-name="gr142" draw:text-style-name="P56" svg:width="0.28cm" svg:height="0.281cm" svg:x="4.184cm" svg:y="0.07cm" svg:viewBox="0 0 281 282" svg:d="M150 150h118c6 0 13 0 13-8 0-10-7-10-13-10h-118v-118c0-7 0-14-8-14-10 0-10 7-10 14v118h-118c-7 0-14 0-14 10 0 8 7 8 14 8h118v118c0 6 0 14 10 14 8 0 8-8 8-14z"><text:p/></draw:path><draw:path draw:style-name="gr143" draw:text-style-name="P56" svg:width="0.174cm" svg:height="0.289cm" svg:x="4.599cm" svg:y="0.035cm" svg:viewBox="0 0 175 290" svg:d="M138 146v15c0 99-44 119-68 119-9 0-30-2-42-16 18 0 22-12 22-19 0-13-10-21-20-21-7 0-19 4-19 22 0 28 23 44 59 44 54 0 105-57 105-147 0-114-48-143-86-143-23 0-43 7-63 26-16 20-26 38-26 69 0 53 37 95 84 95 26 0 43-18 54-44zM85 180c-6 0-26 0-39-26-8-17-8-38-8-58 0-23 0-43 9-59 12-20 27-26 42-26 20 0 33 14 42 33 5 14 6 40 6 59 0 36-15 77-52 77z"><text:p/></draw:path><draw:path draw:style-name="gr144" draw:text-style-name="P56" svg:width="0.21cm" svg:height="0.191cm" svg:x="4.803cm" svg:y="0.13cm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draw:path draw:style-name="gr145" draw:text-style-name="P56" svg:width="0.131cm" svg:height="0.196cm" svg:x="5.05cm" svg:y="0.183cm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146" draw:text-style-name="P56" svg:width="0.097cm" svg:height="0.421cm" svg:x="5.245cm" svg:y="0.001cm" svg:viewBox="0 0 98 422" svg:d="M98 211c0-32-4-84-27-132-25-51-63-79-67-79-2 0-4 2-4 4s0 3 7 10c43 41 67 108 67 197 0 72-15 147-68 199-6 6-6 8-6 9 0 2 2 3 4 3 4 0 43-28 68-82 22-46 26-93 26-129z"><text:p/></draw:path><draw:path draw:style-name="gr147" draw:text-style-name="P56" svg:width="0.257cm" svg:height="0.017cm" svg:x="5.513cm" svg:y="0.203cm" svg:viewBox="0 0 258 18" svg:d="M244 18c7 0 14 0 14-10 0-8-7-8-14-8h-230c-7 0-14 0-14 8 0 10 7 10 14 10z"><text:p/></draw:path><draw:path draw:style-name="gr148" draw:text-style-name="P56" svg:width="0.097cm" svg:height="0.421cm" svg:x="5.94cm" svg:y="0.001cm" svg:viewBox="0 0 98 422" svg:d="M98 419c0-1 0-3-7-10-53-53-66-133-66-198 0-73 16-146 69-199 4-5 4-6 4-8 0-3-1-4-4-4-4 0-42 29-68 83-21 45-26 92-26 128 0 34 5 84 28 132 26 53 62 79 66 79 3 0 4-1 4-3z"><text:p/></draw:path><draw:path draw:style-name="gr149" draw:text-style-name="P56" svg:width="0.139cm" svg:height="0.281cm" svg:x="6.099cm" svg:y="0.035cm" svg:viewBox="0 0 140 282" svg:d="M88 11c0-10 0-11-11-11-27 26-64 26-77 26v15c8 0 34 0 55-12v219c0 16 0 21-38 21h-15v13c15-1 53-1 69-1 18 0 54 0 69 1v-13h-13c-38 0-39-5-39-21z"><text:p/></draw:path><draw:path draw:style-name="gr150" draw:text-style-name="P56" svg:width="0.187cm" svg:height="0.285cm" svg:x="6.284cm" svg:y="0.032cm" svg:viewBox="0 0 188 286" svg:d="M113 217v36c0 16 0 21-33 21h-8v12c17 0 40 0 56 0 18 0 41 0 58 0v-12h-8c-32 0-33-5-33-21v-36h43v-13h-43v-193c0-9 0-11-7-11-4 0-5 0-7 5l-131 199v13zM115 204h-103l103-158z"><text:p/></draw:path><draw:path draw:style-name="gr151" draw:text-style-name="P56" svg:width="0.21cm" svg:height="0.191cm" svg:x="6.494cm" svg:y="0.13cm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draw:path draw:style-name="gr152" draw:text-style-name="P56" svg:width="0.107cm" svg:height="0.196cm" svg:x="6.754cm" svg:y="0.183cm" svg:viewBox="0 0 108 197" svg:d="M67 8c0-8 0-8-8-8-19 18-47 19-59 19v11c7 0 26 0 43-8v151c0 9 0 13-30 13h-11v11c5 0 42-1 53-1 10 0 47 1 53 1v-11h-11c-30 0-30-4-30-13z"><text:p/></draw:path><draw:path draw:style-name="gr153" draw:text-style-name="P56" svg:width="0.28cm" svg:height="0.281cm" svg:x="7.029cm" svg:y="0.07cm" svg:viewBox="0 0 281 282" svg:d="M150 150h118c6 0 13 0 13-8 0-10-7-10-13-10h-118v-118c0-7 0-14-8-14-10 0-10 7-10 14v118h-118c-7 0-14 0-14 10 0 8 7 8 14 8h118v118c0 6 0 14 10 14 8 0 8-8 8-14z"><text:p/></draw:path><draw:path draw:style-name="gr154" draw:text-style-name="P56" svg:width="0.139cm" svg:height="0.281cm" svg:x="7.462cm" svg:y="0.035cm" svg:viewBox="0 0 140 282" svg:d="M88 11c0-10 0-11-11-11-27 26-64 26-77 26v15c8 0 34 0 55-12v219c0 16 0 21-38 21h-15v13c15-1 53-1 69-1 18 0 54 0 69 1v-13h-13c-38 0-39-5-39-21z"><text:p/></draw:path><draw:path draw:style-name="gr155" draw:text-style-name="P56" svg:width="0.178cm" svg:height="0.289cm" svg:x="7.651cm" svg:y="0.035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156" draw:text-style-name="P56" svg:width="0.21cm" svg:height="0.191cm" svg:x="7.858cm" svg:y="0.13cm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draw:path draw:style-name="gr157" draw:text-style-name="P56" svg:width="0.131cm" svg:height="0.196cm" svg:x="8.104cm" svg:y="0.183cm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158" draw:text-style-name="P56" svg:width="0.097cm" svg:height="0.421cm" svg:x="8.298cm" svg:y="0.001cm" svg:viewBox="0 0 98 422" svg:d="M98 211c0-32-4-84-27-132-25-51-63-79-67-79-2 0-4 2-4 4s0 3 7 10c43 41 67 108 67 197 0 72-15 147-68 199-6 6-6 8-6 9 0 2 2 3 4 3 4 0 43-28 68-82 22-46 26-93 26-129z"><text:p/></draw:path><draw:path draw:style-name="gr159" draw:text-style-name="P56" svg:width="0.28cm" svg:height="0.099cm" svg:x="8.579cm" svg:y="0.161cm" svg:viewBox="0 0 281 100" svg:d="M266 17c8 0 15 0 15-9 0-8-7-8-13-8h-254c-7 0-14 0-14 8 0 9 7 9 14 9zM268 100c6 0 13 0 13-9 0-8-7-8-15-8h-252c-7 0-14 0-14 8 0 9 7 9 14 9z"><text:p/></draw:path><draw:path draw:style-name="gr160" draw:text-style-name="P56" svg:width="0.174cm" svg:height="0.289cm" svg:x="9.017cm" svg:y="0.035cm" svg:viewBox="0 0 175 290" svg:d="M106 132c34-10 58-40 58-73 0-35-37-59-78-59-42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161" draw:text-style-name="P56" svg:width="0.21cm" svg:height="0.191cm" svg:x="9.221cm" svg:y="0.13cm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draw:path draw:style-name="gr162" draw:text-style-name="P56" svg:width="0.107cm" svg:height="0.196cm" svg:x="9.481cm" svg:y="0.183cm" svg:viewBox="0 0 108 197" svg:d="M67 8c0-8-1-8-8-8-19 18-47 19-59 19v11c7 0 26 0 43-8v151c0 9 0 13-30 13h-11v11c5 0 42-1 53-1 10 0 47 1 53 1v-11h-11c-30 0-30-4-30-13z"><text:p/></draw:path><draw:path draw:style-name="gr163" draw:text-style-name="P56" svg:width="0.28cm" svg:height="0.281cm" svg:x="9.756cm" svg:y="0.07cm" svg:viewBox="0 0 281 282" svg:d="M150 150h118c6 0 13 0 13-8 0-10-7-10-13-10h-118v-118c0-7 0-14-8-14-10 0-10 7-10 14v118h-118c-7 0-14 0-14 10 0 8 7 8 14 8h118v118c0 6 0 14 10 14 8 0 8-8 8-14z"><text:p/></draw:path><draw:path draw:style-name="gr164" draw:text-style-name="P56" svg:width="0.168cm" svg:height="0.281cm" svg:x="10.173cm" svg:y="0.035cm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165" draw:text-style-name="P56" svg:width="0.21cm" svg:height="0.191cm" svg:x="10.375cm" svg:y="0.13cm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166" draw:text-style-name="P56" svg:width="0.131cm" svg:height="0.196cm" svg:x="10.621cm" svg:y="0.183cm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/draw:g>.</text:p>
      <text:p text:style-name="P16"/>
      <text:p text:style-name="P16">Cara lain:</text:p>
      <text:p text:style-name="P41">Pendapatan tiap pekan = (kontribusi yang menguntungkan per tentara) (banyaknya tentara tiap pekan) + (kontribusi yang menguntungkan per kereta) (banyaknya kereta tiap pekan) </text:p>
      <text:p text:style-name="P47"><text:soft-page-break/><draw:g text:anchor-type="as-char" svg:y="-0.318cm" draw:z-index="9" draw:style-name="gr1"><svg:title>TexMaths</svg:title><svg:desc>12§display§=(27-10-14)x_1+(21-9-10)x_2§svg§600§FALSE§</svg:desc><draw:polygon draw:style-name="gr167" draw:text-style-name="P55" svg:width="6.817cm" svg:height="0.42cm" svg:x="0cm" svg:y="0.002cm" svg:viewBox="0 0 6818 421" draw:points="3409,421 0,421 0,0 6818,0 6818,421"><text:p/></draw:polygon><draw:path draw:style-name="gr168" draw:text-style-name="P56" svg:width="0.28cm" svg:height="0.099cm" svg:x="0.024cm" svg:y="0.161cm" svg:viewBox="0 0 281 100" svg:d="M266 17c8 0 15 0 15-9 0-8-7-8-13-8h-254c-7 0-14 0-14 8 0 9 7 9 14 9zM268 100c6 0 13 0 13-9 0-8-7-8-15-8h-252c-7 0-14 0-14 8 0 9 7 9 14 9z"><text:p/></draw:path><draw:path draw:style-name="gr169" draw:text-style-name="P56" svg:width="0.097cm" svg:height="0.421cm" svg:x="0.486cm" svg:y="0.001cm" svg:viewBox="0 0 98 422" svg:d="M98 419c0-1 0-3-7-10-53-53-66-133-66-198 0-73 16-146 69-199 4-5 4-6 4-8 0-3-1-4-4-4-4 0-42 29-68 83-21 45-26 92-26 128 0 34 5 84 28 132 26 53 62 79 66 79 3 0 4-1 4-3z"><text:p/></draw:path><draw:path draw:style-name="gr170" draw:text-style-name="P56" svg:width="0.168cm" svg:height="0.281cm" svg:x="0.629cm" svg:y="0.036cm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171" draw:text-style-name="P56" svg:width="0.18cm" svg:height="0.294cm" svg:x="0.841cm" svg:y="0.032cm" svg:viewBox="0 0 181 295" svg:d="M178 29c3-6 3-7 3-16h-102c-53 0-53-6-54-13h-11l-14 88h11c1-8 5-34 11-39 2-3 36-3 40-3h89c-5 7-38 52-48 67-38 57-53 115-53 158 0 5 0 24 20 24s20-19 20-24v-20c0-23 1-47 4-70 2-9 8-45 27-73z"><text:p/></draw:path><draw:path draw:style-name="gr172" draw:text-style-name="P56" svg:width="0.257cm" svg:height="0.017cm" svg:x="1.156cm" svg:y="0.203cm" svg:viewBox="0 0 258 18" svg:d="M244 18c7 0 14 0 14-10 0-8-7-8-14-8h-230c-7 0-14 0-14 8 0 10 7 10 14 10z"><text:p/></draw:path><draw:path draw:style-name="gr173" draw:text-style-name="P56" svg:width="0.139cm" svg:height="0.281cm" svg:x="1.579cm" svg:y="0.036cm" svg:viewBox="0 0 140 282" svg:d="M88 11c0-10 0-11-11-11-27 26-64 26-77 26v15c8 0 34 0 55-12v219c0 16 0 21-38 21h-15v13c15-1 53-1 69-1 18 0 54 0 69 1v-13h-13c-38 0-39-5-39-21z"><text:p/></draw:path><draw:path draw:style-name="gr174" draw:text-style-name="P56" svg:width="0.178cm" svg:height="0.289cm" svg:x="1.769cm" svg:y="0.036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175" draw:text-style-name="P56" svg:width="0.257cm" svg:height="0.017cm" svg:x="2.091cm" svg:y="0.203cm" svg:viewBox="0 0 258 18" svg:d="M244 18c7 0 14 0 14-10 0-8-7-8-14-8h-230c-7 0-14 0-14 8 0 10 7 10 14 10z"><text:p/></draw:path><draw:path draw:style-name="gr176" draw:text-style-name="P56" svg:width="0.139cm" svg:height="0.281cm" svg:x="2.514cm" svg:y="0.036cm" svg:viewBox="0 0 140 282" svg:d="M88 11c0-10 0-11-11-11-27 26-64 26-77 26v15c8 0 34 0 55-12v219c0 16 0 21-38 21h-15v13c15-1 53-1 69-1 18 0 54 0 69 1v-13h-13c-38 0-39-5-39-21z"><text:p/></draw:path><draw:path draw:style-name="gr177" draw:text-style-name="P56" svg:width="0.187cm" svg:height="0.285cm" svg:x="2.699cm" svg:y="0.032cm" svg:viewBox="0 0 188 286" svg:d="M113 217v36c0 16 0 21-33 21h-8v12c17 0 40 0 56 0 18 0 41 0 58 0v-12h-8c-32 0-33-5-33-21v-36h43v-13h-43v-193c0-9 0-11-7-11-4 0-5 0-7 5l-131 199v13zM115 204h-103l103-158z"><text:p/></draw:path><draw:path draw:style-name="gr178" draw:text-style-name="P56" svg:width="0.097cm" svg:height="0.421cm" svg:x="2.921cm" svg:y="0.001cm" svg:viewBox="0 0 98 422" svg:d="M98 211c0-32-4-84-27-132-25-51-63-79-67-79-2 0-4 2-4 4s0 3 7 10c43 41 67 108 67 197 0 72-15 147-68 199-6 6-6 8-6 9 0 2 2 3 4 3 4 0 43-28 68-82 22-46 26-93 26-129z"><text:p/></draw:path><draw:path draw:style-name="gr179" draw:text-style-name="P56" svg:width="0.21cm" svg:height="0.191cm" svg:x="3.072cm" svg:y="0.13cm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draw:path draw:style-name="gr180" draw:text-style-name="P56" svg:width="0.107cm" svg:height="0.196cm" svg:x="3.332cm" svg:y="0.183cm" svg:viewBox="0 0 108 197" svg:d="M67 8c0-8-1-8-8-8-19 18-47 19-59 19v11c7 0 26 0 43-8v151c0 9 0 13-30 13h-11v11c5 0 42-1 53-1 10 0 47 1 53 1v-11h-11c-30 0-30-4-30-13z"><text:p/></draw:path><draw:path draw:style-name="gr181" draw:text-style-name="P56" svg:width="0.28cm" svg:height="0.281cm" svg:x="3.607cm" svg:y="0.07cm" svg:viewBox="0 0 281 282" svg:d="M150 150h118c6 0 13 0 13-8 0-10-7-10-13-10h-118v-118c0-7 0-14-8-14-10 0-10 7-10 14v118h-118c-7 0-14 0-14 10 0 8 7 8 14 8h118v118c0 6 0 14 10 14 8 0 8-8 8-14z"><text:p/></draw:path><draw:path draw:style-name="gr182" draw:text-style-name="P56" svg:width="0.097cm" svg:height="0.421cm" svg:x="4.045cm" svg:y="0.001cm" svg:viewBox="0 0 98 422" svg:d="M98 419c0-1 0-3-7-10-53-53-66-133-66-198 0-73 16-146 69-199 4-5 4-6 4-8 0-3-1-4-4-4-4 0-42 29-68 83-21 45-26 92-26 128 0 34 5 84 28 132 26 53 62 79 66 79 3 0 4-1 4-3z"><text:p/></draw:path><draw:path draw:style-name="gr183" draw:text-style-name="P56" svg:width="0.168cm" svg:height="0.281cm" svg:x="4.188cm" svg:y="0.036cm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184" draw:text-style-name="P56" svg:width="0.139cm" svg:height="0.281cm" svg:x="4.415cm" svg:y="0.036cm" svg:viewBox="0 0 140 282" svg:d="M88 11c0-10 0-11-11-11-27 26-64 26-77 26v15c8 0 34 0 55-12v219c0 16 0 21-38 21h-15v13c15-1 53-1 69-1 18 0 54 0 69 1v-13h-13c-38 0-39-5-39-21z"><text:p/></draw:path><draw:path draw:style-name="gr185" draw:text-style-name="P56" svg:width="0.257cm" svg:height="0.017cm" svg:x="4.716cm" svg:y="0.203cm" svg:viewBox="0 0 258 18" svg:d="M244 18c7 0 14 0 14-10 0-8-7-8-14-8h-230c-7 0-14 0-14 8 0 10 7 10 14 10z"><text:p/></draw:path><draw:path draw:style-name="gr186" draw:text-style-name="P56" svg:width="0.174cm" svg:height="0.289cm" svg:x="5.119cm" svg:y="0.036cm" svg:viewBox="0 0 175 290" svg:d="M138 146v15c0 99-44 119-68 119-9 0-30-2-42-16 18 0 22-12 22-19 0-13-10-21-20-21-7 0-19 4-19 22 0 28 23 44 59 44 54 0 105-57 105-147 0-114-48-143-86-143-23 0-43 7-63 26-16 20-26 38-26 69 0 53 37 95 84 95 26 0 43-18 54-44zM85 180c-6 0-26 0-39-26-8-17-8-38-8-58 0-23 0-43 9-59 12-20 27-26 42-26 20 0 33 14 42 33 5 14 6 40 6 59 0 36-15 77-52 77z"><text:p/></draw:path><draw:path draw:style-name="gr187" draw:text-style-name="P56" svg:width="0.257cm" svg:height="0.017cm" svg:x="5.441cm" svg:y="0.203cm" svg:viewBox="0 0 258 18" svg:d="M244 18c7 0 14 0 14-10 0-8-7-8-14-8h-230c-7 0-14 0-14 8 0 10 7 10 14 10z"><text:p/></draw:path><draw:path draw:style-name="gr188" draw:text-style-name="P56" svg:width="0.139cm" svg:height="0.281cm" svg:x="5.863cm" svg:y="0.036cm" svg:viewBox="0 0 140 282" svg:d="M88 11c0-10 0-11-11-11-27 26-64 26-77 26v15c8 0 34 0 55-12v219c0 16 0 21-38 21h-15v13c15-1 53-1 69-1 18 0 54 0 69 1v-13h-13c-38 0-39-5-39-21z"><text:p/></draw:path><draw:path draw:style-name="gr189" draw:text-style-name="P56" svg:width="0.178cm" svg:height="0.289cm" svg:x="6.052cm" svg:y="0.036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190" draw:text-style-name="P56" svg:width="0.097cm" svg:height="0.421cm" svg:x="6.27cm" svg:y="0.001cm" svg:viewBox="0 0 98 422" svg:d="M98 211c0-32-4-84-27-132-25-51-63-79-67-79-2 0-4 2-4 4s0 3 7 10c43 41 67 108 67 197 0 72-15 147-68 199-6 6-6 8-6 9 0 2 2 3 4 3 4 0 43-28 68-82 22-46 26-93 26-129z"><text:p/></draw:path><draw:path draw:style-name="gr191" draw:text-style-name="P56" svg:width="0.21cm" svg:height="0.191cm" svg:x="6.422cm" svg:y="0.13cm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draw:path draw:style-name="gr192" draw:text-style-name="P56" svg:width="0.131cm" svg:height="0.196cm" svg:x="6.668cm" svg:y="0.183cm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/draw:g> </text:p>
      <text:p text:style-name="P46"><draw:g text:anchor-type="as-char" svg:y="-0.28cm" draw:z-index="10" draw:style-name="gr1"><svg:title>TexMaths</svg:title><svg:desc>12§display§=3x_1+2x_2§svg§600§FALSE§</svg:desc><draw:polygon draw:style-name="gr193" draw:text-style-name="P55" svg:width="2.215cm" svg:height="0.334cm" svg:x="0cm" svg:y="0.011cm" svg:viewBox="0 0 2216 335" draw:points="1107,335 0,335 0,0 2216,0 2216,335"><text:p/></draw:polygon><draw:path draw:style-name="gr194" draw:text-style-name="P56" svg:width="0.28cm" svg:height="0.099cm" svg:x="0.024cm" svg:y="0.127cm" svg:viewBox="0 0 281 100" svg:d="M266 17c8 0 15 0 15-9 0-8-7-8-13-8h-254c-7 0-14 0-14 8 0 9 7 9 14 9zM268 100c6 0 13 0 13-9 0-8-7-8-15-8h-252c-7 0-14 0-14 8 0 9 7 9 14 9z"><text:p/></draw:path><draw:path draw:style-name="gr195" draw:text-style-name="P56" svg:width="0.174cm" svg:height="0.29cm" svg:x="0.462cm" svg:y="0cm" svg:viewBox="0 0 175 291" svg:d="M106 132c34-9 58-39 58-73 0-35-37-59-78-59-43 0-74 25-74 58 0 13 10 21 20 21 14 0 23-9 23-21 0-22-20-22-26-22 12-19 41-25 55-25 18 0 42 9 42 47 0 6-1 30-13 49-12 20-27 20-37 22-3 0-14 1-16 1-5 0-7 1-7 5s2 4 11 4h18c34 0 50 29 50 70 0 58-29 71-48 71-18 0-49-8-65-32 16 2 28-8 28-24 0-15-11-24-23-24-11 0-24 7-24 25 0 38 40 66 85 66 52 0 90-38 90-82 0-33-26-67-69-77z"><text:p/></draw:path><draw:path draw:style-name="gr196" draw:text-style-name="P56" svg:width="0.21cm" svg:height="0.191cm" svg:x="0.666cm" svg:y="0.095cm" svg:viewBox="0 0 211 192" svg:d="M130 60c2-12 12-50 40-50 4 0 14 0 22 4-12 3-20 14-20 23 0 7 4 16 16 16 10 0 23-7 23-25 0-22-25-28-39-28-26 0-40 22-45 32-11-28-33-32-45-32-45 0-69 55-69 65 0 5 4 5 5 5 4 0 5 0 6-5 14-45 42-55 56-55 9 0 23 3 23 27 0 14-7 42-23 101-6 28-21 45-39 45-4 0-13 0-22-5 11-2 21-12 21-23 0-12-10-16-17-16-12 0-23 13-23 26 0 19 22 27 40 27 28 0 44-30 44-32 5 16 20 32 46 32 44 0 68-55 68-65 0-4-4-4-5-4-3 0-5 1-6 4-13 46-43 56-56 56-17 0-23-13-23-28 0-10 2-18 7-37z"><text:p/></draw:path><draw:path draw:style-name="gr197" draw:text-style-name="P56" svg:width="0.107cm" svg:height="0.196cm" svg:x="0.926cm" svg:y="0.15cm" svg:viewBox="0 0 108 197" svg:d="M67 8c0-8-1-8-8-8-19 18-47 19-59 19v11c7 0 26 0 43-8v151c0 10 0 13-30 13h-11v11c5 0 42-1 53-1 10 0 47 1 53 1v-11h-11c-30 0-30-3-30-13z"><text:p/></draw:path><draw:path draw:style-name="gr198" draw:text-style-name="P56" svg:width="0.28cm" svg:height="0.282cm" svg:x="1.201cm" svg:y="0.036cm" svg:viewBox="0 0 281 283" svg:d="M150 150h118c6 0 13 0 13-8 0-10-7-10-13-10h-118v-118c0-7 0-14-8-14-10 0-10 7-10 14v118h-118c-7 0-14 0-14 10 0 8 7 8 14 8h118v118c0 6 0 15 10 15 8 0 8-9 8-15z"><text:p/></draw:path><draw:path draw:style-name="gr199" draw:text-style-name="P56" svg:width="0.168cm" svg:height="0.282cm" svg:x="1.618cm" svg:y="0cm" svg:viewBox="0 0 169 283" svg:d="M32 250l46-44c66-59 91-81 91-123 0-49-37-83-90-83-48 0-79 40-79 77 0 23 22 23 22 23 8 0 22-5 22-22 0-11-8-23-22-23-4 0-4 0-5 2 9-28 32-44 57-44 39 0 57 34 57 70 0 34-22 67-45 93l-81 91c-5 5-5 5-5 16h157l12-74h-11c-2 12-4 31-8 38-4 3-32 3-41 3z"><text:p/></draw:path><draw:path draw:style-name="gr200" draw:text-style-name="P56" svg:width="0.21cm" svg:height="0.191cm" svg:x="1.82cm" svg:y="0.095cm" svg:viewBox="0 0 211 192" svg:d="M130 60c2-12 12-50 40-50 4 0 14 0 22 4-12 3-20 14-20 23 0 7 4 16 16 16 10 0 23-7 23-25 0-22-25-28-39-28-26 0-40 22-45 32-11-28-33-32-45-32-45 0-69 55-69 65 0 5 4 5 5 5 4 0 5 0 6-5 14-45 42-55 56-55 9 0 23 3 23 27 0 14-7 42-23 101-6 28-21 45-39 45-4 0-13 0-22-5 11-2 21-12 21-23 0-12-10-16-17-16-12 0-23 13-23 26 0 19 22 27 41 27 27 0 43-30 43-32 5 16 20 32 47 32 43 0 67-55 67-65 0-4-4-4-5-4-3 0-5 1-6 4-13 46-42 56-56 56-17 0-23-13-23-28 0-10 2-18 7-37z"><text:p/></draw:path><draw:path draw:style-name="gr201" draw:text-style-name="P56" svg:width="0.131cm" svg:height="0.196cm" svg:x="2.066cm" svg:y="0.15cm" svg:viewBox="0 0 132 197" svg:d="M132 143h-11c-1 7-3 24-8 28-1 1-24 1-29 1h-54c30-28 41-35 59-49 23-18 43-36 43-65 0-36-32-58-71-58-36 0-61 26-61 53 0 16 12 17 16 17 7 0 15-5 15-16 0-5-1-16-17-16 9-21 29-27 44-27 30 0 45 23 45 47 0 26-19 45-29 57l-72 70c-2 4-2 5-2 12h122z"><text:p/></draw:path></draw:g>.</text:p>
      <text:p text:style-name="P42">Ditulis variabel <draw:g text:anchor-type="as-char" svg:y="-0.192cm" draw:z-index="12" draw:style-name="gr1"><svg:title>TexMaths</svg:title><svg:desc>12§display§z§svg§600§FALSE§</svg:desc><draw:polygon draw:style-name="gr215" draw:text-style-name="P55" svg:width="0.213cm" svg:height="0.18cm" svg:x="0cm" svg:y="0.006cm" svg:viewBox="0 0 214 181" draw:points="108,181 0,181 0,0 214,0 214,181"><text:p/></draw:polygon><draw:path draw:style-name="gr216" draw:text-style-name="P56" svg:width="0.178cm" svg:height="0.191cm" svg:x="0.018cm" svg:y="0cm" svg:viewBox="0 0 179 192" svg:d="M38 152c23-25 35-35 51-49 0 0 26-23 42-38 39-39 48-59 48-61 0-4-4-4-5-4-3 0-4 1-5 5-13 20-23 26-32 26-11 0-16-6-22-13-7-10-16-18-29-18-31 0-51 40-51 48 0 2 1 5 6 5 2 0 3-3 5-5 8-19 32-19 35-19 9 0 17 2 27 6 17 6 21 6 32 6-14 19-50 49-59 56l-38 35c-29 29-43 52-43 56s4 4 5 4c3 0 5-2 7-6 10-15 23-25 36-25 10 0 13 3 25 15 6 8 14 16 26 16 42 0 66-54 66-65 0-2-1-5-4-5-4 0-5 3-6 5-10 29-38 36-51 36-8 0-15-2-25-5-14-6-20-7-29-7-1 0-8 0-12 1z"><text:p/></draw:path></draw:g> untuk menunjukkan fungsi tujuan. Jadi fungsi tujuan dari Giapetto adalah</text:p>
      <text:p text:style-name="P43"><draw:g text:anchor-type="as-char" svg:y="-0.289cm" draw:z-index="11" draw:style-name="gr1"><svg:title>TexMaths</svg:title><svg:desc>12§display§\textrm{Max}\ z=3x_1+2x_2§svg§600§FALSE§</svg:desc><draw:polygon draw:style-name="gr202" draw:text-style-name="P55" svg:width="3.508cm" svg:height="0.352cm" svg:x="0cm" svg:y="0.002cm" svg:viewBox="0 0 3509 353" draw:points="1755,353 0,353 0,0 3509,0 3509,353"><text:p/></draw:polygon><draw:path draw:style-name="gr203" draw:text-style-name="P56" svg:width="0.356cm" svg:height="0.289cm" svg:x="0.016cm" svg:y="0cm" svg:viewBox="0 0 357 290" svg:d="M86 10c-3-10-4-10-15-10h-71v13h11c31 0 32 5 32 19v214c0 12 0 31-43 31v13c14 0 36-1 50-1s34 1 48 1v-13c-43 0-43-19-43-31v-229l102 263c4 6 5 10 9 10s6-2 8-7l103-270h1v245c0 15-1 19-33 19h-11v13c17-1 46-1 61-1 17 0 46 0 62 1v-13h-11c-33 0-33-4-33-19v-226c0-14 0-19 33-19h11v-13h-73c-10 0-10 0-13 7l-93 241z"><text:p/></draw:path><draw:path draw:style-name="gr204" draw:text-style-name="P56" svg:width="0.19cm" svg:height="0.195cm" svg:x="0.403cm" svg:y="0.101cm" svg:viewBox="0 0 191 196" svg:d="M122 158c3 18 15 35 34 35 10 0 35-6 35-40v-24h-11v24c0 24-10 28-14 28-15 0-16-20-16-22v-86c0-18 0-33-16-50-16-16-37-23-58-23-35 0-64 20-64 48 0 12 10 21 19 21 12 0 19-9 19-21 0-5-1-19-20-19 11-15 31-19 46-19 20 0 44 16 44 54v15c-22 2-50 3-78 16-31 15-42 36-42 55 0 35 41 46 68 46 28 0 47-18 54-38zM120 89v42c0 41-30 56-49 56-21 0-39-16-39-38 0-23 18-59 88-60z"><text:p/></draw:path><draw:path draw:style-name="gr205" draw:text-style-name="P56" svg:width="0.213cm" svg:height="0.182cm" svg:x="0.6cm" svg:y="0.108cm" svg:viewBox="0 0 214 183" svg:d="M116 84c14-17 29-38 40-48 13-16 30-23 49-23v-13c-11 1-23 1-35 1s-33-1-39-1v13c8 1 12 6 12 13 0 6-5 13-6 15l-27 34-33-44c-4-5-4-5-4-7 0-7 6-11 16-11v-13c-12 0-40 1-47 1-8 0-29 0-40-1v13c29 0 30 0 50 27l42 55-40 49c-20 26-46 27-54 27v12c11-1 24-1 36-1 11 0 29 1 40 1v-12c-10-2-12-7-12-13 0-10 12-24 37-54l32 42c4 4 9 12 9 14 0 4-4 10-15 11v12c13 0 36-1 46-1 12 0 27 0 41 1v-12c-23 0-30-1-40-13z"><text:p/></draw:path><draw:path draw:style-name="gr206" draw:text-style-name="P56" svg:width="0.179cm" svg:height="0.192cm" svg:x="0.979cm" svg:y="0.102cm" svg:viewBox="0 0 180 193" svg:d="M38 153c23-24 35-35 51-48 0 0 26-24 42-40 39-39 49-59 49-61 0-4-5-4-5-4-3 0-5 1-6 5-13 20-23 26-32 26-10 0-15-6-22-13-7-10-15-18-29-18-31 0-51 40-51 48 0 3 1 5 6 5 3 0 3-2 5-5 8-19 32-19 36-19 8 0 16 2 26 6 17 6 22 6 34 6-16 19-52 49-60 56l-38 37c-30 27-44 53-44 55 0 4 4 4 5 4 3 0 5-2 7-6 10-15 23-26 36-26 10 0 13 4 25 16 6 10 15 16 27 16 42 0 66-55 66-65 0-3-2-4-5-4-4 0-5 1-5 5-10 27-38 35-52 35-8 0-15-2-25-5-14-6-20-7-29-7-1 0-8 0-12 1z"><text:p/></draw:path><draw:path draw:style-name="gr207" draw:text-style-name="P56" svg:width="0.28cm" svg:height="0.099cm" svg:x="1.316cm" svg:y="0.133cm" svg:viewBox="0 0 281 100" svg:d="M266 17c8 0 15 0 15-9 0-8-7-8-13-8h-254c-7 0-14 0-14 8 0 9 7 9 14 9zM268 100c6 0 13 0 13-9 0-8-7-8-15-8h-252c-7 0-14 0-14 8 0 9 7 9 14 9z"><text:p/></draw:path><draw:path draw:style-name="gr208" draw:text-style-name="P56" svg:width="0.174cm" svg:height="0.291cm" svg:x="1.754cm" svg:y="0.007cm" svg:viewBox="0 0 175 292" svg:d="M106 134c34-11 58-41 58-75 0-35-37-59-78-59-43 0-74 25-74 58 0 13 10 21 20 21 14 0 23-9 23-21 0-22-20-22-26-22 12-19 41-25 55-25 18 0 42 9 42 47 0 6-1 30-13 49-12 21-27 22-37 22-3 0-14 1-16 1-5 0-7 1-7 5 0 5 2 5 11 5h18c34 0 50 29 50 71 0 57-29 69-48 69-18 0-49-7-65-32 16 2 28-7 28-23s-11-24-23-24c-11 0-24 6-24 24 0 39 40 67 85 67 52 0 90-38 90-81 0-35-26-68-69-77z"><text:p/></draw:path><draw:path draw:style-name="gr209" draw:text-style-name="P56" svg:width="0.21cm" svg:height="0.192cm" svg:x="1.959cm" svg:y="0.102cm" svg:viewBox="0 0 211 193" svg:d="M130 60c2-12 12-50 40-50 4 0 14 0 22 4-12 3-20 14-20 23 0 8 4 16 16 16 10 0 23-7 23-25 0-22-25-28-39-28-26 0-40 22-45 32-11-28-33-32-45-32-45 0-69 55-69 65 0 5 4 5 5 5 4 0 5 0 6-5 14-45 42-55 56-55 9 0 23 3 23 27 0 14-7 42-23 101-6 28-21 45-39 45-4 0-13 0-22-5 11-2 21-11 21-23s-10-15-17-15c-12 0-23 12-23 25 0 19 22 28 41 28 27 0 43-31 43-33 5 17 20 33 47 33 43 0 67-55 67-65 0-4-4-4-5-4-3 0-5 0-6 4-13 45-43 55-56 55-17 0-23-13-23-28 0-9 2-18 7-37z"><text:p/></draw:path><draw:path draw:style-name="gr210" draw:text-style-name="P56" svg:width="0.107cm" svg:height="0.196cm" svg:x="2.219cm" svg:y="0.156cm" svg:viewBox="0 0 108 197" svg:d="M67 8c0-8-1-8-8-8-19 18-47 19-59 19v11c7 0 26 0 43-8v151c0 10 0 14-30 14h-11v10c5 0 42-1 53-1 10 0 47 1 53 1v-10h-11c-30 0-30-4-30-14z"><text:p/></draw:path><draw:path draw:style-name="gr211" draw:text-style-name="P56" svg:width="0.28cm" svg:height="0.283cm" svg:x="2.493cm" svg:y="0.042cm" svg:viewBox="0 0 281 284" svg:d="M150 150h118c6 0 13 0 13-8s-7-8-13-8h-118v-120c0-7 0-14-8-14-10 0-10 7-10 14v120h-118c-7 0-14 0-14 8s7 8 14 8h118v120c0 4 0 14 10 14 8 0 8-10 8-14z"><text:p/></draw:path><draw:path draw:style-name="gr212" draw:text-style-name="P56" svg:width="0.168cm" svg:height="0.283cm" svg:x="2.911cm" svg:y="0.007cm" svg:viewBox="0 0 169 284" svg:d="M32 250l46-44c66-58 91-81 91-123 0-49-37-83-90-83-48 0-79 40-79 77 0 23 22 23 22 23 8 0 22-5 22-22 0-11-8-23-22-23-4 0-4 0-5 2 9-28 32-44 57-44 39 0 57 34 57 70 0 34-22 67-45 94l-81 90c-5 5-5 6-5 17h157l12-75h-11c-2 12-4 32-8 38-4 3-32 3-41 3z"><text:p/></draw:path><draw:path draw:style-name="gr213" draw:text-style-name="P56" svg:width="0.21cm" svg:height="0.192cm" svg:x="3.113cm" svg:y="0.102cm" svg:viewBox="0 0 211 193" svg:d="M130 60c2-12 12-50 40-50 4 0 14 0 22 4-12 3-20 14-20 23 0 8 4 16 16 16 10 0 23-7 23-25 0-22-25-28-39-28-26 0-40 22-45 32-11-28-33-32-45-32-45 0-69 55-69 65 0 5 4 5 5 5 4 0 5 0 6-5 14-45 42-55 56-55 9 0 23 3 23 27 0 14-7 42-23 101-6 28-21 45-39 45-4 0-13 0-22-5 11-2 21-11 21-23s-10-15-17-15c-12 0-23 12-23 25 0 19 22 28 41 28 27 0 43-31 43-33 5 17 20 33 47 33 43 0 67-55 67-65 0-4-4-4-5-4-3 0-5 0-6 4-13 45-42 55-56 55-17 0-23-13-23-28 0-9 2-18 7-37z"><text:p/></draw:path><draw:path draw:style-name="gr214" draw:text-style-name="P56" svg:width="0.131cm" svg:height="0.196cm" svg:x="3.359cm" svg:y="0.156cm" svg:viewBox="0 0 132 197" svg:d="M132 143h-11c-1 7-3 24-8 28-1 1-24 1-29 1h-54c30-28 41-35 59-49 23-18 43-36 43-65 0-36-32-58-71-58-36 0-61 26-61 53 0 16 12 17 16 17 7 0 15-5 15-16 0-5-1-15-17-15 9-22 29-28 44-28 30 0 45 23 45 47 0 26-19 47-29 58l-72 71c-2 2-2 3-2 10h122z"><text:p/></draw:path></draw:g>.</text:p>
      <text:p text:style-name="P45"><text:span text:style-name="T8"/></text:p>
      <text:p text:style-name="P45"><text:span text:style-name="T8">Kendala</text:span></text:p>
      <text:p text:style-name="P44"><text:span text:style-name="T14">Bisa saja k</text:span>euntungan yang diperoleh sangat besar dengan memilih nilai <draw:g text:anchor-type="as-char" svg:y="-0.185cm" draw:z-index="14" draw:style-name="gr1"><svg:title>TexMaths</svg:title><svg:desc>12§display§x_1§svg§600§FALSE§</svg:desc><draw:polygon draw:style-name="gr220" draw:text-style-name="P55" svg:width="0.407cm" svg:height="0.244cm" svg:x="0cm" svg:y="0.006cm" svg:viewBox="0 0 408 245" draw:points="205,245 0,245 0,0 408,0 408,245"><text:p/></draw:polygon><draw:path draw:style-name="gr221" draw:text-style-name="P56" svg:width="0.21cm" svg:height="0.192cm" svg:x="0.012cm" svg:y="0cm" svg:viewBox="0 0 211 193" svg:d="M129 60c3-12 12-50 41-50 4 0 13 0 22 4-12 3-21 14-21 23 0 8 5 16 17 16 9 0 23-7 23-25 0-22-25-28-40-28-25 0-39 22-44 32-11-28-34-32-46-32-44 0-68 55-68 65 0 5 4 5 5 5 4 0 5 0 6-5 14-45 42-55 56-55 9 0 23 3 23 27 0 14-7 42-23 101-6 28-21 45-39 45-4 0-13 0-22-5 11-2 20-11 20-23s-9-15-16-15c-12 0-23 12-23 25 0 19 22 28 39 28 29 0 45-31 45-33 5 17 20 33 45 33 45 0 68-55 68-65 0-5-3-5-4-5-4 0-5 1-6 5-13 45-43 55-57 55-16 0-22-13-22-28 0-9 2-18 7-37z"><text:p/></draw:path><draw:path draw:style-name="gr222" draw:text-style-name="P56" svg:width="0.107cm" svg:height="0.196cm" svg:x="0.272cm" svg:y="0.055cm" svg:viewBox="0 0 108 197" svg:d="M67 8c0-8 0-8-8-8-20 18-47 19-59 19v11c7 0 26 0 43-8v151c0 10 0 14-30 14h-11v10c5 0 42-1 53-1 10 0 47 1 53 1v-10h-11c-30 0-30-4-30-14z"><text:p/></draw:path></draw:g> dan <draw:g text:anchor-type="as-char" svg:y="-0.185cm" draw:z-index="13" draw:style-name="gr1"><svg:title>TexMaths</svg:title><svg:desc>12§display§x_2§svg§600§FALSE§</svg:desc><draw:polygon draw:style-name="gr217" draw:text-style-name="P55" svg:width="0.407cm" svg:height="0.244cm" svg:x="0cm" svg:y="0.006cm" svg:viewBox="0 0 408 245" draw:points="205,245 0,245 0,0 408,0 408,245"><text:p/></draw:polygon><draw:path draw:style-name="gr218" draw:text-style-name="P56" svg:width="0.21cm" svg:height="0.192cm" svg:x="0.012cm" svg:y="0cm" svg:viewBox="0 0 211 193" svg:d="M129 60c3-12 12-50 41-50 4 0 13 0 22 4-12 3-21 14-21 23 0 8 5 16 17 16 9 0 23-7 23-25 0-22-25-28-40-28-25 0-39 22-44 32-11-28-34-32-46-32-44 0-68 55-68 65 0 5 4 5 5 5 4 0 5 0 6-5 14-45 42-55 56-55 9 0 23 3 23 27 0 14-7 42-23 101-6 28-21 45-39 45-4 0-13 0-22-5 11-2 20-11 20-23s-9-15-16-15c-12 0-23 12-23 25 0 19 22 28 39 28 29 0 45-31 45-33 5 17 20 33 45 33 45 0 68-55 68-65 0-5-3-5-4-5-4 0-5 1-6 5-13 45-43 55-57 55-16 0-22-13-22-28 0-9 2-18 7-37z"><text:p/></draw:path><draw:path draw:style-name="gr219" draw:text-style-name="P56" svg:width="0.131cm" svg:height="0.196cm" svg:x="0.259cm" svg:y="0.055cm" svg:viewBox="0 0 132 197" svg:d="M132 143h-11c-1 7-4 24-8 28-2 1-24 1-29 1h-54c30-28 41-35 59-49 22-18 43-36 43-65 0-36-33-58-71-58-36 0-61 26-61 53 0 16 12 17 16 17 7 0 15-5 15-16 0-5-1-15-17-15 9-22 29-28 43-28 30 0 46 23 46 47 0 26-19 45-29 58l-72 71c-2 2-2 3-2 10h122z"><text:p/></draw:path></draw:g> yang besar pula. Sayangnya nilai-nilai <draw:g text:anchor-type="as-char" svg:y="-0.185cm" draw:z-index="16" draw:style-name="gr1"><svg:title>TexMaths</svg:title><svg:desc>12§display§x_1§svg§600§FALSE§</svg:desc><draw:polygon draw:style-name="gr226" draw:text-style-name="P55" svg:width="0.407cm" svg:height="0.244cm" svg:x="0cm" svg:y="0.006cm" svg:viewBox="0 0 408 245" draw:points="205,245 0,245 0,0 408,0 408,245"><text:p/></draw:polygon><draw:path draw:style-name="gr227" draw:text-style-name="P56" svg:width="0.21cm" svg:height="0.192cm" svg:x="0.012cm" svg:y="0cm" svg:viewBox="0 0 211 193" svg:d="M129 60c3-12 12-50 41-50 4 0 13 0 22 4-12 3-21 14-21 23 0 8 5 16 17 16 9 0 23-7 23-25 0-22-25-28-40-28-25 0-39 22-44 32-11-28-34-32-46-32-44 0-68 55-68 65 0 5 4 5 5 5 4 0 5 0 6-5 14-45 42-55 56-55 9 0 23 3 23 27 0 14-7 42-23 101-6 28-21 45-39 45-4 0-13 0-22-5 11-2 20-11 20-23s-9-15-16-15c-12 0-23 12-23 25 0 19 22 28 39 28 29 0 45-31 45-33 5 17 20 33 45 33 45 0 68-55 68-65 0-5-3-5-4-5-4 0-5 1-6 5-13 45-43 55-57 55-16 0-22-13-22-28 0-9 2-18 7-37z"><text:p/></draw:path><draw:path draw:style-name="gr228" draw:text-style-name="P56" svg:width="0.107cm" svg:height="0.196cm" svg:x="0.272cm" svg:y="0.055cm" svg:viewBox="0 0 108 197" svg:d="M67 8c0-8 0-8-8-8-20 18-47 19-59 19v11c7 0 26 0 43-8v151c0 10 0 14-30 14h-11v10c5 0 42-1 53-1 10 0 47 1 53 1v-10h-11c-30 0-30-4-30-14z"><text:p/></draw:path></draw:g> dan <draw:g text:anchor-type="as-char" svg:y="-0.185cm" draw:z-index="15" draw:style-name="gr1"><svg:title>TexMaths</svg:title><svg:desc>12§display§x_2§svg§600§FALSE§</svg:desc><draw:polygon draw:style-name="gr223" draw:text-style-name="P55" svg:width="0.407cm" svg:height="0.244cm" svg:x="0cm" svg:y="0.006cm" svg:viewBox="0 0 408 245" draw:points="205,245 0,245 0,0 408,0 408,245"><text:p/></draw:polygon><draw:path draw:style-name="gr224" draw:text-style-name="P56" svg:width="0.21cm" svg:height="0.192cm" svg:x="0.012cm" svg:y="0cm" svg:viewBox="0 0 211 193" svg:d="M129 60c3-12 12-50 41-50 4 0 13 0 22 4-12 3-21 14-21 23 0 8 5 16 17 16 9 0 23-7 23-25 0-22-25-28-40-28-25 0-39 22-44 32-11-28-34-32-46-32-44 0-68 55-68 65 0 5 4 5 5 5 4 0 5 0 6-5 14-45 42-55 56-55 9 0 23 3 23 27 0 14-7 42-23 101-6 28-21 45-39 45-4 0-13 0-22-5 11-2 20-11 20-23s-9-15-16-15c-12 0-23 12-23 25 0 19 22 28 39 28 29 0 45-31 45-33 5 17 20 33 45 33 45 0 68-55 68-65 0-5-3-5-4-5-4 0-5 1-6 5-13 45-43 55-57 55-16 0-22-13-22-28 0-9 2-18 7-37z"><text:p/></draw:path><draw:path draw:style-name="gr225" draw:text-style-name="P56" svg:width="0.131cm" svg:height="0.196cm" svg:x="0.259cm" svg:y="0.055cm" svg:viewBox="0 0 132 197" svg:d="M132 143h-11c-1 7-4 24-8 28-2 1-24 1-29 1h-54c30-28 41-35 59-49 22-18 43-36 43-65 0-36-33-58-71-58-36 0-61 26-61 53 0 16 12 17 16 17 7 0 15-5 15-16 0-5-1-15-17-15 9-22 29-28 43-28 30 0 46 23 46 47 0 26-19 45-29 58l-72 71c-2 2-2 3-2 10h122z"><text:p/></draw:path></draw:g> dibatasi tiga hal ini (biasanya disebut <text:span text:style-name="T8">kendala</text:span>):</text:p>
      <text:list xml:id="list8714974487590151678" text:style-name="L1">
        <text:list-item>
          <text:p text:style-name="P17">Tiap pekan, waktu yang digunakan untuk proses <text:span text:style-name="T10">finishing</text:span> tidak lebih dari 100 jam</text:p>
        </text:list-item>
        <text:list-item>
          <text:p text:style-name="P17">Tiap pekan, waktu yang digunakan untuk proses <text:span text:style-name="T10">carpentry</text:span> tidak lebih dari 80 jam</text:p>
        </text:list-item>
        <text:list-item>
          <text:p text:style-name="P18">Karena permintaannya dibatasi, paling banyak 40 tentara bisa diproduksi tiap pekannya.</text:p>
        </text:list-item>
      </text:list>
      <text:p text:style-name="P19"/>
      <text:p text:style-name="P19">Langkah selanjutnya adalah dengan membuat model matematikanya.</text:p>
      <text:p text:style-name="P31"><draw:g text:anchor-type="as-char" svg:y="-0.582cm" draw:z-index="19" draw:style-name="gr1"><svg:title>TexMaths</svg:title><svg:desc>12§display§\frac{Total\ waktu\ finishing}{pekan} §svg§600§FALSE§</svg:desc><draw:polygon draw:style-name="gr280" draw:text-style-name="P55" svg:width="4.315cm" svg:height="0.948cm" svg:x="0cm" svg:y="0.006cm" svg:viewBox="0 0 4316 949" draw:points="2158,949 0,949 0,0 4316,0 4316,949"><text:p/></draw:polygon><draw:path draw:style-name="gr281" draw:text-style-name="P56" svg:width="0.287cm" svg:height="0.284cm" svg:x="0.011cm" svg:y="0.012cm" svg:viewBox="0 0 288 285" svg:d="M170 30c4-12 5-14 10-16 5-1 18-1 28-1 42 0 61 1 61 35 0 6-3 23-4 34 0 2-1 7-1 7 0 3 1 6 5 6 5 0 6-3 7-10l11-73c0-1 1-6 1-7 0-5-5-5-12-5h-235c-10 0-10 0-13 8l-26 75c0 1-2 6-2 7 0 4 2 5 5 5 5 0 5-1 7-9 24-64 34-73 96-73h17c12 0 12 1 12 5s-1 8-1 8l-57 227c-5 16-5 20-50 20-16 0-18 0-18 8 0 4 5 4 7 4 11 0 23 0 35 0s24 0 36 0c11 0 24 0 35 0 12 0 25 0 37 0 3 0 9 0 9-7 0-5-4-5-14-5-11 0-17 0-28-1-12-1-15-2-15-9 0 0 0-1 1-9z"><text:p/></draw:path><draw:path draw:style-name="gr282" draw:text-style-name="P56" svg:width="0.18cm" svg:height="0.191cm" svg:x="0.322cm" svg:y="0.111cm" svg:viewBox="0 0 181 192" svg:d="M181 72c0-44-30-72-68-72-57 0-113 60-113 120 0 42 29 72 68 72 56 0 113-59 113-120zM68 182c-18 0-37-12-37-45 0-21 11-67 24-89 22-32 47-38 58-38 25 0 38 20 38 45 0 17-9 61-25 89-14 24-38 38-58 38z"><text:p/></draw:path><draw:path draw:style-name="gr283" draw:text-style-name="P56" svg:width="0.13cm" svg:height="0.269cm" svg:x="0.517cm" svg:y="0.035cm" svg:viewBox="0 0 131 270" svg:d="M78 96h40c8 0 13 0 13-8 0-5-5-5-13-5h-36c14-61 16-69 16-71 0-8-4-12-12-12-1 0-13 0-16 16l-17 67h-41c-8 0-12 0-12 7 0 6 4 6 12 6h37c-31 120-32 127-32 134 0 23 17 40 38 40 45 0 69-62 69-66s-4-4-6-4c-4 0-4 2-5 6-19 45-42 54-57 54-8 0-12-6-12-19 0-11 0-13 2-20z"><text:p/></draw:path><draw:path draw:style-name="gr284" draw:text-style-name="P56" svg:width="0.193cm" svg:height="0.191cm" svg:x="0.677cm" svg:y="0.111cm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9 15-18 23-34 30-46 30-22 0-28-22-28-39 0-21 13-73 24-93 12-25 31-40 49-40 28 0 34 34 34 37 0 2-1 5-3 7z"><text:p/></draw:path><draw:path draw:style-name="gr285" draw:text-style-name="P56" svg:width="0.09cm" svg:height="0.298cm" svg:x="0.9cm" svg:y="0.005cm" svg:viewBox="0 0 91 299" svg:d="M91 5c0-1 0-5-6-5-9 0-39 4-51 4-3 1-8 1-8 9 0 5 4 5 10 5 20 0 22 4 22 7l-3 9-53 211c-1 5-2 7-2 14 0 24 19 40 38 40 15 0 26-9 33-24 8-17 13-41 13-42 0-5-5-5-5-5-5 0-5 2-7 8-7 28-14 53-31 53-15 0-15-13-15-19 0-11 2-13 4-20z"><text:p/></draw:path><draw:path draw:style-name="gr286" draw:text-style-name="P56" svg:width="0.28cm" svg:height="0.191cm" svg:x="1.169cm" svg:y="0.111cm" svg:viewBox="0 0 281 192" svg:d="M184 43c1-8 6-25 6-26 0-9-6-12-12-12s-14 2-17 12c0 2-21 84-24 95-3 12-4 20-4 27 0 5 0 6 1 7-9 24-22 36-39 36-34 0-34-31-34-38 0-13 3-30 23-83 5-12 6-18 6-26 0-19-13-35-35-35-39 0-55 61-55 65 0 5 4 5 5 5 5 0 5 0 7-9 11-39 28-51 43-51 4 0 10 0 10 13 0 11-5 23-7 30-18 50-24 69-24 85 0 40 28 54 60 54 7 0 27 0 44-30 11 28 41 30 53 30 32 0 50-26 61-52 14-33 29-90 29-110 0-23-12-30-19-30-11 0-22 11-22 20 0 6 2 9 7 11 5 5 15 16 15 37 0 15-12 56-23 77-11 23-25 37-47 37-20 0-31-12-31-36 0-12 3-25 5-31z"><text:p/></draw:path><draw:path draw:style-name="gr287" draw:text-style-name="P56" svg:width="0.193cm" svg:height="0.191cm" svg:x="1.486cm" svg:y="0.111cm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288" draw:text-style-name="P56" svg:width="0.191cm" svg:height="0.298cm" svg:x="1.714cm" svg:y="0.005cm" svg:viewBox="0 0 192 299" svg:d="M98 5c0-1 0-5-4-5-10 0-42 4-53 4-4 1-9 1-9 8 0 6 4 6 11 6 21 0 22 4 22 7l-1 9-62 243c-2 6-2 7-2 8 0 11 8 14 12 14 6 0 12-4 14-10 3-4 22-81 24-92 15 1 50 7 50 36 0 2 0 5-2 9 0 5-1 10-1 15 0 24 16 42 39 42 13 0 24-8 33-23 11-19 16-42 16-43 0-5-5-5-5-5-5 0-5 2-6 8-8 32-18 53-37 53-9 0-15-5-15-20 0-7 3-17 5-23 0-8 0-10 0-13 0-29-25-40-62-45 14-8 27-21 37-32 20-22 40-40 60-40 4 0 4 0 4 0 4 2 6 2 9 4 0 0 0 1 1 1-20 1-24 18-24 23 0 7 5 16 17 16 11 0 23-10 23-27 0-12-10-26-29-26-12 0-31 3-61 37-14 17-32 32-47 40z"><text:p/></draw:path><draw:path draw:style-name="gr289" draw:text-style-name="P56" svg:width="0.13cm" svg:height="0.269cm" svg:x="1.932cm" svg:y="0.035cm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290" draw:text-style-name="P56" svg:width="0.217cm" svg:height="0.191cm" svg:x="2.086cm" svg:y="0.111cm" svg:viewBox="0 0 218 192" svg:d="M137 163c5 18 19 29 37 29 14 0 25-10 31-23 7-15 13-42 13-42 0-5-4-5-4-5-5 0-5 2-8 9-6 23-13 51-31 51-9 0-13-4-13-19 0-9 5-29 8-44l12-46c2-6 6-23 8-29 1-9 6-26 6-27 0-9-6-12-12-12-3 0-14 0-17 14-9 31-27 106-31 127-2 3-18 36-50 36-21 0-26-19-26-34 0-24 12-58 24-87 5-12 6-18 6-26 0-19-13-35-35-35-39 0-55 61-55 65 0 5 4 5 5 5 5 0 5 0 7-9 10-36 26-51 43-51 4 0 10 0 10 13 0 11-5 23-7 29-16 42-24 68-24 90 0 39 28 50 51 50 28 0 43-19 52-29z"><text:p/></draw:path><draw:path draw:style-name="gr291" draw:text-style-name="P56" svg:width="0.21cm" svg:height="0.384cm" svg:x="2.478cm" svg:y="0cm" svg:viewBox="0 0 211 385" svg:d="M133 128h37c8 0 12 0 12-7 0-5-4-5-12-5h-34l8-49c2-8 7-38 11-43 3-8 11-14 20-14 1 0 12 0 19 7-18 1-21 17-21 23 0 10 7 15 15 15 11 0 23-9 23-26 0-19-19-29-36-29-14 0-42 7-54 50-3 9-3 12-14 66h-29c-8 0-13 0-13 8 0 4 3 4 12 4h27l-31 167c-8 42-15 80-37 80-1 0-12 0-20-8 20 0 24-16 24-23 0-9-9-14-17-14-11 0-23 9-23 25 0 19 18 30 36 30 24 0 40-25 48-42 14-26 24-77 24-80z"><text:p/></draw:path><draw:path draw:style-name="gr292" draw:text-style-name="P56" svg:width="0.112cm" svg:height="0.283cm" svg:x="2.719cm" svg:y="0.019cm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293" draw:text-style-name="P56" svg:width="0.228cm" svg:height="0.191cm" svg:x="2.863cm" svg:y="0.111cm" svg:viewBox="0 0 229 192" svg:d="M25 162c-1 7-3 17-3 18 0 8 4 12 12 12 4 0 12-4 15-12 1 0 6-20 9-31l8-39c4-8 6-18 8-27s5-21 5-22c6-13 29-51 69-51 19 0 22 15 22 30 0 25-19 80-26 97-4 11-5 15-5 20 0 21 16 35 35 35 40 0 55-61 55-65 0-5-3-5-5-5-4 0-4 2-6 9-9 29-22 51-43 51-7 0-9-3-9-13 0-11 3-21 7-31 7-22 25-68 25-92 0-29-18-46-48-46-38 0-60 26-66 36-2-23-19-36-40-36-19 0-27 17-32 24-6 14-12 40-12 41 0 5 4 5 5 5 5 0 5 0 7-10 7-30 16-50 31-50 9 0 13 4 13 19 0 8-1 13-6 36z"><text:p/></draw:path><draw:path draw:style-name="gr294" draw:text-style-name="P56" svg:width="0.112cm" svg:height="0.283cm" svg:x="3.115cm" svg:y="0.019cm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295" draw:text-style-name="P56" svg:width="0.155cm" svg:height="0.191cm" svg:x="3.27cm" svg:y="0.111cm" svg:viewBox="0 0 156 192" svg:d="M144 29c-12 0-20 9-20 19 0 6 3 12 13 12 9 0 19-7 19-24 0-19-18-36-50-36-56 0-72 43-72 61 0 34 31 41 44 42 22 5 44 10 44 34 0 9-9 45-61 45-6 0-39 0-49-21 17 1 28-11 28-24 0-10-8-15-16-15-12 0-24 10-24 29 0 24 24 41 60 41 70 0 86-50 86-70 0-15-8-26-14-32-11-11-23-13-42-17-16-3-31-7-31-26 0-11 9-37 47-37 10 0 31 2 38 19z"><text:p/></draw:path><draw:path draw:style-name="gr296" draw:text-style-name="P56" svg:width="0.208cm" svg:height="0.298cm" svg:x="3.468cm" svg:y="0.005cm" svg:viewBox="0 0 209 299" svg:d="M98 5c0-1 0-5-4-5-11 0-42 4-53 4-4 1-9 1-9 8 0 6 4 6 11 6 21 0 22 4 22 7l-1 9-62 243c-2 6-2 7-2 8 0 11 8 14 12 14 7 0 14-6 16-12l8-31 10-39c2-9 4-18 7-27 1-4 3-18 5-20 1-4 14-28 28-39 9-7 22-15 41-15 18 0 23 15 23 30 0 22-17 68-28 94-2 10-4 16-4 24 0 19 14 35 34 35 40 0 57-63 57-66 0-5-5-5-6-5-4 0-4 2-6 8-7 23-21 53-43 53-8 0-11-4-11-14 0-11 3-21 8-30 6-18 25-69 25-94 0-26-16-44-49-44-26 0-47 13-62 32z"><text:p/></draw:path><draw:path draw:style-name="gr297" draw:text-style-name="P56" svg:width="0.112cm" svg:height="0.283cm" svg:x="3.699cm" svg:y="0.019cm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298" draw:text-style-name="P56" svg:width="0.228cm" svg:height="0.191cm" svg:x="3.844cm" svg:y="0.111cm" svg:viewBox="0 0 229 192" svg:d="M25 162c-1 7-3 17-3 18 0 8 4 12 12 12 4 0 12-4 15-12 1 0 6-20 9-31l8-39c4-8 6-18 8-27s5-21 5-22c6-13 29-51 69-51 19 0 22 15 22 30 0 25-19 80-26 97-4 11-5 15-5 20 0 21 16 35 35 35 40 0 55-61 55-65 0-5-3-5-5-5-4 0-4 2-6 9-9 29-22 51-43 51-7 0-9-3-9-13 0-11 3-21 7-31 7-22 25-68 25-92 0-29-18-46-48-46-38 0-60 26-66 36-2-23-19-36-40-36-19 0-27 17-32 24-6 14-12 40-12 41 0 5 4 5 5 5 5 0 5 0 7-10 7-30 16-50 31-50 9 0 13 4 13 19 0 8-1 13-6 36z"><text:p/></draw:path><draw:path draw:style-name="gr299" draw:text-style-name="P56" svg:width="0.193cm" svg:height="0.272cm" svg:x="4.091cm" svg:y="0.111cm" svg:viewBox="0 0 194 273" svg:d="M193 28c1-3 1-5 1-8 0-8-4-12-12-12-4 0-16 4-16 18-9-15-24-26-40-26-49 0-101 60-101 120 0 42 25 67 55 67 26 0 46-20 51-25v1c-9 37-15 55-15 55-1 5-15 47-61 47-8 0-21-1-33-5 13-3 18-14 18-22 0-6-5-15-17-15-10 0-23 9-23 24 0 18 16 26 56 26 53 0 84-32 90-58zM138 132c-2 12-12 23-22 30-8 8-22 16-33 16-22 0-28-22-28-39 0-21 12-71 24-92 11-21 29-37 47-37 28 0 34 33 34 36 0 2 0 4-2 6z"><text:p/></draw:path><draw:polygon draw:style-name="gr300" draw:text-style-name="P56" svg:width="4.315cm" svg:height="0.017cm" svg:x="0cm" svg:y="0.469cm" svg:viewBox="0 0 4316 18" draw:points="2158,18 0,18 0,0 4316,0 4316,18"><text:p/></draw:polygon><draw:path draw:style-name="gr301" draw:text-style-name="P56" svg:width="0.22cm" svg:height="0.268cm" svg:x="1.585cm" svg:y="0.685cm" svg:viewBox="0 0 221 269" svg:d="M32 239c-3 14-3 18-22 18-5 0-10 0-10 7 0 4 2 5 6 5 11 0 23-1 35-1 14 0 29 1 42 1 2 0 7 0 7-7 0-5-4-5-10-5-20 0-20-4-20-7 0-6 17-75 19-84 6 10 18 26 40 26 49 0 102-62 102-124 0-40-24-68-55-68-22 0-44 16-57 31-5-23-23-31-38-31-19 0-28 17-31 24-8 14-14 41-14 41 0 5 5 5 5 5 5 0 5 0 9-10 6-30 15-50 30-50 7 0 13 2 13 19 0 9-1 14-4 21zM108 55c2-12 14-24 22-30 14-13 26-15 33-15 17 0 28 14 28 39s-15 73-22 90c-14 29-35 43-50 43-29 0-34-36-34-37s0-2 1-7z"><text:p/></draw:path><draw:path draw:style-name="gr302" draw:text-style-name="P56" svg:width="0.162cm" svg:height="0.191cm" svg:x="1.829cm" svg:y="0.685cm" svg:viewBox="0 0 163 192" svg:d="M60 89c12 0 43 0 65-10 30-12 31-37 31-43 0-19-16-36-44-36-47 0-112 41-112 115 0 43 25 77 66 77 61 0 97-46 97-50 0-3-2-5-6-5-1 0-2 0-5 5-33 40-79 40-85 40-32 0-36-36-36-49 0-5 0-18 6-44zM41 79c15-63 59-69 71-69 20 0 31 12 31 26 0 43-69 43-85 43z"><text:p/></draw:path><draw:path draw:style-name="gr303" draw:text-style-name="P56" svg:width="0.191cm" svg:height="0.298cm" svg:x="2.028cm" svg:y="0.58cm" svg:viewBox="0 0 192 299" svg:d="M98 5c0-1 0-5-4-5-10 0-42 4-53 4-4 1-9 1-9 8 0 6 4 6 11 6 21 0 22 4 22 7l-1 9-62 243c-2 6-2 7-2 8 0 11 8 14 12 14 6 0 12-4 14-10 3-4 22-81 24-92 15 1 50 7 50 36 0 2 0 5-2 9 0 5-1 10-1 15 0 24 16 42 39 42 12 0 24-8 33-23 11-19 16-42 16-43 0-5-5-5-5-5-5 0-5 2-6 8-8 32-18 53-37 53-9 0-15-5-15-20 0-7 3-17 5-23 0-8 0-10 0-13 0-29-25-40-62-45 14-8 27-21 37-32 20-22 40-40 60-40 4 0 4 0 4 0 4 2 6 2 9 4 0 0 0 1 1 1-20 1-24 18-24 23 0 7 5 16 17 16 11 0 23-10 23-27 0-12-10-26-29-26-12 0-31 3-61 37-16 17-32 32-47 40z"><text:p/></draw:path><draw:path draw:style-name="gr304" draw:text-style-name="P56" svg:width="0.193cm" svg:height="0.191cm" svg:x="2.254cm" svg:y="0.685cm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305" draw:text-style-name="P56" svg:width="0.228cm" svg:height="0.191cm" svg:x="2.472cm" svg:y="0.685cm" svg:viewBox="0 0 229 192" svg:d="M25 162c-1 7-3 17-3 18 0 8 4 12 12 12 4 0 12-4 15-12 1 0 6-20 9-31l8-39c4-8 6-18 8-27s5-21 5-22c6-13 29-51 69-51 19 0 22 15 22 30 0 25-19 80-26 97-4 11-5 15-5 20 0 21 16 35 35 35 40 0 55-61 55-65 0-5-3-5-5-5-4 0-4 2-6 9-9 29-22 51-43 51-7 0-9-3-9-13 0-11 3-21 7-31 7-22 25-68 25-92 0-29-18-46-48-46-38 0-60 26-66 36-2-23-19-36-40-36-19 0-27 17-32 24-6 14-12 40-12 41 0 5 4 5 5 5 5 0 5 0 7-10 7-30 16-50 31-50 9 0 13 4 13 19 0 8-1 13-6 36z"><text:p/></draw:path></draw:g></text:p>
      <text:p text:style-name="P39"><draw:g text:anchor-type="as-char" svg:y="-0.51cm" draw:z-index="22" draw:style-name="gr1"><svg:title>TexMaths</svg:title><svg:desc>10§display§= \left(\frac{jam\ finishing}{tentara}\right)\left(\frac{tentara}{pekan}\right)+\left(\frac{jam\ finishing}{kereta}\right)\left(\frac{kereta}{pekan}\right)§svg§600§FALSE§</svg:desc><draw:polygon draw:style-name="gr327" draw:text-style-name="P55" svg:width="10.13cm" svg:height="0.84cm" svg:x="0cm" svg:y="0cm" svg:viewBox="0 0 10131 841" draw:points="5066,841 0,841 0,0 10131,0 10131,841"><text:p/></draw:polygon><draw:path draw:style-name="gr328" draw:text-style-name="P56" svg:width="0.233cm" svg:height="0.082cm" svg:x="0.02cm" svg:y="0.381cm" svg:viewBox="0 0 234 83" svg:d="M222 14c6 0 12 0 12-7s-6-7-11-7h-211c-6 0-12 0-12 7s6 7 12 7zM223 83c5 0 11 0 11-7s-6-7-12-7h-210c-6 0-12 0-12 7s6 7 12 7z"><text:p/></draw:path><draw:path draw:style-name="gr329" draw:text-style-name="P56" svg:width="0.173cm" svg:height="0.843cm" svg:x="0.443cm" svg:y="0cm" svg:viewBox="0 0 174 844" svg:d="M174 841c0-2-1-3-2-3-13-14-37-37-60-76-57-90-82-204-82-340 0-95 12-216 70-321 28-51 57-79 73-95 1 0 1-1 1-3 0-3-3-3-8-3-4 0-5 0-11 6-118 107-155 268-155 416 0 138 32 277 122 383 7 8 20 22 35 35 4 4 5 4 9 4 5 0 8 0 8-3z"><text:p/></draw:path><draw:path draw:style-name="gr330" draw:text-style-name="P56" svg:width="0.144cm" svg:height="0.304cm" svg:x="0.666cm" svg:y="0.039cm" svg:viewBox="0 0 145 305" svg:d="M145 13c0-7-5-13-14-13-8 0-18 8-18 18 0 8 5 13 13 13 9 0 19-9 19-18zM74 250c-7 28-24 48-44 48-2 0-7 0-13-4 10-2 16-12 16-19 0-5-4-12-14-12-9 0-19 7-19 20 0 15 14 22 31 22 25 0 58-19 67-53l32-130c2-7 2-12 2-12 0-20-15-33-33-33-36 0-56 51-56 54 0 4 3 4 4 4 3 0 4-1 7-7 8-22 25-43 44-43 5 0 12 1 12 16 0 9-1 12-3 18z"><text:p/></draw:path><draw:path draw:style-name="gr331" draw:text-style-name="P56" svg:width="0.161cm" svg:height="0.159cm" svg:x="0.85cm" svg:y="0.116cm" svg:viewBox="0 0 162 160" svg:d="M118 22c-7-12-17-22-33-22-41 0-85 52-85 103 0 34 19 57 47 57 7 0 25-2 46-26 3 14 15 26 32 26 13 0 21-8 26-19 6-13 11-35 11-35 0-4-4-4-4-4-4 0-4 1-5 7-7 22-13 43-27 43-10 0-11-9-11-16 0-8 1-10 5-26 4-15 4-19 7-32l13-49c2-11 2-11 2-12 0-7-4-10-9-10-9 0-15 8-15 15zM94 114c-1 7-1 7-6 13-16 19-30 25-40 25-18 0-23-19-23-33 0-17 11-61 20-77 10-21 26-34 41-34 23 0 28 29 28 31s-1 4-2 6z"><text:p/></draw:path><draw:path draw:style-name="gr332" draw:text-style-name="P56" svg:width="0.288cm" svg:height="0.159cm" svg:x="1.03cm" svg:y="0.116cm" svg:viewBox="0 0 289 160" svg:d="M21 135c-1 6-3 14-3 15 0 7 4 10 10 10 4 0 10-3 13-10 1 0 5-17 6-26l8-32c3-7 4-15 7-23 0-7 4-17 4-18 5-11 24-43 57-43 16 0 19 13 19 25 0 9-2 18-5 29l-10 40-7 28c-2 7-5 19-5 20 0 7 6 10 11 10 11 0 13-9 16-20 4-20 18-71 20-86 2-4 20-46 59-46 15 0 19 12 19 25 0 20-14 60-22 79-3 8-4 12-4 19 0 17 12 29 28 29 33 0 47-51 47-54 0-4-3-4-4-4-4 0-4 1-6 7-5 18-17 43-36 43-6 0-9-3-9-11 0-9 4-18 7-26 7-18 21-57 21-77 0-23-13-38-40-38s-44 15-57 34c-1-4-2-16-11-25-9-7-20-9-30-9-31 0-49 22-54 30-2-20-17-30-33-30s-23 14-26 20c-6 13-11 34-11 34 0 4 3 4 4 4 4 0 4 0 6-8 6-25 13-42 26-42 6 0 11 2 11 16 0 7-1 11-5 30z"><text:p/></draw:path><draw:path draw:style-name="gr333" draw:text-style-name="P56" svg:width="0.175cm" svg:height="0.32cm" svg:x="1.463cm" svg:y="0.024cm" svg:viewBox="0 0 176 321" svg:d="M111 107h31c6 0 10 0 10-6 0-4-4-4-10-4h-29l8-41c1-7 5-32 8-36 3-7 9-12 17-12 1 0 10 0 16 6-15 1-18 14-18 19 0 9 6 13 13 13 9 0 19-8 19-22 0-16-16-24-30-24-12 0-35 6-45 42-3 7-3 10-12 55h-24c-7 0-11 0-11 6 0 4 3 4 10 4h23l-26 139c-7 35-13 67-31 67-1 0-10 0-17-7 17 0 20-13 20-19 0-8-7-12-14-12-9 0-19 8-19 21 0 16 15 25 30 25 20 0 33-21 40-35 12-22 20-64 20-67z"><text:p/></draw:path><draw:path draw:style-name="gr334" draw:text-style-name="P56" svg:width="0.093cm" svg:height="0.236cm" svg:x="1.664cm" svg:y="0.039cm" svg:viewBox="0 0 94 237" svg:d="M90 13c0-7-4-13-12-13-10 0-20 9-20 18 0 8 5 13 13 13 9 0 19-8 19-18zM63 146c5-11 5-12 8-21 3-7 5-12 5-19 0-16-11-28-30-28-32 0-46 50-46 53 0 4 3 4 4 4 4 0 4-1 6-6 9-34 24-44 36-44 3 0 8 0 8 11 0 8-2 15-4 18-2 10-18 51-24 66-4 9-8 21-8 28 0 17 12 29 29 29 34 0 47-51 47-55 0-3-4-3-4-3-4 0-4 1-6 7-6 22-18 44-36 44-6 0-9-4-9-12 0-9 3-14 11-36z"><text:p/></draw:path><draw:path draw:style-name="gr335" draw:text-style-name="P56" svg:width="0.19cm" svg:height="0.159cm" svg:x="1.785cm" svg:y="0.116cm" svg:viewBox="0 0 191 160" svg:d="M21 135c-1 6-3 14-3 15 0 7 4 10 10 10 4 0 10-3 13-10 1 0 5-17 7-26l7-32c3-7 5-15 7-23 1-7 4-17 4-18 5-11 24-43 57-43 16 0 19 13 19 25 0 21-16 67-22 81-3 9-4 13-4 17 0 17 13 29 29 29 33 0 46-51 46-54 0-4-3-4-4-4-4 0-4 1-5 7-8 24-19 43-36 43-6 0-8-3-8-11 0-9 3-18 6-26 6-18 21-57 21-77 0-24-15-38-40-38-32 0-50 22-55 30-2-19-16-30-33-30-16 0-23 14-27 20-5 12-10 33-10 34 0 4 3 4 4 4 4 0 4 0 6-8 6-25 13-42 26-42 7 0 11 4 11 16 0 7-1 11-5 30z"><text:p/></draw:path><draw:path draw:style-name="gr336" draw:text-style-name="P56" svg:width="0.093cm" svg:height="0.236cm" svg:x="1.995cm" svg:y="0.039cm" svg:viewBox="0 0 94 237" svg:d="M90 13c0-7-4-13-12-13-10 0-20 9-20 18 0 8 5 13 13 13 9 0 19-8 19-18zM63 146c5-11 5-12 8-21 3-7 5-12 5-19 0-16-11-28-30-28-32 0-46 50-46 53 0 4 3 4 4 4 4 0 4-1 6-6 9-34 24-44 36-44 3 0 8 0 8 11 0 8-2 15-4 18-2 10-18 51-24 66-4 9-8 21-8 28 0 17 12 29 29 29 34 0 47-51 47-55 0-3-4-3-4-3-4 0-4 1-6 7-6 22-18 44-36 44-6 0-9-4-9-12 0-9 3-14 11-36z"><text:p/></draw:path><draw:path draw:style-name="gr337" draw:text-style-name="P56" svg:width="0.129cm" svg:height="0.159cm" svg:x="2.124cm" svg:y="0.116cm" svg:viewBox="0 0 130 160" svg:d="M120 24c-10 0-17 8-17 16 0 5 3 10 11 10s16-6 16-20c0-16-15-30-42-30-46 0-60 36-60 51 0 28 26 34 37 35 18 4 37 8 37 28 0 8-8 38-51 38-5 0-33 0-41-18 14 1 23-9 23-20 0-8-6-12-13-12-10 0-20 8-20 24 0 20 20 34 50 34 58 0 72-42 72-58 0-13-7-22-12-27-9-9-19-11-35-14-13-3-26-6-26-22 0-9 8-31 39-31 9 0 26 2 32 16z"><text:p/></draw:path><draw:path draw:style-name="gr338" draw:text-style-name="P56" svg:width="0.173cm" svg:height="0.248cm" svg:x="2.289cm" svg:y="0.028cm" svg:viewBox="0 0 174 249" svg:d="M82 4c0-1 0-4-4-4-8 0-35 3-44 3-3 1-7 1-7 7 0 5 3 5 9 5 17 0 18 3 18 6l-1 7-51 203c-2 5-2 6-2 7 0 9 7 11 10 11 6 0 12-5 13-10l7-26 8-32c2-8 4-15 6-23 1-3 3-15 4-16 1-4 12-24 24-33 7-6 18-12 34-12 15 0 19 12 19 25 0 18-14 56-23 78-2 8-4 13-4 20 0 16 12 29 29 29 33 0 47-52 47-55 0-4-4-4-5-4-3 0-3 2-5 7-6 19-17 44-36 44-6 0-9-3-9-12s3-17 7-25c5-15 21-57 21-78 0-22-14-37-41-37-22 0-39 11-52 27z"><text:p/></draw:path><draw:path draw:style-name="gr339" draw:text-style-name="P56" svg:width="0.093cm" svg:height="0.236cm" svg:x="2.482cm" svg:y="0.039cm" svg:viewBox="0 0 94 237" svg:d="M90 13c0-7-4-13-12-13-10 0-20 9-20 18 0 8 5 13 13 13 9 0 19-8 19-18zM63 146c5-11 5-12 8-21 3-7 5-12 5-19 0-16-11-28-30-28-32 0-46 50-46 53 0 4 3 4 4 4 4 0 4-1 6-6 9-34 24-44 36-44 3 0 8 0 8 11 0 8-2 15-4 18-2 10-18 51-24 66-4 9-8 21-8 28 0 17 12 29 29 29 34 0 47-51 47-55 0-3-4-3-4-3-4 0-4 1-6 7-6 22-18 44-36 44-6 0-9-4-9-12 0-9 3-14 11-36z"><text:p/></draw:path><draw:path draw:style-name="gr340" draw:text-style-name="P56" svg:width="0.19cm" svg:height="0.159cm" svg:x="2.602cm" svg:y="0.116cm" svg:viewBox="0 0 191 160" svg:d="M21 135c-1 6-3 14-3 15 0 7 4 10 10 10 4 0 10-3 13-10 1 0 5-17 7-26l7-32c3-7 5-15 7-23 1-7 4-17 4-18 5-11 24-43 57-43 16 0 19 13 19 25 0 21-16 67-22 81-3 9-4 13-4 17 0 17 13 29 29 29 33 0 46-51 46-54 0-4-3-4-4-4-4 0-4 1-5 7-8 24-19 43-36 43-6 0-8-3-8-11 0-9 3-18 6-26 6-18 21-57 21-77 0-24-15-38-40-38-32 0-50 22-55 30-2-19-16-30-33-30-16 0-23 14-27 20-5 12-10 33-10 34 0 4 3 4 4 4 4 0 4 0 6-8 6-25 13-42 26-42 7 0 11 4 11 16 0 7-1 11-5 30z"><text:p/></draw:path><draw:path draw:style-name="gr341" draw:text-style-name="P56" svg:width="0.161cm" svg:height="0.227cm" svg:x="2.807cm" svg:y="0.116cm" svg:viewBox="0 0 162 228" svg:d="M161 23c1-2 1-4 1-6 0-7-4-10-10-10-4 0-14 3-14 15-7-13-20-22-33-22-41 0-84 50-84 100 0 35 21 56 46 56 21 0 38-17 42-21v1c-7 31-12 46-12 46-1 4-13 39-51 39-7 0-18-1-28-4 11-3 15-12 15-19 0-5-4-12-14-12-8 0-19 7-19 20 0 15 13 22 47 22 44 0 70-27 75-49zM115 110c-2 10-10 19-18 25-7 7-19 13-28 13-18 0-23-18-23-32 0-18 10-59 20-77 9-17 24-31 39-31 23 0 28 28 28 30s0 4-1 5z"><text:p/></draw:path><draw:polygon draw:style-name="gr342" draw:text-style-name="P56" svg:width="2.319cm" svg:height="0.014cm" svg:x="0.671cm" svg:y="0.414cm" svg:viewBox="0 0 2320 15" draw:points="1160,15 0,15 0,0 2320,0 2320,15"><text:p/></draw:polygon><draw:path draw:style-name="gr343" draw:text-style-name="P56" svg:width="0.108cm" svg:height="0.224cm" svg:x="1.254cm" svg:y="0.53cm" svg:viewBox="0 0 109 225" svg:d="M65 80h33c7 0 11 0 11-7 0-4-4-4-11-4h-30c12-51 14-57 14-59 0-7-4-10-10-10-1 0-11 0-14 13l-14 56h-34c-7 0-10 0-10 6 0 5 3 5 10 5h31c-25 100-27 106-27 112 0 19 14 33 32 33 37 0 57-52 57-55s-3-3-5-3-3 1-4 5c-16 37-35 45-47 45-7 0-10-5-10-16 0-9 1-11 1-17z"><text:p/></draw:path><draw:path draw:style-name="gr344" draw:text-style-name="P56" svg:width="0.135cm" svg:height="0.159cm" svg:x="1.389cm" svg:y="0.594cm" svg:viewBox="0 0 136 160" svg:d="M50 74c10 0 36 0 54-8 25-10 26-31 26-36 0-16-13-30-37-30-39 0-93 34-93 96 0 36 21 64 55 64 51 0 81-38 81-42 0-2-2-4-5-4-1 0-2 0-4 4-28 34-66 34-71 34-27 0-30-30-30-41 0-4 0-15 5-37zM34 66c13-53 49-58 59-58 17 0 25 10 25 22 0 36-56 36-70 36z"><text:p/></draw:path><draw:path draw:style-name="gr345" draw:text-style-name="P56" svg:width="0.19cm" svg:height="0.159cm" svg:x="1.546cm" svg:y="0.594cm" svg:viewBox="0 0 191 160" svg:d="M21 135c-1 6-3 14-3 15 0 7 4 10 10 10 4 0 10-3 13-10 1 0 5-17 7-26l7-32c3-7 5-15 7-23 1-7 4-17 4-18 5-11 24-43 57-43 16 0 19 13 19 25 0 21-16 67-22 81-3 9-4 13-4 17 0 17 13 29 29 29 33 0 46-51 46-54 0-4-3-4-4-4-4 0-4 1-5 7-8 24-19 43-36 43-6 0-8-3-8-11 0-9 3-18 6-26 6-18 21-57 21-77 0-24-15-38-40-38-32 0-50 22-55 30-2-19-16-30-33-30-16 0-23 14-27 20-5 12-10 33-10 34 0 4 3 4 4 4 4 0 4 0 6-8 6-25 13-42 26-42 7 0 11 4 11 16 0 7-1 11-5 30z"><text:p/></draw:path><draw:path draw:style-name="gr346" draw:text-style-name="P56" svg:width="0.108cm" svg:height="0.224cm" svg:x="1.754cm" svg:y="0.53cm" svg:viewBox="0 0 109 225" svg:d="M65 80h33c7 0 11 0 11-7 0-4-4-4-11-4h-30c12-51 14-57 14-59 0-7-4-10-10-10-2 0-11 0-14 13l-14 56h-34c-7 0-10 0-10 6 0 5 3 5 10 5h31c-26 100-27 106-27 112 0 19 14 33 32 33 37 0 57-52 57-55s-3-3-5-3-3 1-4 5c-16 37-35 45-47 45-7 0-10-5-10-16 0-9 0-11 1-17z"><text:p/></draw:path><draw:path draw:style-name="gr347" draw:text-style-name="P56" svg:width="0.161cm" svg:height="0.159cm" svg:x="1.886cm" svg:y="0.594cm" svg:viewBox="0 0 162 160" svg:d="M118 22c-7-12-17-22-33-22-41 0-85 52-85 103 0 34 19 57 47 57 7 0 25-2 46-26 3 14 15 26 32 26 13 0 21-8 26-19 6-13 11-35 11-35 0-4-4-4-4-4-4 0-4 1-5 7-7 22-13 43-27 43-10 0-11-9-11-16 0-8 1-10 5-26 4-15 4-19 7-32l13-49c2-11 2-11 2-12 0-7-4-10-9-10-9 0-15 8-15 15zM94 114c-1 7-1 7-6 13-16 19-30 25-40 25-18 0-23-19-23-33 0-17 12-61 20-77 10-21 26-34 41-34 23 0 28 29 28 31s-1 4-2 6z"><text:p/></draw:path><draw:path draw:style-name="gr348" draw:text-style-name="P56" svg:width="0.143cm" svg:height="0.159cm" svg:x="2.067cm" svg:y="0.594cm" svg:viewBox="0 0 144 160" svg:d="M21 135c-1 6-3 14-3 15 0 7 4 10 10 10 4 0 10-3 13-10 1-1 13-49 14-56 3-12 9-36 11-46 2-4 12-21 20-29 3-2 13-11 28-11 10 0 15 4 16 4-12 2-19 10-19 19 0 6 4 13 14 13 9 0 19-8 19-21s-11-23-30-23c-23 0-38 18-44 27-4-16-16-27-33-27-16 0-23 14-26 20-6 12-11 34-11 34 0 4 3 4 4 4 4 0 4 0 6-8 6-25 13-42 26-42 6 0 11 2 11 16 0 7-1 11-5 30z"><text:p/></draw:path><draw:path draw:style-name="gr349" draw:text-style-name="P56" svg:width="0.161cm" svg:height="0.159cm" svg:x="2.239cm" svg:y="0.594cm" svg:viewBox="0 0 162 160" svg:d="M118 22c-7-12-17-22-33-22-41 0-85 52-85 103 0 34 19 57 47 57 7 0 25-2 46-26 3 14 15 26 32 26 13 0 21-8 26-19 6-13 11-35 11-35 0-4-4-4-4-4-4 0-4 1-5 7-7 22-13 43-27 43-10 0-11-9-11-16 0-8 1-10 5-26 3-15 4-19 7-32l13-49c2-11 2-11 2-12 0-7-4-10-9-10-9 0-15 8-15 15zM94 114c-1 7-1 7-7 13-15 19-29 25-39 25-18 0-23-19-23-33 0-17 11-61 20-77 10-21 26-34 41-34 23 0 28 29 28 31s-1 4-2 6z"><text:p/></draw:path><draw:path draw:style-name="gr350" draw:text-style-name="P56" svg:width="0.173cm" svg:height="0.843cm" svg:x="3.044cm" svg:y="0cm" svg:viewBox="0 0 174 844" svg:d="M174 422c0-138-32-277-122-383-7-8-20-22-34-35-5-4-6-4-11-4-4 0-7 0-7 3 0 2 2 3 2 4 12 13 36 36 60 75 56 90 83 204 83 340 0 95-13 216-71 321-28 51-58 79-72 95-1 0-2 1-2 3 0 3 3 3 7 3 5 0 6 0 11-6 119-107 156-268 156-416z"><text:p/></draw:path><draw:path draw:style-name="gr351" draw:text-style-name="P56" svg:width="0.173cm" svg:height="0.843cm" svg:x="3.422cm" svg:y="0cm" svg:viewBox="0 0 174 844" svg:d="M174 841c0-2-1-3-2-3-13-14-37-37-60-76-57-90-82-204-82-340 0-95 12-216 70-321 28-51 57-79 73-95 1 0 1-1 1-3 0-3-3-3-8-3-4 0-5 0-11 6-118 107-155 268-155 416 0 138 32 277 122 383 7 8 20 22 35 35 4 4 5 4 9 4 5 0 8 0 8-3z"><text:p/></draw:path><draw:path draw:style-name="gr352" draw:text-style-name="P56" svg:width="0.108cm" svg:height="0.224cm" svg:x="3.658cm" svg:y="0.052cm" svg:viewBox="0 0 109 225" svg:d="M65 80h33c7 0 11 0 11-7 0-4-4-4-11-4h-30c12-51 14-57 14-59 0-7-4-10-10-10-2 0-11 0-14 13l-14 56h-34c-7 0-10 0-10 6 0 5 3 5 10 5h31c-26 100-27 106-27 112 0 19 14 33 32 33 37 0 57-52 57-55s-3-3-5-3-3 1-4 5c-16 37-35 45-47 45-7 0-10-5-10-16 0-9 0-11 1-17z"><text:p/></draw:path><draw:path draw:style-name="gr353" draw:text-style-name="P56" svg:width="0.135cm" svg:height="0.159cm" svg:x="3.793cm" svg:y="0.116cm" svg:viewBox="0 0 136 160" svg:d="M50 74c10 0 36 0 54-8 25-10 26-31 26-36 0-16-13-30-37-30-39 0-93 34-93 96 0 36 21 64 55 64 51 0 81-38 81-42 0-2-2-4-5-4-1 0-2 0-4 4-28 34-66 34-71 34-27 0-30-30-30-41 0-4 0-15 5-37zM34 66c13-53 49-58 59-58 17 0 25 10 25 22 0 36-56 36-70 36z"><text:p/></draw:path><draw:path draw:style-name="gr354" draw:text-style-name="P56" svg:width="0.19cm" svg:height="0.159cm" svg:x="3.95cm" svg:y="0.116cm" svg:viewBox="0 0 191 160" svg:d="M21 135c-1 6-3 14-3 15 0 7 4 10 10 10 4 0 10-3 13-10 1 0 5-17 7-26l7-32c3-7 5-15 7-23 1-7 4-17 4-18 5-11 24-43 57-43 16 0 19 13 19 25 0 21-16 67-22 81-3 9-4 13-4 17 0 17 13 29 29 29 33 0 46-51 46-54 0-4-3-4-4-4-4 0-4 1-5 7-8 24-19 43-36 43-6 0-8-3-8-11 0-9 3-18 6-26 6-18 21-57 21-77 0-24-15-38-40-38-32 0-50 22-55 30-2-19-16-30-33-30-16 0-23 14-27 20-5 12-10 33-10 34 0 4 3 4 4 4 4 0 4 0 6-8 6-25 13-42 26-42 7 0 11 4 11 16 0 7-1 11-5 30z"><text:p/></draw:path><draw:path draw:style-name="gr355" draw:text-style-name="P56" svg:width="0.108cm" svg:height="0.224cm" svg:x="4.158cm" svg:y="0.052cm" svg:viewBox="0 0 109 225" svg:d="M65 80h33c7 0 11 0 11-7 0-4-4-4-11-4h-30c12-51 14-57 14-59 0-7-4-10-10-10-1 0-11 0-14 13l-14 56h-34c-7 0-10 0-10 6 0 5 3 5 10 5h31c-26 100-27 106-27 112 0 19 14 33 32 33 37 0 57-52 57-55s-3-3-5-3-3 1-4 5c-16 37-35 45-47 45-7 0-10-5-10-16 0-9 0-11 1-17z"><text:p/></draw:path><draw:path draw:style-name="gr356" draw:text-style-name="P56" svg:width="0.161cm" svg:height="0.159cm" svg:x="4.29cm" svg:y="0.116cm" svg:viewBox="0 0 162 160" svg:d="M118 22c-7-12-17-22-33-22-41 0-85 52-85 103 0 34 19 57 47 57 7 0 25-2 46-26 3 14 15 26 32 26 13 0 21-8 26-19 6-13 11-35 11-35 0-4-4-4-4-4-4 0-4 1-5 7-7 22-13 43-27 43-10 0-11-9-11-16 0-8 1-10 5-26 4-15 4-19 7-32l13-49c2-11 2-11 2-12 0-7-4-10-9-10-9 0-15 8-15 15zM94 114c-1 7-1 7-7 13-15 19-29 25-39 25-18 0-23-19-23-33 0-17 11-61 20-77 10-21 26-34 41-34 23 0 28 29 28 31s-1 4-2 6z"><text:p/></draw:path><draw:path draw:style-name="gr357" draw:text-style-name="P56" svg:width="0.143cm" svg:height="0.159cm" svg:x="4.471cm" svg:y="0.116cm" svg:viewBox="0 0 144 160" svg:d="M21 135c-1 6-3 14-3 15 0 7 4 10 10 10 4 0 10-3 13-10 1-1 13-49 14-56 3-12 9-36 11-46 2-4 12-21 20-29 3-2 13-11 28-11 10 0 15 4 16 4-12 2-19 10-19 19 0 6 4 13 14 13 9 0 19-8 19-21s-11-23-30-23c-23 0-38 18-44 27-4-16-16-27-33-27-16 0-23 14-26 20-6 12-11 34-11 34 0 4 3 4 4 4 4 0 4 0 6-8 6-25 13-42 26-42 6 0 11 2 11 16 0 7-1 11-5 30z"><text:p/></draw:path><draw:path draw:style-name="gr358" draw:text-style-name="P56" svg:width="0.161cm" svg:height="0.159cm" svg:x="4.643cm" svg:y="0.116cm" svg:viewBox="0 0 162 160" svg:d="M118 22c-7-12-17-22-33-22-41 0-85 52-85 103 0 34 19 57 47 57 7 0 25-2 46-26 3 14 15 26 32 26 13 0 21-8 26-19 6-13 11-35 11-35 0-4-4-4-4-4-4 0-4 1-5 7-7 22-13 43-27 43-10 0-11-9-11-16 0-8 1-10 5-26 4-15 4-19 7-32l13-49c2-11 2-11 2-12 0-7-4-10-9-10-9 0-15 8-15 15zM94 114c-1 7-1 7-7 13-15 19-29 25-39 25-18 0-23-19-23-33 0-17 11-61 20-77 10-21 26-34 41-34 23 0 28 29 28 31s-1 4-2 6z"><text:p/></draw:path><draw:polygon draw:style-name="gr359" draw:text-style-name="P56" svg:width="1.168cm" svg:height="0.014cm" svg:x="3.65cm" svg:y="0.414cm" svg:viewBox="0 0 1169 15" draw:points="585,15 0,15 0,0 1169,0 1169,15"><text:p/></draw:polygon><draw:path draw:style-name="gr360" draw:text-style-name="P56" svg:width="0.183cm" svg:height="0.223cm" svg:x="3.758cm" svg:y="0.594cm" svg:viewBox="0 0 184 224" svg:d="M27 199c-3 12-3 15-19 15-4 0-8 0-8 6 0 3 2 4 5 4 9 0 19-1 29-1 12 0 24 1 35 1 2 0 6 0 6-6 0-4-3-4-8-4-17 0-17-3-17-6 0-5 14-62 16-70 5 9 15 22 33 22 41 0 85-52 85-103 0-34-20-57-46-57-18 0-36 13-47 26-4-19-19-26-32-26-16 0-23 14-26 20-6 12-11 34-11 34 0 4 4 4 4 4 4 0 4 0 7-8 5-25 13-42 25-42 6 0 11 2 11 16 0 8-1 12-3 18zM90 46c2-10 12-20 18-25 12-11 22-13 28-13 14 0 23 12 23 33s-12 61-18 75c-12 24-29 36-42 36-24 0-28-30-28-31s0-2 1-6z"><text:p/></draw:path><draw:path draw:style-name="gr361" draw:text-style-name="P56" svg:width="0.135cm" svg:height="0.159cm" svg:x="3.961cm" svg:y="0.594cm" svg:viewBox="0 0 136 160" svg:d="M50 74c10 0 36 0 54-8 25-10 26-31 26-36 0-16-13-30-37-30-39 0-93 34-93 96 0 36 21 64 55 64 51 0 81-38 81-42 0-2-2-4-5-4-1 0-2 0-4 4-28 34-66 34-71 34-27 0-30-30-30-41 0-4 0-15 5-37zM34 66c13-53 49-58 59-58 17 0 25 10 25 22 0 36-56 36-70 36z"><text:p/></draw:path><draw:path draw:style-name="gr362" draw:text-style-name="P56" svg:width="0.159cm" svg:height="0.248cm" svg:x="4.127cm" svg:y="0.506cm" svg:viewBox="0 0 160 249" svg:d="M82 4c0-1 0-4-4-4-8 0-35 3-44 3-3 1-7 1-7 7 0 5 3 5 9 5 17 0 18 3 18 6l-1 7-51 203c-2 5-2 6-2 7 0 9 7 11 10 11 5 0 10-3 12-8 2-3 18-68 20-77 12 1 41 6 41 30 0 2 0 4-1 8 0 4-1 8-1 12 0 20 13 35 32 35 11 0 20-6 28-19 9-16 13-35 13-36 0-4-4-4-4-4-4 0-4 2-5 7-7 26-15 44-31 44-7 0-12-4-12-17 0-6 2-14 4-19 0-7 0-8 0-11 0-24-21-33-52-37 12-7 23-18 31-27 17-18 33-33 50-33 3 0 3 0 3 0 4 1 5 1 8 3 0 0 0 1 1 1-17 1-20 15-20 19 0 6 4 13 14 13 9 0 19-8 19-22 0-10-8-22-24-22-10 0-26 3-51 31-13 14-27 27-39 33z"><text:p/></draw:path><draw:path draw:style-name="gr363" draw:text-style-name="P56" svg:width="0.161cm" svg:height="0.159cm" svg:x="4.315cm" svg:y="0.594cm" svg:viewBox="0 0 162 160" svg:d="M118 22c-7-12-17-22-33-22-41 0-85 52-85 103 0 34 19 57 47 57 7 0 25-2 46-26 3 14 15 26 32 26 13 0 21-8 26-19 6-13 11-35 11-35 0-4-4-4-4-4-4 0-4 1-5 7-7 22-13 43-27 43-10 0-11-9-11-16 0-8 1-10 5-26 4-15 4-19 7-32l13-49c2-11 2-11 2-12 0-7-4-10-9-10-9 0-15 8-15 15zM94 114c-1 7-1 7-6 13-16 19-30 25-40 25-18 0-23-19-23-33 0-17 11-61 20-77 10-21 26-34 41-34 23 0 28 29 28 31s-1 4-2 6z"><text:p/></draw:path><draw:path draw:style-name="gr364" draw:text-style-name="P56" svg:width="0.19cm" svg:height="0.159cm" svg:x="4.497cm" svg:y="0.594cm" svg:viewBox="0 0 191 160" svg:d="M21 135c-1 6-3 14-3 15 0 7 4 10 10 10 4 0 10-3 13-10 1 0 5-17 7-26l7-32c3-7 5-15 7-23 1-7 4-17 4-18 5-11 24-43 57-43 16 0 19 13 19 25 0 21-16 67-22 81-3 9-4 13-4 17 0 17 13 29 29 29 33 0 46-51 46-54 0-4-3-4-4-4-4 0-4 1-5 7-8 24-19 43-36 43-6 0-8-3-8-11 0-9 3-18 6-26 6-18 21-57 21-77 0-24-15-38-40-38-32 0-50 22-55 30-2-19-16-30-33-30-16 0-23 14-27 20-5 12-10 33-10 34 0 4 3 4 4 4 4 0 4 0 6-8 6-25 13-42 26-42 7 0 11 4 11 16 0 7-1 11-5 30z"><text:p/></draw:path><draw:path draw:style-name="gr365" draw:text-style-name="P56" svg:width="0.173cm" svg:height="0.843cm" svg:x="4.873cm" svg:y="0cm" svg:viewBox="0 0 174 844" svg:d="M174 422c0-138-32-277-122-383-7-8-20-22-34-35-5-4-6-4-11-4-4 0-7 0-7 3 0 2 2 3 2 4 12 13 36 36 60 75 56 90 82 204 82 340 0 95-12 216-70 321-28 51-58 79-72 95-1 0-2 1-2 3 0 3 3 3 7 3 5 0 6 0 11-6 119-107 156-268 156-416z"><text:p/></draw:path><draw:path draw:style-name="gr366" draw:text-style-name="P56" svg:width="0.233cm" svg:height="0.234cm" svg:x="5.217cm" svg:y="0.305cm" svg:viewBox="0 0 234 235" svg:d="M125 125h98c5 0 11 0 11-7 0-8-6-8-11-8h-98v-98c0-6 0-12-7-12-8 0-8 6-8 12v98h-98c-6 0-12 0-12 8 0 7 6 7 12 7h98v98c0 5 0 12 8 12 7 0 7-7 7-12z"><text:p/></draw:path><draw:path draw:style-name="gr367" draw:text-style-name="P56" svg:width="0.173cm" svg:height="0.843cm" svg:x="5.621cm" svg:y="0cm" svg:viewBox="0 0 174 844" svg:d="M174 841c0-2-1-3-2-3-13-14-37-37-60-76-57-90-82-204-82-340 0-95 12-216 70-321 28-51 57-79 73-95 1 0 1-1 1-3 0-3-3-3-8-3-4 0-5 0-11 6-118 107-155 268-155 416 0 138 32 277 122 383 7 8 20 22 35 35 4 4 5 4 9 4 5 0 8 0 8-3z"><text:p/></draw:path><draw:path draw:style-name="gr368" draw:text-style-name="P56" svg:width="0.144cm" svg:height="0.304cm" svg:x="5.844cm" svg:y="0.039cm" svg:viewBox="0 0 145 305" svg:d="M145 13c0-7-5-13-14-13-8 0-18 8-18 18 0 8 5 13 13 13 9 0 19-9 19-18zM74 250c-7 28-24 48-44 48-2 0-7 0-13-4 10-2 16-12 16-19 0-5-4-12-14-12-9 0-19 7-19 20 0 15 14 22 31 22 25 0 58-19 67-53l32-130c2-7 2-12 2-12 0-20-15-33-33-33-36 0-56 51-56 54 0 4 3 4 4 4 3 0 4-1 7-7 8-22 24-43 44-43 5 0 12 1 12 16 0 9-1 12-3 18z"><text:p/></draw:path><draw:path draw:style-name="gr369" draw:text-style-name="P56" svg:width="0.161cm" svg:height="0.159cm" svg:x="6.027cm" svg:y="0.116cm" svg:viewBox="0 0 162 160" svg:d="M118 22c-7-12-17-22-33-22-41 0-85 52-85 103 0 34 19 57 47 57 7 0 25-2 46-26 3 14 15 26 32 26 13 0 21-8 26-19 6-13 11-35 11-35 0-4-4-4-4-4-4 0-4 1-5 7-7 22-13 43-27 43-10 0-11-9-11-16 0-8 1-10 5-26 4-15 4-19 7-32l13-49c2-11 2-11 2-12 0-7-4-10-9-10-9 0-15 8-15 15zM94 114c-1 7-1 7-6 13-16 19-30 25-40 25-18 0-23-19-23-33 0-17 12-61 20-77 10-21 26-34 41-34 23 0 28 29 28 31s-1 4-2 6z"><text:p/></draw:path><draw:path draw:style-name="gr370" draw:text-style-name="P56" svg:width="0.288cm" svg:height="0.159cm" svg:x="6.208cm" svg:y="0.116cm" svg:viewBox="0 0 289 160" svg:d="M21 135c-1 6-3 14-3 15 0 7 4 10 10 10 4 0 10-3 13-10 1 0 5-17 6-26l8-32c3-7 4-15 7-23 0-7 4-17 4-18 5-11 24-43 57-43 16 0 19 13 19 25 0 9-2 18-5 29l-10 40-7 28c-2 7-4 19-4 20 0 7 5 10 10 10 11 0 13-9 16-20 4-20 18-71 21-86 1-4 19-46 58-46 15 0 19 12 19 25 0 20-14 60-22 79-3 8-4 12-4 19 0 17 12 29 28 29 34 0 47-51 47-54 0-4-3-4-4-4-4 0-4 1-6 7-5 18-17 43-36 43-6 0-9-3-9-11 0-9 4-18 7-26 7-18 21-57 21-77 0-23-13-38-40-38-26 0-44 15-57 34-1-4-2-16-11-25-9-7-20-9-29-9-32 0-50 22-55 30-2-20-17-30-33-30s-23 14-26 20c-6 13-11 34-11 34 0 4 3 4 4 4 4 0 4 0 6-8 6-25 13-42 26-42 6 0 11 2 11 16 0 7-1 11-5 30z"><text:p/></draw:path><draw:path draw:style-name="gr371" draw:text-style-name="P56" svg:width="0.175cm" svg:height="0.32cm" svg:x="6.641cm" svg:y="0.024cm" svg:viewBox="0 0 176 321" svg:d="M111 107h31c6 0 10 0 10-6 0-4-4-4-10-4h-29l7-41c2-7 6-32 9-36 3-7 9-12 17-12 1 0 10 0 16 6-15 1-18 14-18 19 0 9 6 13 13 13 9 0 19-8 19-22 0-16-16-24-30-24-12 0-35 6-45 42-3 7-3 10-12 55h-24c-7 0-11 0-11 6 0 4 3 4 10 4h23l-26 139c-7 35-13 67-31 67-1 0-10 0-17-7 17 0 20-13 20-19 0-8-7-12-14-12-9 0-19 8-19 21 0 16 15 25 30 25 20 0 33-21 40-35 11-22 20-64 20-67z"><text:p/></draw:path><draw:path draw:style-name="gr372" draw:text-style-name="P56" svg:width="0.093cm" svg:height="0.236cm" svg:x="6.842cm" svg:y="0.039cm" svg:viewBox="0 0 94 237" svg:d="M90 13c0-7-4-13-12-13-10 0-20 9-20 18 0 8 5 13 13 13 9 0 19-8 19-18zM63 146c5-11 5-12 8-21 3-7 5-12 5-19 0-16-11-28-30-28-32 0-46 50-46 53 0 4 3 4 4 4 4 0 4-1 6-6 9-34 24-44 36-44 3 0 8 0 8 11 0 8-2 15-4 18-2 10-18 51-24 66-4 9-8 21-8 28 0 17 12 29 29 29 34 0 47-51 47-55 0-3-4-3-4-3-4 0-4 1-6 7-6 22-18 44-36 44-6 0-9-4-9-12 0-9 3-14 11-36z"><text:p/></draw:path><draw:path draw:style-name="gr373" draw:text-style-name="P56" svg:width="0.19cm" svg:height="0.159cm" svg:x="6.963cm" svg:y="0.116cm" svg:viewBox="0 0 191 160" svg:d="M21 135c-1 6-3 14-3 15 0 7 4 10 10 10 4 0 10-3 13-10 1 0 5-17 7-26l7-32c3-7 5-15 7-23 1-7 4-17 4-18 5-11 24-43 57-43 16 0 19 13 19 25 0 21-16 67-22 81-3 9-4 13-4 17 0 17 13 29 29 29 33 0 46-51 46-54 0-4-3-4-4-4-4 0-4 1-5 7-8 24-19 43-36 43-6 0-8-3-8-11 0-9 3-18 6-26 6-18 21-57 21-77 0-24-15-38-40-38-32 0-50 22-55 30-2-19-16-30-33-30-16 0-23 14-27 20-5 12-10 33-10 34 0 4 3 4 4 4 4 0 4 0 6-8 6-25 13-42 26-42 7 0 11 4 11 16 0 7-1 11-5 30z"><text:p/></draw:path><draw:path draw:style-name="gr374" draw:text-style-name="P56" svg:width="0.093cm" svg:height="0.236cm" svg:x="7.173cm" svg:y="0.039cm" svg:viewBox="0 0 94 237" svg:d="M90 13c0-7-4-13-12-13-10 0-20 9-20 18 0 8 5 13 13 13 9 0 19-8 19-18zM63 146c5-11 5-12 8-21 3-7 5-12 5-19 0-16-11-28-30-28-32 0-46 50-46 53 0 4 3 4 4 4 4 0 4-1 6-6 9-34 24-44 36-44 3 0 8 0 8 11 0 8-2 15-4 18-2 10-18 51-24 66-4 9-8 21-8 28 0 17 12 29 29 29 34 0 47-51 47-55 0-3-4-3-4-3-4 0-4 1-6 7-6 22-18 44-36 44-6 0-9-4-9-12 0-9 3-14 11-36z"><text:p/></draw:path><draw:path draw:style-name="gr375" draw:text-style-name="P56" svg:width="0.129cm" svg:height="0.159cm" svg:x="7.301cm" svg:y="0.116cm" svg:viewBox="0 0 130 160" svg:d="M120 24c-10 0-17 8-17 16 0 5 3 10 11 10s16-6 16-20c0-16-15-30-42-30-46 0-60 36-60 51 0 28 26 34 37 35 18 4 37 8 37 28 0 8-8 38-51 38-5 0-33 0-41-18 14 1 23-9 23-20 0-8-6-12-13-12-10 0-20 8-20 24 0 20 20 34 50 34 58 0 72-42 72-58 0-13-7-22-12-27-9-9-19-11-35-14-13-3-26-6-26-22 0-9 8-31 39-31 9 0 26 2 32 16z"><text:p/></draw:path><draw:path draw:style-name="gr376" draw:text-style-name="P56" svg:width="0.173cm" svg:height="0.248cm" svg:x="7.467cm" svg:y="0.028cm" svg:viewBox="0 0 174 249" svg:d="M82 4c0-1 0-4-4-4-9 0-35 3-44 3-3 1-7 1-7 7 0 5 3 5 9 5 17 0 18 3 18 6l-1 7-51 203c-2 5-2 6-2 7 0 9 7 11 10 11 6 0 12-5 13-10l7-26 8-32c2-8 4-15 6-23 1-3 3-15 4-16 1-4 12-24 24-33 7-6 18-12 34-12 15 0 19 12 19 25 0 18-14 56-23 78-2 8-4 13-4 20 0 16 12 29 29 29 33 0 47-52 47-55 0-4-4-4-5-4-3 0-3 2-5 7-6 19-17 44-36 44-6 0-9-3-9-12s3-17 7-25c5-15 21-57 21-78 0-22-14-37-41-37-22 0-39 11-52 27z"><text:p/></draw:path><draw:path draw:style-name="gr377" draw:text-style-name="P56" svg:width="0.093cm" svg:height="0.236cm" svg:x="7.659cm" svg:y="0.039cm" svg:viewBox="0 0 94 237" svg:d="M90 13c0-7-4-13-12-13-10 0-20 9-20 18 0 8 5 13 14 13 8 0 18-8 18-18zM63 146c5-11 5-12 8-21 3-7 5-12 5-19 0-16-11-28-30-28-32 0-46 50-46 53 0 4 3 4 4 4 4 0 4-1 6-6 9-34 24-44 36-44 3 0 8 0 8 11 0 8-2 15-4 18-2 10-18 51-24 66-4 9-8 21-8 28 0 17 12 29 29 29 34 0 47-51 47-55 0-3-4-3-4-3-4 0-4 1-6 7-6 22-18 44-36 44-6 0-9-4-9-12 0-9 3-14 11-36z"><text:p/></draw:path><draw:path draw:style-name="gr378" draw:text-style-name="P56" svg:width="0.19cm" svg:height="0.159cm" svg:x="7.78cm" svg:y="0.116cm" svg:viewBox="0 0 191 160" svg:d="M21 135c-1 6-3 14-3 15 0 7 4 10 10 10 4 0 10-3 13-10 1 0 5-17 7-26l7-32c3-7 5-15 7-23 1-7 4-17 4-18 5-11 24-43 57-43 16 0 19 13 19 25 0 21-16 67-22 81-3 9-4 13-4 17 0 17 13 29 29 29 33 0 46-51 46-54 0-4-3-4-4-4-4 0-4 1-5 7-8 24-19 43-36 43-6 0-8-3-8-11 0-9 3-18 6-26 6-18 21-57 21-77 0-24-15-38-40-38-32 0-50 22-55 30-2-19-16-30-33-30-16 0-23 14-27 20-5 12-10 33-10 34 0 4 3 4 4 4 4 0 4 0 6-8 6-25 13-42 26-42 7 0 11 4 11 16 0 7-1 11-5 30z"><text:p/></draw:path><draw:path draw:style-name="gr379" draw:text-style-name="P56" svg:width="0.161cm" svg:height="0.227cm" svg:x="7.985cm" svg:y="0.116cm" svg:viewBox="0 0 162 228" svg:d="M161 23c1-2 1-4 1-6 0-7-4-10-10-10-4 0-14 3-14 15-7-13-20-22-33-22-41 0-84 50-84 100 0 35 21 56 46 56 21 0 38-17 42-21v1c-7 31-12 46-12 46-1 4-13 39-51 39-7 0-18-1-28-4 11-3 15-12 15-19 0-5-4-12-14-12-8 0-19 7-19 20 0 15 13 22 47 22 44 0 70-27 75-49zM115 110c-2 10-10 19-18 25-7 7-19 13-28 13-18 0-23-18-23-32 0-18 10-59 20-77 9-17 24-31 39-31 23 0 28 28 28 30s0 4-1 5z"><text:p/></draw:path><draw:polygon draw:style-name="gr380" draw:text-style-name="P56" svg:width="2.319cm" svg:height="0.014cm" svg:x="5.849cm" svg:y="0.414cm" svg:viewBox="0 0 2320 15" draw:points="1160,15 0,15 0,0 2320,0 2320,15"><text:p/></draw:polygon><draw:path draw:style-name="gr381" draw:text-style-name="P56" svg:width="0.159cm" svg:height="0.248cm" svg:x="6.526cm" svg:y="0.506cm" svg:viewBox="0 0 160 249" svg:d="M82 4c0-1 0-4-4-4-8 0-35 3-44 3-3 1-7 1-7 7 0 5 3 5 9 5 17 0 18 3 18 6l-1 7-51 203c-2 5-2 6-2 7 0 9 7 11 10 11 5 0 10-3 12-8 2-3 18-68 20-77 12 1 41 6 41 30 0 2 0 4-1 8 0 4-1 8-1 12 0 20 13 35 32 35 11 0 20-6 28-19 9-16 13-35 13-36 0-4-4-4-4-4-4 0-4 2-5 7-7 26-15 44-31 44-7 0-12-4-12-17 0-6 2-14 4-19 0-7 0-8 0-11 0-24-21-33-52-37 12-7 23-18 31-27 17-18 33-33 50-33 3 0 3 0 3 0 4 1 5 1 8 3 0 0 0 1 1 1-17 1-20 15-20 19 0 6 4 13 14 13 9 0 19-8 19-22 0-10-8-22-24-22-10 0-26 3-51 31-12 14-27 27-39 33z"><text:p/></draw:path><draw:path draw:style-name="gr382" draw:text-style-name="P56" svg:width="0.135cm" svg:height="0.159cm" svg:x="6.717cm" svg:y="0.594cm" svg:viewBox="0 0 136 160" svg:d="M50 74c10 0 36 0 54-8 25-10 26-31 26-36 0-16-13-30-37-30-39 0-93 34-93 96 0 36 21 64 55 64 51 0 81-38 81-42 0-2-2-4-5-4-1 0-2 0-4 4-28 34-66 34-71 34-27 0-30-30-30-41 0-4 0-15 5-37zM34 66c13-53 49-58 59-58 17 0 26 10 26 22 0 36-57 36-71 36z"><text:p/></draw:path><draw:path draw:style-name="gr383" draw:text-style-name="P56" svg:width="0.143cm" svg:height="0.159cm" svg:x="6.873cm" svg:y="0.594cm" svg:viewBox="0 0 144 160" svg:d="M21 135c-1 6-3 14-3 15 0 7 4 10 10 10 4 0 10-3 13-10 1-1 13-49 14-56 3-12 9-36 11-46 2-4 12-21 20-29 3-2 13-11 28-11 10 0 15 4 16 4-12 2-19 10-19 19 0 6 4 13 13 13 10 0 20-8 20-21s-11-23-30-23c-23 0-38 18-44 27-4-16-16-27-33-27-16 0-23 14-26 20-6 12-11 34-11 34 0 4 3 4 4 4 4 0 4 0 6-8 6-25 13-42 26-42 6 0 11 2 11 16 0 7-1 11-5 30z"><text:p/></draw:path><draw:path draw:style-name="gr384" draw:text-style-name="P56" svg:width="0.135cm" svg:height="0.159cm" svg:x="7.047cm" svg:y="0.594cm" svg:viewBox="0 0 136 160" svg:d="M50 74c10 0 36 0 54-8 25-10 26-31 26-36 0-16-13-30-37-30-39 0-93 34-93 96 0 36 21 64 55 64 51 0 81-38 81-42 0-2-2-4-5-4-1 0-2 0-4 4-28 34-66 34-71 34-27 0-30-30-30-41 0-4 0-15 5-37zM34 66c13-53 49-58 59-58 17 0 25 10 25 22 0 36-56 36-70 36z"><text:p/></draw:path><draw:path draw:style-name="gr385" draw:text-style-name="P56" svg:width="0.108cm" svg:height="0.224cm" svg:x="7.202cm" svg:y="0.53cm" svg:viewBox="0 0 109 225" svg:d="M65 80h33c7 0 11 0 11-7 0-4-4-4-11-4h-30c12-51 14-57 14-59 0-7-4-10-10-10-1 0-11 0-14 13l-14 56h-34c-7 0-10 0-10 6 0 5 3 5 10 5h31c-26 100-27 106-27 112 0 19 14 33 32 33 37 0 57-52 57-55s-3-3-5-3-3 1-4 5c-16 37-35 45-47 45-7 0-10-5-10-16 0-9 0-11 1-17z"><text:p/></draw:path><draw:path draw:style-name="gr386" draw:text-style-name="P56" svg:width="0.161cm" svg:height="0.159cm" svg:x="7.334cm" svg:y="0.594cm" svg:viewBox="0 0 162 160" svg:d="M118 22c-7-12-17-22-33-22-41 0-85 52-85 103 0 34 19 57 47 57 7 0 25-2 46-26 3 14 15 26 32 26 13 0 21-8 26-19 6-13 11-35 11-35 0-4-4-4-4-4-4 0-4 1-5 7-7 22-13 43-27 43-10 0-11-9-11-16 0-8 1-10 5-26 3-15 4-19 7-32l13-49c2-11 2-11 2-12 0-7-4-10-9-10-9 0-15 8-15 15zM94 114c-1 7-1 7-7 13-15 19-29 25-39 25-18 0-23-19-23-33 0-17 11-61 20-77 10-21 26-34 41-34 23 0 28 29 28 31s-1 4-2 6z"><text:p/></draw:path><draw:path draw:style-name="gr387" draw:text-style-name="P56" svg:width="0.173cm" svg:height="0.843cm" svg:x="8.222cm" svg:y="0cm" svg:viewBox="0 0 174 844" svg:d="M174 422c0-138-32-277-122-383-7-8-20-22-34-35-5-4-6-4-11-4-4 0-7 0-7 3 0 2 2 3 2 4 12 13 36 36 60 75 56 90 82 204 82 340 0 95-12 216-70 321-28 51-58 79-72 95-1 0-2 1-2 3 0 3 3 3 7 3 5 0 6 0 11-6 119-107 156-268 156-416z"><text:p/></draw:path><draw:path draw:style-name="gr388" draw:text-style-name="P56" svg:width="0.173cm" svg:height="0.843cm" svg:x="8.6cm" svg:y="0cm" svg:viewBox="0 0 174 844" svg:d="M174 841c0-2-1-3-2-3-13-14-37-37-60-76-57-90-82-204-82-340 0-95 12-216 70-321 28-51 57-79 73-95 1 0 1-1 1-3 0-3-3-3-8-3-4 0-5 0-11 6-118 107-155 268-155 416 0 138 32 277 122 383 7 8 20 22 35 35 4 4 5 4 9 4 5 0 8 0 8-3z"><text:p/></draw:path><draw:path draw:style-name="gr389" draw:text-style-name="P56" svg:width="0.159cm" svg:height="0.248cm" svg:x="8.847cm" svg:y="0.028cm" svg:viewBox="0 0 160 249" svg:d="M82 4c0-1 0-4-4-4-8 0-35 3-44 3-3 1-7 1-7 7 0 5 3 5 9 5 17 0 18 3 18 6l-1 7-51 203c-2 5-2 6-2 7 0 9 7 11 10 11 5 0 10-3 12-8 2-3 18-68 20-77 12 1 41 6 41 30 0 2 0 4-1 8 0 4-1 8-1 12 0 20 13 35 32 35 11 0 20-6 28-19 9-16 13-35 13-36 0-4-4-4-4-4-4 0-4 2-5 7-7 26-15 44-31 44-7 0-12-4-12-17 0-6 2-14 4-19 0-7 0-8 0-11 0-24-21-33-52-37 12-7 23-18 31-27 17-18 33-33 50-33 3 0 3 0 3 0 4 1 5 1 8 3 0 0 0 1 1 1-17 1-20 15-20 19 0 6 4 13 14 13 9 0 19-8 19-22 0-10-8-22-24-22-10 0-26 3-51 31-13 14-27 27-39 33z"><text:p/></draw:path><draw:path draw:style-name="gr390" draw:text-style-name="P56" svg:width="0.135cm" svg:height="0.159cm" svg:x="9.037cm" svg:y="0.116cm" svg:viewBox="0 0 136 160" svg:d="M50 74c10 0 36 0 54-8 25-10 26-31 26-36 0-16-13-30-37-30-39 0-93 34-93 96 0 36 21 64 55 64 51 0 81-38 81-42 0-2-2-4-5-4-1 0-2 0-4 4-28 34-66 34-71 34-27 0-30-30-30-41 0-4 0-15 5-37zM34 66c13-53 49-58 59-58 17 0 26 10 26 22 0 36-57 36-71 36z"><text:p/></draw:path><draw:path draw:style-name="gr391" draw:text-style-name="P56" svg:width="0.143cm" svg:height="0.159cm" svg:x="9.194cm" svg:y="0.116cm" svg:viewBox="0 0 144 160" svg:d="M21 135c-1 6-3 14-3 15 0 7 4 10 10 10 4 0 10-3 13-10 1-1 13-49 14-56 3-12 9-36 11-46 2-4 12-21 20-29 3-2 13-11 28-11 10 0 15 4 16 4-12 2-19 10-19 19 0 6 4 13 14 13 9 0 19-8 19-21s-11-23-30-23c-23 0-38 18-44 27-4-16-16-27-33-27-16 0-23 14-26 20-6 12-11 34-11 34 0 4 3 4 4 4 4 0 4 0 6-8 6-25 13-42 26-42 6 0 11 2 11 16 0 7-1 11-5 30z"><text:p/></draw:path><draw:path draw:style-name="gr392" draw:text-style-name="P56" svg:width="0.135cm" svg:height="0.159cm" svg:x="9.368cm" svg:y="0.116cm" svg:viewBox="0 0 136 160" svg:d="M50 74c10 0 36 0 54-8 25-10 26-31 26-36 0-16-13-30-37-30-39 0-93 34-93 96 0 36 21 64 55 64 51 0 81-38 81-42 0-2-2-4-5-4-1 0-2 0-4 4-28 34-66 34-71 34-27 0-30-30-30-41 0-4 0-15 5-37zM34 66c13-53 49-58 59-58 17 0 25 10 25 22 0 36-56 36-70 36z"><text:p/></draw:path><draw:path draw:style-name="gr393" draw:text-style-name="P56" svg:width="0.108cm" svg:height="0.224cm" svg:x="9.523cm" svg:y="0.052cm" svg:viewBox="0 0 109 225" svg:d="M65 80h33c7 0 11 0 11-7 0-4-4-4-11-4h-30c12-51 14-57 14-59 0-7-4-10-10-10-2 0-11 0-14 13l-14 56h-34c-7 0-10 0-10 6 0 5 3 5 10 5h31c-26 100-27 106-27 112 0 19 14 33 32 33 37 0 57-52 57-55s-3-3-5-3-3 1-4 5c-16 37-35 45-47 45-7 0-10-5-10-16 0-9 0-11 1-17z"><text:p/></draw:path><draw:path draw:style-name="gr394" draw:text-style-name="P56" svg:width="0.161cm" svg:height="0.159cm" svg:x="9.656cm" svg:y="0.116cm" svg:viewBox="0 0 162 160" svg:d="M118 22c-7-12-17-22-33-22-41 0-85 52-85 103 0 34 19 57 47 57 7 0 25-2 46-26 3 14 15 26 32 26 13 0 21-8 26-19 6-13 11-35 11-35 0-4-4-4-4-4-4 0-4 1-5 7-7 22-13 43-27 43-10 0-11-9-11-16 0-8 1-10 5-26 4-15 4-19 7-32l13-49c2-11 2-11 2-12 0-7-4-10-9-10-9 0-15 8-15 15zM94 114c-1 7-1 7-6 13-16 19-30 25-40 25-18 0-23-19-23-33 0-17 12-61 20-77 10-21 26-34 41-34 23 0 28 29 28 31s-1 4-2 6z"><text:p/></draw:path><draw:polygon draw:style-name="gr395" draw:text-style-name="P56" svg:width="1.002cm" svg:height="0.014cm" svg:x="8.828cm" svg:y="0.414cm" svg:viewBox="0 0 1003 15" draw:points="502,15 0,15 0,0 1003,0 1003,15"><text:p/></draw:polygon><draw:path draw:style-name="gr396" draw:text-style-name="P56" svg:width="0.183cm" svg:height="0.223cm" svg:x="8.852cm" svg:y="0.594cm" svg:viewBox="0 0 184 224" svg:d="M27 199c-3 12-3 15-19 15-4 0-8 0-8 6 0 3 2 4 5 4 9 0 19-1 29-1 12 0 24 1 35 1 2 0 6 0 6-6 0-4-3-4-8-4-17 0-17-3-17-6 0-5 14-62 16-70 5 9 16 22 33 22 41 0 85-52 85-103 0-34-20-57-46-57-18 0-36 13-47 26-4-19-19-26-32-26-16 0-23 14-26 20-6 12-11 34-11 34 0 4 4 4 4 4 4 0 4 0 7-8 5-25 13-42 25-42 6 0 11 2 11 16 0 8-1 12-3 18zM90 46c2-10 12-20 18-25 12-11 22-13 28-13 14 0 23 12 23 33s-12 61-18 75c-12 24-29 36-42 36-24 0-28-30-28-31s0-2 1-6z"><text:p/></draw:path><draw:path draw:style-name="gr397" draw:text-style-name="P56" svg:width="0.135cm" svg:height="0.159cm" svg:x="9.056cm" svg:y="0.594cm" svg:viewBox="0 0 136 160" svg:d="M50 74c10 0 36 0 54-8 25-10 26-31 26-36 0-16-13-30-37-30-39 0-93 34-93 96 0 36 21 64 55 64 51 0 81-38 81-42 0-2-2-4-5-4-1 0-2 0-4 4-28 34-66 34-71 34-27 0-30-30-30-41 0-4 0-15 5-37zM34 66c13-53 49-58 59-58 17 0 25 10 25 22 0 36-56 36-70 36z"><text:p/></draw:path><draw:path draw:style-name="gr398" draw:text-style-name="P56" svg:width="0.159cm" svg:height="0.248cm" svg:x="9.222cm" svg:y="0.506cm" svg:viewBox="0 0 160 249" svg:d="M82 4c0-1 0-4-4-4-8 0-35 3-44 3-3 1-7 1-7 7 0 5 3 5 9 5 17 0 18 3 18 6l-1 7-51 203c-2 5-2 6-2 7 0 9 7 11 10 11 5 0 10-3 12-8 2-3 18-68 20-77 12 1 41 6 41 30 0 2 0 4-1 8 0 4-1 8-1 12 0 20 13 35 32 35 11 0 20-6 28-19 9-16 13-35 13-36 0-4-4-4-4-4-4 0-4 2-5 7-7 26-15 44-31 44-7 0-12-4-12-17 0-6 2-14 4-19 0-7 0-8 0-11 0-24-21-33-52-37 12-7 23-18 31-27 17-18 33-33 50-33 3 0 3 0 3 0 4 1 5 1 8 3 0 0 0 1 1 1-17 1-20 15-20 19 0 6 4 13 14 13 9 0 19-8 19-22 0-10-8-22-24-22-10 0-26 3-51 31-12 14-27 27-39 33z"><text:p/></draw:path><draw:path draw:style-name="gr399" draw:text-style-name="P56" svg:width="0.161cm" svg:height="0.159cm" svg:x="9.41cm" svg:y="0.594cm" svg:viewBox="0 0 162 160" svg:d="M118 22c-7-12-17-22-33-22-41 0-85 52-85 103 0 34 19 57 47 57 7 0 25-2 46-26 3 14 15 26 32 26 13 0 21-8 26-19 6-13 11-35 11-35 0-4-4-4-4-4-4 0-4 1-5 7-7 22-13 43-27 43-10 0-11-9-11-16 0-8 1-10 5-26 4-15 4-19 7-32l13-49c2-11 2-11 2-12 0-7-4-10-9-10-9 0-15 8-15 15zM94 114c-1 7-1 7-7 13-15 19-29 25-39 25-18 0-23-19-23-33 0-17 11-61 20-77 10-21 26-34 41-34 23 0 28 29 28 31s-1 4-2 6z"><text:p/></draw:path><draw:path draw:style-name="gr400" draw:text-style-name="P56" svg:width="0.19cm" svg:height="0.159cm" svg:x="9.591cm" svg:y="0.594cm" svg:viewBox="0 0 191 160" svg:d="M21 135c-1 6-3 14-3 15 0 7 4 10 10 10 4 0 10-3 13-10 1 0 5-17 7-26l7-32c3-7 5-15 7-23 1-7 4-17 4-18 5-11 24-43 57-43 16 0 19 13 19 25 0 21-16 67-22 81-3 9-4 13-4 17 0 17 13 29 29 29 33 0 46-51 46-54 0-4-3-4-4-4-4 0-4 1-5 7-8 24-19 43-36 43-6 0-8-3-8-11 0-9 3-18 6-26 6-18 21-57 21-77 0-24-15-38-40-38-32 0-50 22-55 30-2-19-16-30-33-30-16 0-23 14-27 20-5 12-10 33-10 34 0 4 3 4 4 4 4 0 4 0 6-8 6-25 13-42 26-42 7 0 11 4 11 16 0 7-1 11-5 30z"><text:p/></draw:path><draw:path draw:style-name="gr401" draw:text-style-name="P56" svg:width="0.173cm" svg:height="0.843cm" svg:x="9.885cm" svg:y="0cm" svg:viewBox="0 0 174 844" svg:d="M174 422c0-138-32-277-122-383-7-8-20-22-34-35-5-4-6-4-11-4-4 0-7 0-7 3 0 2 2 3 2 4 12 13 36 36 60 75 56 90 82 204 82 340 0 95-12 216-70 321-28 51-58 79-72 95-1 0-2 1-2 3 0 3 3 3 7 3 5 0 6 0 11-6 119-107 156-268 156-416z"><text:p/></draw:path></draw:g></text:p>
      <text:p text:style-name="P35"><draw:g text:anchor-type="as-char" svg:y="-0.318cm" draw:z-index="20" draw:style-name="gr1"><svg:title>TexMaths</svg:title><svg:desc>12§display§=2(x_1)+1(x_2)§svg§600§FALSE§</svg:desc><draw:polygon draw:style-name="gr306" draw:text-style-name="P55" svg:width="2.891cm" svg:height="0.42cm" svg:x="0cm" svg:y="0.002cm" svg:viewBox="0 0 2892 421" draw:points="1446,421 0,421 0,0 2892,0 2892,421"><text:p/></draw:polygon><draw:path draw:style-name="gr307" draw:text-style-name="P56" svg:width="0.28cm" svg:height="0.099cm" svg:x="0.024cm" svg:y="0.161cm" svg:viewBox="0 0 281 100" svg:d="M266 17c8 0 15 0 15-9 0-8-7-8-13-8h-254c-7 0-14 0-14 8 0 9 7 9 14 9zM268 100c6 0 13 0 13-9 0-8-7-8-15-8h-252c-7 0-14 0-14 8 0 9 7 9 14 9z"><text:p/></draw:path><draw:path draw:style-name="gr308" draw:text-style-name="P56" svg:width="0.168cm" svg:height="0.281cm" svg:x="0.464cm" svg:y="0.036cm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09" draw:text-style-name="P56" svg:width="0.097cm" svg:height="0.421cm" svg:x="0.696cm" svg:y="0.001cm" svg:viewBox="0 0 98 422" svg:d="M98 419c0-1 0-3-7-10-53-53-66-133-66-198 0-73 16-146 69-199 4-5 4-6 4-8 0-3-1-4-4-4-4 0-42 29-68 83-21 45-26 92-26 128 0 34 5 84 28 132 26 53 62 79 66 79 3 0 4-1 4-3z"><text:p/></draw:path><draw:path draw:style-name="gr310" draw:text-style-name="P56" svg:width="0.21cm" svg:height="0.191cm" svg:x="0.829cm" svg:y="0.13cm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311" draw:text-style-name="P56" svg:width="0.107cm" svg:height="0.196cm" svg:x="1.089cm" svg:y="0.183cm" svg:viewBox="0 0 108 197" svg:d="M67 8c0-8-1-8-8-8-19 18-47 19-59 19v11c7 0 26 0 43-8v151c0 9 0 13-30 13h-11v11c5 0 42-1 53-1 10 0 47 1 53 1v-11h-11c-30 0-30-4-30-13z"><text:p/></draw:path><draw:path draw:style-name="gr312" draw:text-style-name="P56" svg:width="0.097cm" svg:height="0.421cm" svg:x="1.271cm" svg:y="0.001cm" svg:viewBox="0 0 98 422" svg:d="M98 211c0-32-4-84-27-132-25-51-63-79-67-79-2 0-4 2-4 4s0 3 7 10c43 41 67 108 67 197 0 72-15 147-68 199-6 6-6 8-6 9 0 2 2 3 4 3 4 0 43-28 68-82 22-46 26-93 26-129z"><text:p/></draw:path><draw:path draw:style-name="gr313" draw:text-style-name="P56" svg:width="0.28cm" svg:height="0.281cm" svg:x="1.527cm" svg:y="0.07cm" svg:viewBox="0 0 281 282" svg:d="M150 150h118c6 0 13 0 13-8 0-10-7-10-13-10h-118v-118c0-7 0-14-8-14-10 0-10 7-10 14v118h-118c-7 0-14 0-14 10 0 8 7 8 14 8h118v118c0 6 0 14 10 14 8 0 8-8 8-14z"><text:p/></draw:path><draw:path draw:style-name="gr314" draw:text-style-name="P56" svg:width="0.139cm" svg:height="0.281cm" svg:x="1.962cm" svg:y="0.036cm" svg:viewBox="0 0 140 282" svg:d="M88 11c0-10 0-11-11-11-27 26-64 26-77 26v15c8 0 34 0 55-12v219c0 16 0 21-38 21h-15v13c15-1 53-1 69-1 18 0 54 0 69 1v-13h-13c-38 0-39-5-39-21z"><text:p/></draw:path><draw:path draw:style-name="gr315" draw:text-style-name="P56" svg:width="0.097cm" svg:height="0.421cm" svg:x="2.177cm" svg:y="0.001cm" svg:viewBox="0 0 98 422" svg:d="M98 419c0-1 0-3-7-10-53-53-66-133-66-198 0-73 16-146 69-199 4-5 4-6 4-8 0-3-1-4-4-4-4 0-42 29-68 83-21 45-26 92-26 128 0 34 5 84 28 132 26 53 62 79 66 79 3 0 4-1 4-3z"><text:p/></draw:path><draw:path draw:style-name="gr316" draw:text-style-name="P56" svg:width="0.21cm" svg:height="0.191cm" svg:x="2.31cm" svg:y="0.13cm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3 55-56 55-17 0-23-13-23-27 0-10 2-18 7-37z"><text:p/></draw:path><draw:path draw:style-name="gr317" draw:text-style-name="P56" svg:width="0.131cm" svg:height="0.196cm" svg:x="2.557cm" svg:y="0.183cm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18" draw:text-style-name="P56" svg:width="0.097cm" svg:height="0.421cm" svg:x="2.751cm" svg:y="0.001cm" svg:viewBox="0 0 98 422" svg:d="M98 211c0-32-4-84-27-132-25-51-63-79-67-79-2 0-4 2-4 4s0 3 7 10c43 41 67 108 67 197 0 72-15 147-68 199-6 6-6 8-6 9 0 2 2 3 4 3 4 0 43-28 68-82 22-46 26-93 26-129z"><text:p/></draw:path></draw:g> </text:p>
      <text:p text:style-name="P35"><draw:g text:anchor-type="as-char" svg:y="-0.28cm" draw:z-index="21" draw:style-name="gr1"><svg:title>TexMaths</svg:title><svg:desc>12§display§=2x_1+x_2§svg§600§FALSE§</svg:desc><draw:polygon draw:style-name="gr319" draw:text-style-name="P55" svg:width="2.004cm" svg:height="0.334cm" svg:x="0cm" svg:y="0.011cm" svg:viewBox="0 0 2005 335" draw:points="1003,335 0,335 0,0 2005,0 2005,335"><text:p/></draw:polygon><draw:path draw:style-name="gr320" draw:text-style-name="P56" svg:width="0.28cm" svg:height="0.099cm" svg:x="0.024cm" svg:y="0.127cm" svg:viewBox="0 0 281 100" svg:d="M266 17c7 0 15 0 15-9 0-8-8-8-14-8h-253c-7 0-14 0-14 8 0 9 7 9 14 9zM267 100c6 0 14 0 14-9 0-8-8-8-15-8h-252c-7 0-14 0-14 8 0 9 7 9 14 9z"><text:p/></draw:path><draw:path draw:style-name="gr321" draw:text-style-name="P56" svg:width="0.168cm" svg:height="0.282cm" svg:x="0.464cm" svg:y="0cm" svg:viewBox="0 0 169 283" svg:d="M32 250l46-44c66-59 91-81 91-123 0-49-37-83-90-83-48 0-79 40-79 77 0 23 22 23 22 23 8 0 22-5 22-22 0-11-8-23-22-23-4 0-4 0-5 2 9-28 32-44 57-44 39 0 57 34 57 70 0 34-22 67-45 93l-81 91c-5 5-5 5-5 16h157l12-74h-11c-2 12-4 31-8 38-4 3-32 3-41 3z"><text:p/></draw:path><draw:path draw:style-name="gr322" draw:text-style-name="P56" svg:width="0.21cm" svg:height="0.191cm" svg:x="0.666cm" svg:y="0.095cm" svg:viewBox="0 0 211 192" svg:d="M130 60c2-12 12-50 40-50 4 0 14 0 22 4-12 3-20 14-20 23 0 7 4 16 16 16 10 0 23-7 23-25 0-22-25-28-39-28-26 0-40 22-45 32-11-28-33-32-45-32-45 0-69 55-69 65 0 5 4 5 5 5 4 0 5 0 6-5 14-45 42-55 56-55 9 0 23 3 23 27 0 14-7 42-23 101-6 28-21 45-39 45-4 0-13 0-22-5 11-2 21-12 21-23 0-12-10-16-17-16-12 0-23 13-23 26 0 19 22 27 40 27 28 0 44-30 44-32 5 16 20 32 46 32 44 0 68-55 68-65 0-4-4-4-5-4-3 0-5 1-6 4-13 46-43 56-56 56-17 0-23-13-23-28 0-10 2-18 7-37z"><text:p/></draw:path><draw:path draw:style-name="gr323" draw:text-style-name="P56" svg:width="0.107cm" svg:height="0.196cm" svg:x="0.926cm" svg:y="0.15cm" svg:viewBox="0 0 108 197" svg:d="M67 8c0-8-1-8-8-8-19 18-47 19-59 19v11c7 0 26 0 43-8v151c0 10 0 13-30 13h-11v11c5 0 42-1 53-1 10 0 47 1 53 1v-11h-11c-30 0-30-3-30-13z"><text:p/></draw:path><draw:path draw:style-name="gr324" draw:text-style-name="P56" svg:width="0.28cm" svg:height="0.282cm" svg:x="1.201cm" svg:y="0.036cm" svg:viewBox="0 0 281 283" svg:d="M150 150h117c6 0 14 0 14-8 0-10-8-10-14-10h-117v-118c0-7 0-14-8-14-10 0-10 7-10 14v118h-118c-7 0-14 0-14 10 0 8 7 8 14 8h118v118c0 6 0 15 10 15 8 0 8-9 8-15z"><text:p/></draw:path><draw:path draw:style-name="gr325" draw:text-style-name="P56" svg:width="0.21cm" svg:height="0.191cm" svg:x="1.61cm" svg:y="0.095cm" svg:viewBox="0 0 211 192" svg:d="M130 60c2-12 12-50 40-50 3 0 14 0 22 4-12 3-20 14-20 23 0 7 4 16 16 16 10 0 23-7 23-25 0-22-25-28-39-28-26 0-40 22-45 32-11-28-33-32-45-32-45 0-69 55-69 65 0 5 4 5 5 5 4 0 5 0 6-5 14-45 42-55 56-55 9 0 23 3 23 27 0 14-7 42-23 101-6 28-21 45-39 45-4 0-13 0-22-5 11-2 21-12 21-23 0-12-10-16-17-16-12 0-23 13-23 26 0 19 22 27 40 27 28 0 43-30 44-32 5 16 20 32 46 32 44 0 68-55 68-65 0-4-4-4-5-4-3 0-5 1-6 4-14 46-43 56-56 56-17 0-23-13-23-28 0-10 2-18 7-37z"><text:p/></draw:path><draw:path draw:style-name="gr326" draw:text-style-name="P56" svg:width="0.131cm" svg:height="0.196cm" svg:x="1.855cm" svg:y="0.15cm" svg:viewBox="0 0 132 197" svg:d="M132 143h-11c-1 7-3 24-8 28-1 1-24 1-29 1h-54c30-28 41-35 59-49 23-18 43-36 43-65 0-36-32-58-71-58-36 0-61 26-61 53 0 16 12 17 16 17 7 0 15-5 15-16 0-5-1-16-17-16 9-21 29-27 44-27 30 0 45 23 45 47 0 26-19 45-29 57l-72 70c-2 4-2 5-2 12h122z"><text:p/></draw:path></draw:g>.</text:p>
      <text:p text:style-name="P20">Sehingga kendala pertama bisa ditulis</text:p>
      <text:p text:style-name="P21"><draw:g text:anchor-type="as-char" svg:y="-0.28cm" draw:z-index="23" draw:style-name="gr1"><svg:title>TexMaths</svg:title><svg:desc>12§display§2x_1+x_2\le 100§svg§600§FALSE§</svg:desc><draw:polygon draw:style-name="gr402" draw:text-style-name="P55" svg:width="2.774cm" svg:height="0.334cm" svg:x="0cm" svg:y="0.011cm" svg:viewBox="0 0 2775 335" draw:points="1387,335 0,335 0,0 2775,0 2775,335"><text:p/></draw:polygon><draw:path draw:style-name="gr403" draw:text-style-name="P56" svg:width="0.168cm" svg:height="0.282cm" svg:x="0.022cm" svg:y="0cm" svg:viewBox="0 0 169 283" svg:d="M32 250l46-44c66-59 91-81 91-123 0-49-37-83-90-83-48 0-79 40-79 77 0 23 22 23 22 23 8 0 22-5 22-22 0-11-8-23-22-23-4 0-4 0-5 2 9-28 32-44 57-44 39 0 57 34 57 70 0 34-22 67-45 93l-81 91c-5 5-5 5-5 16h157l12-74h-11c-2 12-4 31-8 38-4 3-32 3-41 3z"><text:p/></draw:path><draw:path draw:style-name="gr404" draw:text-style-name="P56" svg:width="0.21cm" svg:height="0.191cm" svg:x="0.223cm" svg:y="0.095cm" svg:viewBox="0 0 211 192" svg:d="M130 60c2-12 12-50 40-50 4 0 14 0 22 4-12 3-20 14-20 23 0 7 4 16 16 16 10 0 23-7 23-25 0-22-25-28-39-28-26 0-40 22-45 32-11-28-33-32-45-32-45 0-69 55-69 65 0 5 4 5 5 5 4 0 5 0 6-5 14-45 42-55 56-55 9 0 23 3 23 27 0 14-7 42-23 101-6 28-21 45-39 45-4 0-13 0-22-5 11-2 21-12 21-23 0-12-10-16-17-16-12 0-23 13-23 26 0 19 22 27 40 27 28 0 44-30 44-32 5 16 20 32 46 32 44 0 68-55 68-65 0-4-4-4-5-4-3 0-5 1-6 4-13 46-43 56-56 56-17 0-23-13-23-28 0-10 2-18 7-37z"><text:p/></draw:path><draw:path draw:style-name="gr405" draw:text-style-name="P56" svg:width="0.107cm" svg:height="0.196cm" svg:x="0.482cm" svg:y="0.15cm" svg:viewBox="0 0 108 197" svg:d="M67 8c0-8-1-8-8-8-19 18-47 19-59 19v11c7 0 26 0 43-8v151c0 10 0 13-30 13h-11v11c5 0 42-1 53-1 10 0 47 1 53 1v-11h-11c-30 0-30-3-30-13z"><text:p/></draw:path><draw:path draw:style-name="gr406" draw:text-style-name="P56" svg:width="0.28cm" svg:height="0.282cm" svg:x="0.756cm" svg:y="0.036cm" svg:viewBox="0 0 281 283" svg:d="M150 150h118c6 0 13 0 13-8 0-10-7-10-13-10h-118v-118c0-7 0-14-8-14-10 0-10 7-10 14v118h-118c-7 0-14 0-14 10 0 8 7 8 14 8h118v118c0 6 0 15 10 15 8 0 8-9 8-15z"><text:p/></draw:path><draw:path draw:style-name="gr407" draw:text-style-name="P56" svg:width="0.21cm" svg:height="0.191cm" svg:x="1.166cm" svg:y="0.095cm" svg:viewBox="0 0 211 192" svg:d="M130 60c2-12 12-50 40-50 3 0 14 0 22 4-12 3-20 14-20 23 0 7 4 16 16 16 10 0 23-7 23-25 0-22-25-28-39-28-26 0-40 22-45 32-11-28-33-32-45-32-45 0-69 55-69 65 0 5 4 5 5 5 4 0 5 0 6-5 14-45 42-55 56-55 9 0 23 3 23 27 0 14-7 42-23 101-6 28-21 45-39 45-4 0-13 0-22-5 11-2 21-12 21-23 0-12-10-16-17-16-12 0-23 13-23 26 0 19 22 27 40 27 28 0 43-30 44-32 5 16 20 32 46 32 44 0 68-55 68-65 0-4-4-4-5-4-3 0-5 1-6 4-14 46-43 56-56 56-17 0-23-13-23-28 0-10 2-18 7-37z"><text:p/></draw:path><draw:path draw:style-name="gr408" draw:text-style-name="P56" svg:width="0.131cm" svg:height="0.196cm" svg:x="1.412cm" svg:y="0.15cm" svg:viewBox="0 0 132 197" svg:d="M132 143h-11c-1 7-3 24-8 28-1 1-24 1-29 1h-54c30-28 41-35 59-49 23-18 43-36 43-65 0-36-32-58-71-58-36 0-61 26-61 53 0 16 12 17 16 17 7 0 15-5 15-16 0-5-1-16-17-16 9-21 29-27 44-27 30 0 45 23 45 47 0 26-19 45-29 57l-72 70c-2 4-2 5-2 12h122z"><text:p/></draw:path><draw:path draw:style-name="gr409" draw:text-style-name="P56" svg:width="0.257cm" svg:height="0.327cm" svg:x="1.735cm" svg:y="0.013cm" svg:viewBox="0 0 258 328" svg:d="M251 18c5-2 7-5 7-10 0-4-2-8-7-8-4 0-7 2-9 2l-234 111c-7 4-8 6-8 10s2 7 8 9l234 111c5 2 6 2 9 2s7-3 7-8c0-4-1-6-8-10l-221-104zM244 328c7 0 14 0 14-8 0-10-8-10-14-10h-228c-8 0-16 0-16 10 0 8 7 8 14 8z"><text:p/></draw:path><draw:path draw:style-name="gr410" draw:text-style-name="P56" svg:width="0.139cm" svg:height="0.282cm" svg:x="2.183cm" svg:y="0cm" svg:viewBox="0 0 140 283" svg:d="M88 11c0-10 0-11-11-11-27 26-64 26-77 26v15c8 0 34 0 55-12v220c0 16 0 20-38 20h-15v14c15-2 53-2 69-2 18 0 54 0 69 2v-14h-13c-38 0-39-4-39-20z"><text:p/></draw:path><draw:path draw:style-name="gr411" draw:text-style-name="P56" svg:width="0.178cm" svg:height="0.29cm" svg:x="2.37cm" svg:y="0cm" svg:viewBox="0 0 179 291" svg:d="M179 147c0-34-3-68-18-100-19-40-53-47-72-47-24 0-57 11-73 51-14 28-16 62-16 96 0 32 2 69 19 102 18 34 49 42 70 42 24 0 55-8 74-48 13-29 16-63 16-96zM89 283c-16 0-42-11-48-52-5-25-5-65-5-89 0-28 0-55 2-78 9-51 41-54 51-54 14 0 43 7 50 49 4 24 4 55 4 83 0 31 0 60-5 86-6 41-30 55-49 55z"><text:p/></draw:path><draw:path draw:style-name="gr412" draw:text-style-name="P56" svg:width="0.178cm" svg:height="0.29cm" svg:x="2.581cm" svg:y="0cm" svg:viewBox="0 0 179 291" svg:d="M179 147c0-34-3-68-18-100-19-40-53-47-72-47-24 0-57 11-73 51-14 28-16 62-16 96 0 32 2 69 19 102 18 34 49 42 70 42 24 0 55-8 74-48 13-29 16-63 16-96zM89 283c-16 0-42-11-48-52-5-25-5-65-5-89 0-28 0-55 2-78 9-51 41-54 51-54 14 0 43 7 50 49 4 24 4 55 4 83 0 31 0 60-5 86-6 41-30 55-49 55z"><text:p/></draw:path></draw:g> </text:p>
      <text:p text:style-name="P22">Perhatikan bahwa satuan yang digunakan di pertidaksamaan di atas sama, yaitu jam finishing per pekan. <text:span text:style-name="T15">Agar sebuah kendala masuk akal, semuanya harus dalam satuan yang sama. Dengan cara yang sama kendala 2 dapat ditulis dengan</text:span></text:p>
      <text:p text:style-name="P23"><draw:g text:anchor-type="as-char" svg:y="-0.28cm" draw:z-index="24" draw:style-name="gr1"><svg:title>TexMaths</svg:title><svg:desc>12§display§x_1+x_2\le 80§svg§600§FALSE§</svg:desc><draw:polygon draw:style-name="gr413" draw:text-style-name="P55" svg:width="2.353cm" svg:height="0.334cm" svg:x="0cm" svg:y="0.011cm" svg:viewBox="0 0 2354 335" draw:points="1177,335 0,335 0,0 2354,0 2354,335"><text:p/></draw:polygon><draw:path draw:style-name="gr414" draw:text-style-name="P56" svg:width="0.21cm" svg:height="0.191cm" svg:x="0.012cm" svg:y="0.095cm" svg:viewBox="0 0 211 192" svg:d="M130 60c2-12 12-50 40-50 4 0 14 0 22 4-12 3-20 14-20 23 0 7 4 16 16 16 10 0 23-7 23-25 0-22-25-28-39-28-26 0-40 22-45 32-11-28-33-32-45-32-45 0-69 55-69 65 0 5 4 5 5 5 4 0 5 0 6-5 14-45 42-55 56-55 9 0 23 3 23 27 0 14-7 42-23 101-6 28-21 45-39 45-4 0-13 0-22-5 11-2 21-12 21-23 0-12-10-16-17-16-12 0-23 13-23 26 0 19 22 27 40 27 28 0 44-30 44-32 5 16 20 32 46 32 44 0 68-55 68-65 0-4-4-4-5-4-3 0-5 1-6 4-13 46-43 56-56 56-17 0-23-13-23-28 0-10 2-18 7-37z"><text:p/></draw:path><draw:path draw:style-name="gr415" draw:text-style-name="P56" svg:width="0.107cm" svg:height="0.196cm" svg:x="0.272cm" svg:y="0.15cm" svg:viewBox="0 0 108 197" svg:d="M67 8c0-8 0-8-8-8-19 18-47 19-59 19v11c7 0 26 0 43-8v151c0 10 0 13-30 13h-11v11c5 0 42-1 53-1 10 0 47 1 53 1v-11h-11c-30 0-30-3-30-13z"><text:p/></draw:path><draw:path draw:style-name="gr416" draw:text-style-name="P56" svg:width="0.28cm" svg:height="0.282cm" svg:x="0.546cm" svg:y="0.036cm" svg:viewBox="0 0 281 283" svg:d="M150 150h118c6 0 13 0 13-8 0-10-7-10-13-10h-118v-118c0-7 0-14-8-14-10 0-10 7-10 14v118h-118c-7 0-14 0-14 10 0 8 7 8 14 8h118v118c0 6 0 15 10 15 8 0 8-9 8-15z"><text:p/></draw:path><draw:path draw:style-name="gr417" draw:text-style-name="P56" svg:width="0.21cm" svg:height="0.191cm" svg:x="0.956cm" svg:y="0.095cm" svg:viewBox="0 0 211 192" svg:d="M130 60c2-12 12-50 40-50 4 0 14 0 22 4-12 3-20 14-20 23 0 7 4 16 16 16 10 0 23-7 23-25 0-22-25-28-39-28-26 0-40 22-45 32-11-28-33-32-45-32-45 0-69 55-69 65 0 5 4 5 5 5 4 0 5 0 6-5 14-45 42-55 56-55 9 0 23 3 23 27 0 14-7 42-23 101-6 28-21 45-39 45-4 0-13 0-22-5 11-2 21-12 21-23 0-12-10-16-17-16-12 0-23 13-23 26 0 19 22 27 40 27 28 0 43-30 44-32 5 16 20 32 46 32 44 0 68-55 68-65 0-4-4-4-5-4-3 0-5 1-6 4-13 46-43 56-56 56-17 0-23-13-23-28 0-10 2-18 7-37z"><text:p/></draw:path><draw:path draw:style-name="gr418" draw:text-style-name="P56" svg:width="0.131cm" svg:height="0.196cm" svg:x="1.201cm" svg:y="0.15cm" svg:viewBox="0 0 132 197" svg:d="M132 143h-11c-1 7-3 24-8 28-1 1-24 1-29 1h-54c30-28 41-35 59-49 23-18 43-36 43-65 0-36-32-58-71-58-36 0-61 26-61 53 0 16 12 17 16 17 7 0 15-5 15-16 0-5-1-16-17-16 9-21 29-27 44-27 30 0 45 23 45 47 0 26-19 45-29 57l-72 70c-2 4-2 5-2 12h122z"><text:p/></draw:path><draw:path draw:style-name="gr419" draw:text-style-name="P56" svg:width="0.257cm" svg:height="0.327cm" svg:x="1.525cm" svg:y="0.013cm" svg:viewBox="0 0 258 328" svg:d="M251 18c5-2 7-5 7-10 0-4-2-8-7-8-4 0-7 2-9 2l-234 111c-7 4-8 6-8 10s2 7 8 9l234 111c5 2 6 2 9 2s7-3 7-8c0-4-1-6-8-10l-221-104zM244 328c7 0 14 0 14-8 0-10-8-10-14-10h-228c-8 0-16 0-16 10 0 8 7 8 14 8z"><text:p/></draw:path><draw:path draw:style-name="gr420" draw:text-style-name="P56" svg:width="0.174cm" svg:height="0.29cm" svg:x="1.951cm" svg:y="0cm" svg:viewBox="0 0 175 291" svg:d="M50 89c-19-13-20-28-20-35 0-25 28-43 58-43 31 0 58 21 58 53 0 24-16 44-43 59zM113 129c31-16 51-38 51-65 0-40-37-64-75-64-43 0-77 31-77 71 0 8 0 26 18 47 5 5 20 14 31 23-25 12-61 35-61 78 0 44 43 72 88 72 48 0 87-34 87-79 0-16-5-35-19-53-10-9-16-12-43-30zM71 147l51 33c12 8 33 20 33 46 0 31-33 54-66 54-37 0-67-26-67-61 0-25 13-53 49-72z"><text:p/></draw:path><draw:path draw:style-name="gr421" draw:text-style-name="P56" svg:width="0.178cm" svg:height="0.29cm" svg:x="2.159cm" svg:y="0cm" svg:viewBox="0 0 179 291" svg:d="M179 147c0-34-3-68-18-100-19-40-53-47-72-47-24 0-57 11-73 51-14 28-16 62-16 96 0 32 2 69 19 102 18 34 49 42 70 42 24 0 55-8 74-48 13-29 16-63 16-96zM89 283c-16 0-42-11-49-52-4-25-4-65-4-89 0-28 0-55 2-78 9-51 41-54 51-54 14 0 42 7 50 49 4 24 4 55 4 83 0 31 0 60-5 86-6 41-30 55-49 55z"><text:p/></draw:path></draw:g></text:p>
      <text:p text:style-name="P24"><text:soft-page-break/>Untuk kendala 3, paling banyak 40 tentara per pekan bisa ditulis sebagai</text:p>
      <text:p text:style-name="P25"><draw:g text:anchor-type="as-char" svg:y="-0.282cm" draw:z-index="25" draw:style-name="gr1"><svg:title>TexMaths</svg:title><svg:desc>12§display§x_1\le 40§svg§600§FALSE§</svg:desc><draw:polygon draw:style-name="gr422" draw:text-style-name="P55" svg:width="1.411cm" svg:height="0.334cm" svg:x="0cm" svg:y="0.014cm" svg:viewBox="0 0 1412 335" draw:points="706,335 0,335 0,0 1412,0 1412,335"><text:p/></draw:polygon><draw:path draw:style-name="gr423" draw:text-style-name="P56" svg:width="0.21cm" svg:height="0.191cm" svg:x="0.012cm" svg:y="0.098cm" svg:viewBox="0 0 211 192" svg:d="M130 60c2-12 12-50 41-50 3 0 13 0 21 4-12 3-20 14-20 23 0 7 5 16 17 16 9 0 22-7 22-25 0-22-25-28-39-28-25 0-40 22-45 32-11-28-33-32-45-32-45 0-69 55-69 65 0 5 4 5 5 5 4 0 5 0 6-5 14-45 42-55 56-55 9 0 23 3 23 27 0 13-7 42-23 101-6 28-21 44-39 44-4 0-13 0-22-4 11-3 21-12 21-23 0-12-10-16-17-16-12 0-23 12-23 25 0 20 22 28 40 28 28 0 44-30 44-32 5 15 20 32 46 32 44 0 68-55 68-65 0-5-3-5-5-5-3 0-4 2-6 5-13 46-43 55-56 55-17 0-23-13-23-27 0-10 2-18 7-37z"><text:p/></draw:path><draw:path draw:style-name="gr424" draw:text-style-name="P56" svg:width="0.107cm" svg:height="0.196cm" svg:x="0.273cm" svg:y="0.153cm" svg:viewBox="0 0 108 197" svg:d="M67 8c0-8 0-8-8-8-19 18-47 19-59 19v11c7 0 26 0 43-8v151c0 9 0 13-30 13h-11v11c5 0 42-1 53-1 10 0 47 1 53 1v-11h-11c-30 0-30-4-30-13z"><text:p/></draw:path><draw:path draw:style-name="gr425" draw:text-style-name="P56" svg:width="0.257cm" svg:height="0.327cm" svg:x="0.582cm" svg:y="0.018cm" svg:viewBox="0 0 258 328" svg:d="M251 18c5-2 7-5 7-10 0-4-2-8-7-8-4 0-7 2-8 2l-235 111c-7 3-8 6-8 9 0 5 2 8 8 10l235 109c4 4 6 4 8 4 4 0 7-4 7-9 0-4-1-6-8-9l-221-105zM244 328c7 0 14 0 14-10 0-8-8-8-14-8h-228c-8 0-16 0-16 8 0 10 7 10 14 10z"><text:p/></draw:path><draw:path draw:style-name="gr426" draw:text-style-name="P56" svg:width="0.188cm" svg:height="0.285cm" svg:x="1.003cm" svg:y="0cm" svg:viewBox="0 0 189 286" svg:d="M113 217v36c0 16 0 21-33 21h-8v12c17-2 40-2 56-2 19 0 41 0 58 2v-12h-8c-31 0-33-5-33-21v-36h44v-14h-44v-192c0-9 0-11-7-11-3 0-5 0-7 5l-131 198v14zM115 203h-103l103-157z"><text:p/></draw:path><draw:path draw:style-name="gr427" draw:text-style-name="P56" svg:width="0.178cm" svg:height="0.289cm" svg:x="1.218cm" svg:y="0.004cm" svg:viewBox="0 0 179 290" svg:d="M179 146c0-33-2-67-18-99-19-40-53-47-72-47-24 0-57 11-73 50-14 29-16 63-16 96s2 70 19 102c18 34 49 42 70 42 24 0 55-8 74-49 14-29 16-62 16-95zM89 282c-16 0-42-11-48-52-5-25-5-64-5-88 0-28 0-56 2-78 9-51 41-54 51-54 14 0 43 7 50 49 4 24 4 55 4 83 0 31 0 60-5 86-6 41-30 54-49 54z"><text:p/></draw:path></draw:g></text:p>
      <text:p text:style-name="P24"/>
      <text:p text:style-name="P26">Koefisien dari variabel keputusan pada kendala disebut dengan koefisien teknologi. Contoh: koefisien teknologi dari <draw:g text:anchor-type="as-char" svg:y="-0.185cm" draw:z-index="26" draw:style-name="gr1"><svg:title>TexMaths</svg:title><svg:desc>12§display§x_2§svg§600§FALSE§</svg:desc><draw:polygon draw:style-name="gr428" draw:text-style-name="P55" svg:width="0.407cm" svg:height="0.244cm" svg:x="0cm" svg:y="0.006cm" svg:viewBox="0 0 408 245" draw:points="205,245 0,245 0,0 408,0 408,245"><text:p/></draw:polygon><draw:path draw:style-name="gr429" draw:text-style-name="P56" svg:width="0.21cm" svg:height="0.192cm" svg:x="0.012cm" svg:y="0cm" svg:viewBox="0 0 211 193" svg:d="M129 60c3-12 12-50 41-50 4 0 13 0 22 4-12 3-21 14-21 23 0 8 5 16 17 16 9 0 23-7 23-25 0-22-25-28-40-28-25 0-39 22-44 32-11-28-34-32-46-32-44 0-68 55-68 65 0 5 4 5 5 5 4 0 5 0 6-5 14-45 42-55 56-55 9 0 23 3 23 27 0 14-7 42-23 101-6 28-21 45-39 45-4 0-13 0-22-5 11-2 20-11 20-23s-9-15-16-15c-12 0-23 12-23 25 0 19 22 28 39 28 29 0 45-31 45-33 5 17 20 33 45 33 45 0 68-55 68-65 0-5-3-5-4-5-4 0-5 1-6 5-13 45-43 55-57 55-16 0-22-13-22-28 0-9 2-18 7-37z"><text:p/></draw:path><draw:path draw:style-name="gr430" draw:text-style-name="P56" svg:width="0.131cm" svg:height="0.196cm" svg:x="0.259cm" svg:y="0.055cm" svg:viewBox="0 0 132 197" svg:d="M132 143h-11c-1 7-4 24-8 28-2 1-24 1-29 1h-54c30-28 41-35 59-49 22-18 43-36 43-65 0-36-33-58-71-58-36 0-61 26-61 53 0 16 12 17 16 17 7 0 15-5 15-16 0-5-1-15-17-15 9-22 29-28 43-28 30 0 46 23 46 47 0 26-19 45-29 58l-72 71c-2 2-2 3-2 10h122z"><text:p/></draw:path></draw:g> pada <draw:g text:anchor-type="as-char" svg:y="-0.28cm" draw:z-index="27" draw:style-name="gr1"><svg:title>TexMaths</svg:title><svg:desc>12§display§x_1+x_2\le 80§svg§600§FALSE§</svg:desc><draw:polygon draw:style-name="gr431" draw:text-style-name="P55" svg:width="2.353cm" svg:height="0.334cm" svg:x="0cm" svg:y="0.011cm" svg:viewBox="0 0 2354 335" draw:points="1177,335 0,335 0,0 2354,0 2354,335"><text:p/></draw:polygon><draw:path draw:style-name="gr432" draw:text-style-name="P56" svg:width="0.21cm" svg:height="0.191cm" svg:x="0.012cm" svg:y="0.095cm" svg:viewBox="0 0 211 192" svg:d="M130 60c2-12 12-50 40-50 4 0 14 0 22 4-12 3-20 14-20 23 0 7 4 16 16 16 10 0 23-7 23-25 0-22-25-28-39-28-26 0-40 22-45 32-11-28-33-32-45-32-45 0-69 55-69 65 0 5 4 5 5 5 4 0 5 0 6-5 14-45 42-55 56-55 9 0 23 3 23 27 0 14-7 42-23 101-6 28-21 45-39 45-4 0-13 0-22-5 11-2 21-12 21-23 0-12-10-16-17-16-12 0-23 13-23 26 0 19 22 27 40 27 28 0 44-30 44-32 5 16 20 32 46 32 44 0 68-55 68-65 0-4-4-4-5-4-3 0-5 1-6 4-13 46-43 56-56 56-17 0-23-13-23-28 0-10 2-18 7-37z"><text:p/></draw:path><draw:path draw:style-name="gr433" draw:text-style-name="P56" svg:width="0.107cm" svg:height="0.196cm" svg:x="0.272cm" svg:y="0.15cm" svg:viewBox="0 0 108 197" svg:d="M67 8c0-8 0-8-8-8-19 18-47 19-59 19v11c7 0 26 0 43-8v151c0 10 0 13-30 13h-11v11c5 0 42-1 53-1 10 0 47 1 53 1v-11h-11c-30 0-30-3-30-13z"><text:p/></draw:path><draw:path draw:style-name="gr434" draw:text-style-name="P56" svg:width="0.28cm" svg:height="0.282cm" svg:x="0.546cm" svg:y="0.036cm" svg:viewBox="0 0 281 283" svg:d="M150 150h118c6 0 13 0 13-8 0-10-7-10-13-10h-118v-118c0-7 0-14-8-14-10 0-10 7-10 14v118h-118c-7 0-14 0-14 10 0 8 7 8 14 8h118v118c0 6 0 15 10 15 8 0 8-9 8-15z"><text:p/></draw:path><draw:path draw:style-name="gr435" draw:text-style-name="P56" svg:width="0.21cm" svg:height="0.191cm" svg:x="0.956cm" svg:y="0.095cm" svg:viewBox="0 0 211 192" svg:d="M130 60c2-12 12-50 40-50 4 0 14 0 22 4-12 3-20 14-20 23 0 7 4 16 16 16 10 0 23-7 23-25 0-22-25-28-39-28-26 0-40 22-45 32-11-28-33-32-45-32-45 0-69 55-69 65 0 5 4 5 5 5 4 0 5 0 6-5 14-45 42-55 56-55 9 0 23 3 23 27 0 14-7 42-23 101-6 28-21 45-39 45-4 0-13 0-22-5 11-2 21-12 21-23 0-12-10-16-17-16-12 0-23 13-23 26 0 19 22 27 40 27 28 0 43-30 44-32 5 16 20 32 46 32 44 0 68-55 68-65 0-4-4-4-5-4-3 0-5 1-6 4-13 46-43 56-56 56-17 0-23-13-23-28 0-10 2-18 7-37z"><text:p/></draw:path><draw:path draw:style-name="gr436" draw:text-style-name="P56" svg:width="0.131cm" svg:height="0.196cm" svg:x="1.201cm" svg:y="0.15cm" svg:viewBox="0 0 132 197" svg:d="M132 143h-11c-1 7-3 24-8 28-1 1-24 1-29 1h-54c30-28 41-35 59-49 23-18 43-36 43-65 0-36-32-58-71-58-36 0-61 26-61 53 0 16 12 17 16 17 7 0 15-5 15-16 0-5-1-16-17-16 9-21 29-27 44-27 30 0 45 23 45 47 0 26-19 45-29 57l-72 70c-2 4-2 5-2 12h122z"><text:p/></draw:path><draw:path draw:style-name="gr437" draw:text-style-name="P56" svg:width="0.257cm" svg:height="0.327cm" svg:x="1.525cm" svg:y="0.013cm" svg:viewBox="0 0 258 328" svg:d="M251 18c5-2 7-5 7-10 0-4-2-8-7-8-4 0-7 2-9 2l-234 111c-7 4-8 6-8 10s2 7 8 9l234 111c5 2 6 2 9 2s7-3 7-8c0-4-1-6-8-10l-221-104zM244 328c7 0 14 0 14-8 0-10-8-10-14-10h-228c-8 0-16 0-16 10 0 8 7 8 14 8z"><text:p/></draw:path><draw:path draw:style-name="gr438" draw:text-style-name="P56" svg:width="0.174cm" svg:height="0.29cm" svg:x="1.951cm" svg:y="0cm" svg:viewBox="0 0 175 291" svg:d="M50 89c-19-13-20-28-20-35 0-25 28-43 58-43 31 0 58 21 58 53 0 24-16 44-43 59zM113 129c31-16 51-38 51-65 0-40-37-64-75-64-43 0-77 31-77 71 0 8 0 26 18 47 5 5 20 14 31 23-25 12-61 35-61 78 0 44 43 72 88 72 48 0 87-34 87-79 0-16-5-35-19-53-10-9-16-12-43-30zM71 147l51 33c12 8 33 20 33 46 0 31-33 54-66 54-37 0-67-26-67-61 0-25 13-53 49-72z"><text:p/></draw:path><draw:path draw:style-name="gr439" draw:text-style-name="P56" svg:width="0.178cm" svg:height="0.29cm" svg:x="2.159cm" svg:y="0cm" svg:viewBox="0 0 179 291" svg:d="M179 147c0-34-3-68-18-100-19-40-53-47-72-47-24 0-57 11-73 51-14 28-16 62-16 96 0 32 2 69 19 102 18 34 49 42 70 42 24 0 55-8 74-48 13-29 16-63 16-96zM89 283c-16 0-42-11-49-52-4-25-4-65-4-89 0-28 0-55 2-78 9-51 41-54 51-54 14 0 42 7 50 49 4 24 4 55 4 83 0 31 0 60-5 86-6 41-30 55-49 55z"><text:p/></draw:path></draw:g> adalah 1 menunjukkan bahwa tentara membutuhkan 1 jam <text:span text:style-name="T9">carpentry</text:span>. Bilangan pada sisi kanan setiap kendala disebut dengan sisi kanan kendala (<text:span text:style-name="T9">right-hand side</text:span>) disingkat <text:span text:style-name="T8">rhs</text:span>.</text:p>
      <text:p text:style-name="P26"/>
      <text:p text:style-name="P5">Pembatasan tanda</text:p>
      <text:p text:style-name="P26">Bisakan variabel keputusan itu bernilai negatif? Ataukah hanya positif? Atau bolehkan bernilai nol juga? Jika variabel <draw:g text:anchor-type="as-char" svg:y="-0.187cm" draw:z-index="28" draw:style-name="gr1"><svg:title>TexMaths</svg:title><svg:desc>12§display§x_i§svg§600§FALSE§</svg:desc><draw:polygon draw:style-name="gr440" draw:text-style-name="P55" svg:width="0.359cm" svg:height="0.244cm" svg:x="0cm" svg:y="0.007cm" svg:viewBox="0 0 360 245" draw:points="180,245 0,245 0,0 360,0 360,245"><text:p/></draw:polygon><draw:path draw:style-name="gr441" draw:text-style-name="P56" svg:width="0.21cm" svg:height="0.191cm" svg:x="0.012cm" svg:y="0.001cm" svg:viewBox="0 0 211 192" svg:d="M130 60c2-12 12-50 40-50 4 0 14 0 22 4-12 3-20 14-20 23 0 7 4 16 16 16 10 0 23-7 23-25 0-22-25-28-39-28-26 0-40 22-45 32-11-28-33-32-45-32-45 0-69 55-69 65 0 5 4 5 5 5 4 0 5 0 6-5 14-45 42-55 56-55 9 0 23 3 23 27 0 13-7 42-23 101-6 27-21 45-39 45-4 0-13 0-22-5 11-4 21-12 21-23 0-12-10-16-17-16-12 0-23 11-23 26 0 19 22 27 40 27 28 0 44-30 44-32 5 15 20 32 46 32 44 0 68-55 68-65 0-4-4-4-5-4-3 0-5 1-6 4-13 46-43 56-56 56-17 0-23-14-23-28 0-10 2-19 7-37z"><text:p/></draw:path><draw:path draw:style-name="gr442" draw:text-style-name="P56" svg:width="0.089cm" svg:height="0.198cm" svg:x="0.254cm" svg:y="0.055cm" svg:viewBox="0 0 90 199" svg:d="M83 12c0-5-4-12-12-12-9 0-17 7-17 17 0 5 4 11 12 11s17-9 17-16zM22 162c-2 4-3 7-3 12 0 15 12 25 28 25 31 0 43-40 43-44 0-5-4-5-5-5-3 0-3 3-6 5-6 24-19 36-31 36-6 0-7-4-7-11 0-6 2-11 5-18 3-8 6-17 9-24s13-35 15-37c1-2 2-7 2-10 0-14-12-25-29-25-30 0-43 41-43 46 0 3 4 3 5 3 5 0 5-2 6-4 7-27 20-36 31-36 5 0 8 2 8 9s-2 12-9 30z"><text:p/></draw:path></draw:g> hanya boleh bernilai nonnegatif, maka ditambahkan kendala <draw:g text:anchor-type="as-char" svg:y="-0.28cm" draw:z-index="29" draw:style-name="gr1"><svg:title>TexMaths</svg:title><svg:desc>12§display§x_i\ge 0§svg§600§FALSE§</svg:desc><draw:polygon draw:style-name="gr443" draw:text-style-name="P55" svg:width="1.152cm" svg:height="0.334cm" svg:x="0cm" svg:y="0.011cm" svg:viewBox="0 0 1153 335" draw:points="576,335 0,335 0,0 1153,0 1153,335"><text:p/></draw:polygon><draw:path draw:style-name="gr444" draw:text-style-name="P56" svg:width="0.21cm" svg:height="0.191cm" svg:x="0.012cm" svg:y="0.094cm" svg:viewBox="0 0 211 192" svg:d="M130 60c2-12 12-50 40-50 4 0 14 0 22 4-12 3-20 14-20 23 0 7 4 16 16 16 10 0 23-7 23-25 0-22-25-28-39-28-26 0-40 22-45 32-11-28-33-32-45-32-45 0-69 55-69 65 0 5 4 5 5 5 4 0 5 0 6-5 14-45 42-55 56-55 9 0 23 3 23 27 0 13-7 42-23 101-6 27-21 45-39 45-4 0-13 0-22-5 11-4 21-12 21-23 0-12-10-16-17-16-12 0-23 11-23 26 0 19 22 27 40 27 28 0 44-30 44-32 5 15 20 32 46 32 44 0 68-55 68-66 0-3-4-3-5-3-3 0-5 1-6 3-13 47-43 57-56 57-17 0-23-14-23-28 0-10 2-19 7-38z"><text:p/></draw:path><draw:path draw:style-name="gr445" draw:text-style-name="P56" svg:width="0.089cm" svg:height="0.198cm" svg:x="0.254cm" svg:y="0.148cm" svg:viewBox="0 0 90 199" svg:d="M83 12c0-5-4-12-12-12-9 0-17 7-17 17 0 5 4 11 12 11s17-9 17-16zM22 162c-2 4-3 7-3 12 0 15 12 25 28 25 31 0 43-40 43-44 0-5-4-5-5-5-3 0-3 3-6 5-6 24-19 36-31 36-6 0-7-4-7-11 0-6 2-11 5-18 3-8 6-17 9-24s13-35 15-37c1-4 2-7 2-10 0-14-12-25-29-25-30 0-43 41-43 46 0 3 4 3 5 3 5 0 5-2 6-4 7-27 20-37 31-37 5 0 8 3 8 10s-2 12-9 30z"><text:p/></draw:path><draw:path draw:style-name="gr446" draw:text-style-name="P56" svg:width="0.257cm" svg:height="0.326cm" svg:x="0.533cm" svg:y="0.013cm" svg:viewBox="0 0 258 327" svg:d="M251 131c6-1 7-5 7-8 0-5-1-6-7-10l-234-111c-6-2-7-2-9-2-4 0-8 4-8 8 0 5 4 8 7 10l223 103-222 106c-8 4-8 7-8 10 0 4 4 8 8 8 2 0 3 0 9-4zM244 327c7 0 14 0 14-9 0-8-8-8-14-8h-228c-8 0-16 0-16 8 0 9 7 9 14 9z"><text:p/></draw:path><draw:path draw:style-name="gr447" draw:text-style-name="P56" svg:width="0.178cm" svg:height="0.29cm" svg:x="0.959cm" svg:y="0cm" svg:viewBox="0 0 179 291" svg:d="M179 147c0-35-3-68-18-100-19-40-53-47-72-47-24 0-57 11-73 50-14 29-16 62-16 97 0 32 2 69 19 102 18 33 49 42 70 42 24 0 55-9 74-50 13-28 16-62 16-94zM89 282c-16 0-42-11-48-51-5-26-5-65-5-90 0-27 0-55 2-77 9-51 41-54 51-54 14 0 42 7 50 49 4 24 4 55 4 82 0 32 0 61-5 87-6 41-30 54-49 54z"><text:p/></draw:path></draw:g>. Tapi jika tidak dibatasi maka <draw:g text:anchor-type="as-char" svg:y="-0.187cm" draw:z-index="31" draw:style-name="gr1"><svg:title>TexMaths</svg:title><svg:desc>12§display§x_i§svg§600§FALSE§</svg:desc><draw:polygon draw:style-name="gr453" draw:text-style-name="P55" svg:width="0.359cm" svg:height="0.244cm" svg:x="0cm" svg:y="0.007cm" svg:viewBox="0 0 360 245" draw:points="180,245 0,245 0,0 360,0 360,245"><text:p/></draw:polygon><draw:path draw:style-name="gr454" draw:text-style-name="P56" svg:width="0.21cm" svg:height="0.191cm" svg:x="0.012cm" svg:y="0.001cm" svg:viewBox="0 0 211 192" svg:d="M130 60c2-12 12-50 40-50 4 0 14 0 22 4-12 3-20 14-20 23 0 7 4 16 16 16 10 0 23-7 23-25 0-22-25-28-39-28-26 0-40 22-45 32-11-28-33-32-45-32-45 0-69 55-69 65 0 5 4 5 5 5 4 0 5 0 6-5 14-45 42-55 56-55 9 0 23 3 23 27 0 13-7 42-23 101-6 27-21 45-39 45-4 0-13 0-22-5 11-4 21-12 21-23 0-12-10-16-17-16-12 0-23 11-23 26 0 19 22 27 40 27 28 0 44-30 44-32 5 15 20 32 46 32 44 0 68-55 68-65 0-4-4-4-5-4-3 0-5 1-6 4-13 46-43 56-56 56-17 0-23-14-23-28 0-10 2-19 7-37z"><text:p/></draw:path><draw:path draw:style-name="gr455" draw:text-style-name="P56" svg:width="0.089cm" svg:height="0.198cm" svg:x="0.254cm" svg:y="0.055cm" svg:viewBox="0 0 90 199" svg:d="M83 12c0-5-4-12-12-12-9 0-17 7-17 17 0 5 4 11 12 11s17-9 17-16zM22 162c-2 4-3 7-3 12 0 15 12 25 28 25 31 0 43-40 43-44 0-5-4-5-5-5-3 0-3 3-6 5-6 24-19 36-31 36-6 0-7-4-7-11 0-6 2-11 5-18 3-8 6-17 9-24s13-35 15-37c1-2 2-7 2-10 0-14-12-25-29-25-30 0-43 41-43 46 0 3 4 3 5 3 5 0 5-2 6-4 7-27 20-36 31-36 5 0 8 2 8 9s-2 12-9 30z"><text:p/></draw:path></draw:g> tak dibatasi tanda (<text:span text:style-name="T9">unrestricted in sign</text:span>) disingkat <text:span text:style-name="T8">urs</text:span>. <text:span text:style-name="T16">Variabel keputusan bisa jadi bernilai negatif untuk masalah keseimbangan keuangan dari suatu perusahaan. Untuk masalah Giapetto, jelas bahwa </text:span><text:span text:style-name="T16"><draw:g text:anchor-type="as-char" svg:y="-0.28cm" draw:z-index="32" draw:style-name="gr1"><svg:title>TexMaths</svg:title><svg:desc>12§display§x_1\ge 0§svg§600§FALSE§</svg:desc><draw:polygon draw:style-name="gr456" draw:text-style-name="P55" svg:width="1.2cm" svg:height="0.334cm" svg:x="0cm" svg:y="0.011cm" svg:viewBox="0 0 1201 335" draw:points="601,335 0,335 0,0 1201,0 1201,335"><text:p/></draw:polygon><draw:path draw:style-name="gr457" draw:text-style-name="P56" svg:width="0.21cm" svg:height="0.191cm" svg:x="0.012cm" svg:y="0.095cm" svg:viewBox="0 0 211 192" svg:d="M129 60c3-12 12-50 41-50 4 0 13 0 22 4-12 3-21 14-21 23 0 7 5 16 17 16 10 0 23-7 23-25 0-22-25-28-40-28-25 0-39 22-44 32-11-28-33-32-45-32-45 0-69 55-69 65 0 5 4 5 5 5 4 0 5 0 6-5 14-45 42-55 56-55 9 0 23 3 23 27 0 14-7 42-23 101-6 28-21 45-39 45-4 0-13 0-22-5 11-2 21-12 21-23 0-12-10-16-17-16-12 0-23 13-23 26 0 19 22 27 40 27 28 0 44-30 44-32 5 16 20 32 45 32 45 0 69-55 69-65 0-4-4-4-5-4-4 0-5 1-6 4-13 46-43 56-56 56-17 0-23-13-23-28 0-10 2-18 7-37z"><text:p/></draw:path><draw:path draw:style-name="gr458" draw:text-style-name="P56" svg:width="0.107cm" svg:height="0.196cm" svg:x="0.272cm" svg:y="0.15cm" svg:viewBox="0 0 108 197" svg:d="M67 8c0-8 0-8-8-8-19 18-47 19-59 19v11c7 0 26 0 43-8v151c0 10 0 13-30 13h-11v11c5 0 42-1 53-1 10 0 47 1 53 1v-11h-11c-30 0-30-3-30-13z"><text:p/></draw:path><draw:path draw:style-name="gr459" draw:text-style-name="P56" svg:width="0.257cm" svg:height="0.327cm" svg:x="0.581cm" svg:y="0.013cm" svg:viewBox="0 0 258 328" svg:d="M251 132c6-2 7-5 7-9 0-5-1-6-7-10l-234-111c-6-2-7-2-9-2-4 0-8 4-8 8 0 5 4 8 7 10l223 105-222 104c-8 4-8 7-8 10 0 5 4 8 8 8 2 0 3 0 9-2zM243 328c8 0 15 0 15-8 0-10-9-10-15-10h-227c-8 0-16 0-16 10 0 8 7 8 14 8z"><text:p/></draw:path><draw:path draw:style-name="gr460" draw:text-style-name="P56" svg:width="0.178cm" svg:height="0.29cm" svg:x="1.007cm" svg:y="0cm" svg:viewBox="0 0 179 291" svg:d="M179 147c0-34-3-68-18-100-20-40-53-47-72-47-24 0-57 11-73 51-14 28-16 62-16 96 0 32 2 69 19 102 18 34 49 42 70 42 24 0 55-8 74-48 13-29 16-63 16-96zM89 283c-16 0-42-11-48-52-5-25-5-65-5-89 0-28 0-55 2-78 9-51 41-54 51-54 14 0 43 7 50 49 4 24 4 55 4 83 0 31 0 60-5 86-6 41-30 55-49 55z"><text:p/></draw:path></draw:g></text:span><text:span text:style-name="T16"> dan </text:span><text:span text:style-name="T16"><draw:g text:anchor-type="as-char" svg:y="-0.28cm" draw:z-index="30" draw:style-name="gr1"><svg:title>TexMaths</svg:title><svg:desc>12§display§x_2 \ge 0§svg§600§FALSE§</svg:desc><draw:polygon draw:style-name="gr448" draw:text-style-name="P55" svg:width="1.2cm" svg:height="0.334cm" svg:x="0cm" svg:y="0.011cm" svg:viewBox="0 0 1201 335" draw:points="601,335 0,335 0,0 1201,0 1201,335"><text:p/></draw:polygon><draw:path draw:style-name="gr449" draw:text-style-name="P56" svg:width="0.21cm" svg:height="0.191cm" svg:x="0.012cm" svg:y="0.095cm" svg:viewBox="0 0 211 192" svg:d="M129 60c3-12 12-50 41-50 4 0 13 0 22 4-12 3-21 14-21 23 0 7 5 16 17 16 10 0 23-7 23-25 0-22-25-28-40-28-25 0-39 22-44 32-11-28-33-32-45-32-45 0-69 55-69 65 0 5 4 5 5 5 4 0 5 0 6-5 14-45 42-55 56-55 9 0 23 3 23 27 0 14-7 42-23 101-6 28-21 45-39 45-4 0-13 0-22-5 11-2 21-12 21-23 0-12-10-16-17-16-12 0-23 13-23 26 0 19 22 27 40 27 28 0 44-30 44-32 5 16 20 32 45 32 45 0 69-55 69-65 0-4-4-4-5-4-4 0-5 1-6 4-13 46-43 56-56 56-17 0-23-13-23-28 0-10 2-18 7-37z"><text:p/></draw:path><draw:path draw:style-name="gr450" draw:text-style-name="P56" svg:width="0.131cm" svg:height="0.196cm" svg:x="0.259cm" svg:y="0.15cm" svg:viewBox="0 0 132 197" svg:d="M132 143h-11c-1 7-4 24-8 28-1 1-24 1-29 1h-54c30-28 41-35 59-49 23-18 43-36 43-65 0-36-32-58-71-58-36 0-61 26-61 53 0 16 12 17 16 17 7 0 15-5 15-16 0-5-1-16-17-16 9-21 29-27 44-27 30 0 45 23 45 47 0 26-19 45-29 57l-72 70c-2 4-2 5-2 12h122z"><text:p/></draw:path><draw:path draw:style-name="gr451" draw:text-style-name="P56" svg:width="0.257cm" svg:height="0.327cm" svg:x="0.581cm" svg:y="0.013cm" svg:viewBox="0 0 258 328" svg:d="M251 132c6-2 7-5 7-9 0-5-1-6-7-10l-234-111c-6-2-7-2-9-2-4 0-8 4-8 8 0 5 4 8 7 10l223 105-222 104c-8 4-8 7-8 10 0 5 4 8 8 8 2 0 3 0 9-2zM243 328c8 0 15 0 15-8 0-10-9-10-15-10h-227c-8 0-16 0-16 10 0 8 7 8 14 8z"><text:p/></draw:path><draw:path draw:style-name="gr452" draw:text-style-name="P56" svg:width="0.178cm" svg:height="0.29cm" svg:x="1.007cm" svg:y="0cm" svg:viewBox="0 0 179 291" svg:d="M179 147c0-34-3-68-18-100-20-40-53-47-72-47-24 0-57 11-73 51-14 28-16 62-16 96 0 32 2 69 19 102 18 34 49 42 70 42 24 0 55-8 74-48 13-29 16-63 16-96zM89 283c-16 0-42-11-48-52-5-25-5-65-5-89 0-28 0-55 2-78 9-51 41-54 51-54 14 0 43 7 50 49 4 24 4 55 4 83 0 31 0 60-5 86-6 41-30 55-49 55z"><text:p/></draw:path></draw:g></text:span><text:span text:style-name="T16">.</text:span></text:p>
      <text:p text:style-name="P27"/>
      <text:p text:style-name="P27">Diperoleh model optimasi dari masalah Giapetto sebagai berikut.</text:p>
      <text:p text:style-name="P33"><draw:g text:anchor-type="as-char" svg:y="-0.295cm" draw:z-index="33" draw:style-name="gr1"><svg:title>TexMaths</svg:title><svg:desc>12§display§\textrm{Maks}\ z = 3x_1 + 2x_2§svg§600§FALSE§</svg:desc><draw:polygon draw:style-name="gr461" draw:text-style-name="P55" svg:width="3.673cm" svg:height="0.356cm" svg:x="0cm" svg:y="0.002cm" svg:viewBox="0 0 3674 357" draw:points="1837,357 0,357 0,0 3674,0 3674,357"><text:p/></draw:polygon><draw:path draw:style-name="gr462" draw:text-style-name="P56" svg:width="0.355cm" svg:height="0.288cm" svg:x="0.016cm" svg:y="0.004cm" svg:viewBox="0 0 356 289" svg:d="M86 10c-3-10-4-10-15-10h-71v13h11c31 0 32 5 32 19v213c0 12 0 31-43 31v13c14 0 36-1 50-1s34 1 48 1v-13c-43 0-43-19-43-31v-228l102 263c4 6 5 9 9 9s6-2 8-7l103-269h1v244c0 16-1 19-33 19h-11v13c17-1 46-1 61-1 17 0 46 0 61 1v-13h-10c-33 0-33-3-33-19v-225c0-14 0-19 33-19h10v-13h-72c-10 0-10 0-13 7l-93 240z"><text:p/></draw:path><draw:path draw:style-name="gr463" draw:text-style-name="P56" svg:width="0.19cm" svg:height="0.195cm" svg:x="0.403cm" svg:y="0.105cm" svg:viewBox="0 0 191 196" svg:d="M122 157c3 18 15 35 34 35 10 0 35-6 35-39v-24h-11v24c0 24-10 27-14 27-15 0-16-19-16-21v-86c0-18 0-33-16-50-16-16-37-23-58-23-35 0-64 20-64 48 0 12 10 20 19 20 12 0 19-8 19-20 0-5-1-19-20-19 11-15 31-19 46-19 20 0 44 16 44 54v15c-22 1-50 3-78 16-31 14-42 36-42 55 0 35 41 46 68 46 28 0 47-18 54-39zM120 89v42c0 41-30 55-49 55-21 0-39-15-39-37 0-23 18-59 88-60z"><text:p/></draw:path><draw:path draw:style-name="gr464" draw:text-style-name="P56" svg:width="0.203cm" svg:height="0.293cm" svg:x="0.607cm" svg:y="0cm" svg:viewBox="0 0 204 294" svg:d="M32 262c0 19-3 19-32 19v13c14-1 34-1 46-1 13 0 30 0 48 1v-13c-29 0-34 0-34-19v-43l26-23c33 43 51 67 51 75s-6 10-15 10v13c11-1 38-1 46-1 12 0 24 0 36 1v-13c-14 0-24 0-41-23l-54-75c0-2-1-4-1-5s29-27 34-30c26-22 44-23 52-23v-13c-12 1-16 1-28 1-16 0-42-1-48-1v13c8 0 13 5 13 11 0 7-7 13-10 17l-60 51v-204l-61 5v13c30 0 32 4 32 23z"><text:p/></draw:path><draw:path draw:style-name="gr465" draw:text-style-name="P56" svg:width="0.138cm" svg:height="0.195cm" svg:x="0.832cm" svg:y="0.105cm" svg:viewBox="0 0 139 196" svg:d="M74 108c10 1 44 9 44 40 0 20-15 38-48 38-35 0-51-24-58-61-1-5-2-6-6-6-6 0-6 2-6 10v56c0 7 0 11 5 11 2 0 2-1 11-10 1 0 1-1 8-9 18 18 37 19 46 19 49 0 69-29 69-60 0-22-13-35-18-41-14-13-31-16-48-21-24-4-53-9-53-33 0-16 11-34 48-34 46 0 50 39 50 53 0 4 4 4 4 4 6 0 6-3 6-11v-42c0-9 0-11-4-11-2 0-3 0-9 5-1 2-6 6-7 7-16-12-34-12-40-12-51 0-68 29-68 52 0 15 7 27 18 37 13 11 26 13 56 19z"><text:p/></draw:path><draw:path draw:style-name="gr466" draw:text-style-name="P56" svg:width="0.179cm" svg:height="0.191cm" svg:x="1.145cm" svg:y="0.107cm" svg:viewBox="0 0 180 192" svg:d="M38 153c23-24 35-35 51-48 0 0 26-25 42-40 39-39 49-59 49-61 0-4-5-4-5-4-3 0-5 1-6 5-13 20-23 26-32 26-10 0-15-6-22-13-7-10-15-18-29-18-31 0-51 40-51 48 0 2 1 5 6 5 3 0 3-3 5-5 8-19 32-19 36-19 8 0 16 2 26 6 17 6 22 6 34 6-16 19-52 49-60 56l-39 36c-29 28-43 53-43 56s4 3 5 3c3 0 5-1 7-6 10-14 23-25 36-25 10 0 14 4 25 16 6 9 15 15 27 15 42 0 66-54 66-65 0-2-2-3-5-3-4 0-5 1-5 5-11 27-38 34-52 34-8 0-15-1-25-4-14-6-20-8-29-8-1 0-8 0-12 2z"><text:p/></draw:path><draw:path draw:style-name="gr467" draw:text-style-name="P56" svg:width="0.28cm" svg:height="0.099cm" svg:x="1.481cm" svg:y="0.139cm" svg:viewBox="0 0 281 100" svg:d="M266 17c8 0 15 0 15-9 0-8-7-8-13-8h-254c-7 0-14 0-14 8 0 9 7 9 14 9zM268 100c6 0 13 0 13-9 0-8-7-8-15-8h-252c-7 0-14 0-14 8 0 9 7 9 14 9z"><text:p/></draw:path><draw:path draw:style-name="gr468" draw:text-style-name="P56" svg:width="0.174cm" svg:height="0.291cm" svg:x="1.92cm" svg:y="0.011cm" svg:viewBox="0 0 175 292" svg:d="M106 133c34-10 58-41 58-74 0-35-37-59-78-59-43 0-74 25-74 58 0 13 10 21 20 21 14 0 23-9 23-21 0-22-20-22-26-22 12-19 41-25 55-25 18 0 42 9 42 47 0 6-1 30-13 49-12 20-27 22-37 22-3 0-14 1-16 1-5 0-7 1-7 5s2 4 11 4h18c34 0 50 29 50 71 0 58-29 70-48 70-18 0-49-7-65-33 16 3 28-7 28-22 0-16-11-24-23-24-11 0-24 6-24 24 0 38 40 67 85 67 52 0 90-39 90-82 0-35-26-67-69-77z"><text:p/></draw:path><draw:path draw:style-name="gr469" draw:text-style-name="P56" svg:width="0.21cm" svg:height="0.191cm" svg:x="2.124cm" svg:y="0.107cm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1 21-23s-10-16-17-16c-12 0-23 12-23 26 0 19 22 27 40 27 28 0 44-30 44-32 5 17 20 32 46 32 44 0 68-54 68-65 0-3-4-3-5-3-3 0-5 0-6 3-13 46-43 56-56 56-17 0-23-14-23-28 0-10 2-18 7-37z"><text:p/></draw:path><draw:path draw:style-name="gr470" draw:text-style-name="P56" svg:width="0.107cm" svg:height="0.196cm" svg:x="2.384cm" svg:y="0.161cm" svg:viewBox="0 0 108 197" svg:d="M67 8c0-8-1-8-8-8-19 18-47 19-59 19v11c7 0 26 0 43-8v151c0 10 0 13-30 13h-11v11c5 0 42-1 53-1 10 0 47 1 53 1v-11h-11c-30 0-30-3-30-13z"><text:p/></draw:path><draw:path draw:style-name="gr471" draw:text-style-name="P56" svg:width="0.28cm" svg:height="0.282cm" svg:x="2.659cm" svg:y="0.047cm" svg:viewBox="0 0 281 283" svg:d="M150 150h118c6 0 13 0 13-8 0-9-7-9-13-9h-118v-119c0-7 0-14-8-14-10 0-10 7-10 14v119h-118c-7 0-14 0-14 9 0 8 7 8 14 8h118v119c0 5 0 14 10 14 8 0 8-9 8-14z"><text:p/></draw:path><draw:path draw:style-name="gr472" draw:text-style-name="P56" svg:width="0.168cm" svg:height="0.282cm" svg:x="3.077cm" svg:y="0.011cm" svg:viewBox="0 0 169 283" svg:d="M32 250l46-45c66-57 91-80 91-122 0-49-37-83-90-83-48 0-79 40-79 77 0 23 22 23 22 23 8 0 22-5 22-22 0-11-8-23-22-23-4 0-4 0-5 1 9-27 32-43 57-43 39 0 57 34 57 70 0 34-22 67-45 94l-81 90c-5 4-5 6-5 16h157l12-74h-11c-2 12-4 31-9 37-3 4-31 4-40 4z"><text:p/></draw:path><draw:path draw:style-name="gr473" draw:text-style-name="P56" svg:width="0.21cm" svg:height="0.191cm" svg:x="3.278cm" svg:y="0.107cm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1 21-23s-10-16-17-16c-12 0-23 12-23 26 0 19 22 27 41 27 27 0 43-30 43-32 5 17 20 32 47 32 43 0 67-54 67-65 0-3-4-3-5-3-3 0-5 0-6 3-13 46-43 56-56 56-17 0-23-14-23-28 0-10 2-18 7-37z"><text:p/></draw:path><draw:path draw:style-name="gr474" draw:text-style-name="P56" svg:width="0.131cm" svg:height="0.196cm" svg:x="3.523cm" svg:y="0.161cm" svg:viewBox="0 0 132 197" svg:d="M132 143h-11c-1 7-3 24-8 28-1 1-24 1-29 1h-54c30-28 41-35 59-49 23-18 43-37 43-65 0-36-32-58-71-58-36 0-61 26-61 53 0 15 12 17 16 17 7 0 15-5 15-16 0-5-1-16-17-16 9-21 29-27 44-27 30 0 45 23 45 47 0 26-19 47-29 57l-72 71c-2 3-2 4-2 11h122z"><text:p/></draw:path></draw:g></text:p>
      <text:p text:style-name="P29">Kendala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0"><draw:g text:anchor-type="as-char" svg:y="-0.28cm" draw:z-index="34" draw:style-name="gr1"><svg:title>TexMaths</svg:title><svg:desc>12§display§2x_1§svg§600§FALSE§</svg:desc><draw:polygon draw:style-name="gr475" draw:text-style-name="P55" svg:width="0.616cm" svg:height="0.334cm" svg:x="0cm" svg:y="0.011cm" svg:viewBox="0 0 617 335" draw:points="309,335 0,335 0,0 617,0 617,335"><text:p/></draw:polygon><draw:path draw:style-name="gr476" draw:text-style-name="P56" svg:width="0.168cm" svg:height="0.282cm" svg:x="0.022cm" svg:y="0cm" svg:viewBox="0 0 169 283" svg:d="M32 250l46-44c66-59 91-81 91-123 0-49-37-83-90-83-48 0-79 40-79 77 0 23 22 23 22 23 8 0 22-5 22-22 0-11-8-23-22-23-4 0-4 0-5 2 9-28 32-44 57-44 39 0 57 34 57 70 0 34-22 67-45 93l-81 91c-5 5-5 5-5 16h157l12-74h-11c-2 12-5 31-8 38-4 3-33 3-41 3z"><text:p/></draw:path><draw:path draw:style-name="gr477" draw:text-style-name="P56" svg:width="0.21cm" svg:height="0.191cm" svg:x="0.223cm" svg:y="0.095cm" svg:viewBox="0 0 211 192" svg:d="M129 60c3-12 12-50 41-50 4 0 13 0 22 4-12 3-21 14-21 23 0 7 5 16 17 16 10 0 23-7 23-25 0-22-25-28-40-28-25 0-39 22-44 32-11-28-34-32-45-32-45 0-69 55-69 65 0 5 4 5 5 5 4 0 5 0 6-5 14-45 42-55 56-55 9 0 23 3 23 27 0 14-7 42-23 101-6 28-21 45-39 45-4 0-13 0-22-5 11-2 21-12 21-23 0-12-10-16-17-16-12 0-23 13-23 26 0 19 22 27 40 27 28 0 44-30 44-32 5 16 20 32 45 32 45 0 69-55 69-65 0-4-4-4-5-4-4 0-5 1-6 4-13 46-43 56-56 56-17 0-23-13-23-28 0-10 2-18 7-37z"><text:p/></draw:path><draw:path draw:style-name="gr478" draw:text-style-name="P56" svg:width="0.107cm" svg:height="0.196cm" svg:x="0.482cm" svg:y="0.15cm" svg:viewBox="0 0 108 197" svg:d="M67 8c0-8-1-8-8-8-19 18-47 19-59 19v11c7 0 26 0 43-8v151c0 10 0 13-30 13h-11v11c5 0 42-1 53-1 10 0 47 1 53 1v-11h-11c-30 0-30-3-30-13z"><text:p/></draw:path></draw:g></text:p>
          </table:table-cell>
          <table:table-cell table:style-name="Table1.A1" office:value-type="string">
            <text:p text:style-name="P51"><draw:g text:anchor-type="as-char" svg:y="-0.247cm" draw:z-index="37" draw:style-name="gr1"><svg:title>TexMaths</svg:title><svg:desc>12§display§+§svg§600§FALSE§</svg:desc><draw:polygon draw:style-name="gr484" draw:text-style-name="P55" svg:width="0.327cm" svg:height="0.281cm" svg:x="0cm" svg:y="0.001cm" svg:viewBox="0 0 328 282" draw:points="164,282 0,282 0,0 328,0 328,282"><text:p/></draw:polygon><draw:path draw:style-name="gr485" draw:text-style-name="P56" svg:width="0.281cm" svg:height="0.282cm" svg:x="0.024cm" svg:y="0cm" svg:viewBox="0 0 282 283" svg:d="M150 150h118c6 0 14 0 14-8 0-10-8-10-14-10h-118v-118c0-7 0-14-8-14-10 0-10 7-10 14v118h-118c-7 0-14 0-14 10 0 8 7 8 14 8h118v118c0 6 0 15 10 15 8 0 8-9 8-15z"><text:p/></draw:path></draw:g></text:p>
          </table:table-cell>
          <table:table-cell table:style-name="Table1.A1" office:value-type="string">
            <text:p text:style-name="P50"><draw:g text:anchor-type="as-char" svg:y="-0.185cm" draw:z-index="38" draw:style-name="gr1"><svg:title>TexMaths</svg:title><svg:desc>12§display§x_2§svg§600§FALSE§</svg:desc><draw:polygon draw:style-name="gr486" draw:text-style-name="P55" svg:width="0.407cm" svg:height="0.244cm" svg:x="0cm" svg:y="0.006cm" svg:viewBox="0 0 408 245" draw:points="205,245 0,245 0,0 408,0 408,245"><text:p/></draw:polygon><draw:path draw:style-name="gr487" draw:text-style-name="P56" svg:width="0.21cm" svg:height="0.192cm" svg:x="0.012cm" svg:y="0cm" svg:viewBox="0 0 211 193" svg:d="M129 60c3-12 12-50 41-50 4 0 13 0 22 4-12 3-21 14-21 23 0 8 5 16 17 16 9 0 23-7 23-25 0-22-25-28-40-28-25 0-39 22-44 32-11-28-34-32-46-32-44 0-68 55-68 65 0 5 4 5 5 5 4 0 5 0 6-5 14-45 42-55 56-55 9 0 23 3 23 27 0 14-7 42-23 101-6 28-21 45-39 45-4 0-13 0-22-5 11-2 20-11 20-23s-9-15-16-15c-12 0-23 12-23 25 0 19 22 28 39 28 29 0 45-31 45-33 5 17 20 33 45 33 45 0 68-55 68-65 0-5-3-5-4-5-4 0-5 1-6 5-13 45-43 55-57 55-16 0-22-13-22-28 0-9 2-18 7-37z"><text:p/></draw:path><draw:path draw:style-name="gr488" draw:text-style-name="P56" svg:width="0.131cm" svg:height="0.196cm" svg:x="0.259cm" svg:y="0.055cm" svg:viewBox="0 0 132 197" svg:d="M132 143h-11c-1 7-4 24-8 28-2 1-24 1-29 1h-54c30-28 41-35 59-49 22-18 43-36 43-65 0-36-33-58-71-58-36 0-61 26-61 53 0 16 12 17 16 17 7 0 15-5 15-16 0-5-1-15-17-15 9-22 29-28 43-28 30 0 46 23 46 47 0 26-19 45-29 58l-72 71c-2 2-2 3-2 10h122z"><text:p/></draw:path></draw:g> </text:p>
          </table:table-cell>
          <table:table-cell table:style-name="Table1.A1" office:value-type="string">
            <text:p text:style-name="P52"><draw:g text:anchor-type="as-char" svg:y="-0.282cm" draw:z-index="40" draw:style-name="gr1"><svg:title>TexMaths</svg:title><svg:desc>12§display§\le 100§svg§600§FALSE§</svg:desc><draw:polygon draw:style-name="gr492" draw:text-style-name="P55" svg:width="1.073cm" svg:height="0.327cm" svg:x="0cm" svg:y="0.012cm" svg:viewBox="0 0 1074 328" draw:points="537,328 0,328 0,0 1074,0 1074,328"><text:p/></draw:polygon><draw:path draw:style-name="gr493" draw:text-style-name="P56" svg:width="0.257cm" svg:height="0.326cm" svg:x="0.035cm" svg:y="0.013cm" svg:viewBox="0 0 258 327" svg:d="M251 18c4-2 7-5 7-10 0-4-3-8-7-8s-8 2-9 2l-234 111c-7 3-8 6-8 9 0 5 2 7 8 10l234 110c5 3 6 3 9 3s7-4 7-9c0-3-1-6-9-9l-220-105zM243 327c8 0 15 0 15-8 0-10-9-10-15-10h-227c-8 0-16 0-16 10 0 8 7 8 14 8z"><text:p/></draw:path><draw:path draw:style-name="gr494" draw:text-style-name="P56" svg:width="0.139cm" svg:height="0.281cm" svg:x="0.482cm" svg:y="0cm" svg:viewBox="0 0 140 282" svg:d="M88 11c0-10 0-11-10-11-28 26-65 26-78 26v15c8 0 34 0 55-12v219c0 16 0 21-38 21h-15v13c15-1 53-1 69-1 18 0 54 0 69 1v-13h-13c-38 0-39-5-39-21z"><text:p/></draw:path><draw:path draw:style-name="gr495" draw:text-style-name="P56" svg:width="0.178cm" svg:height="0.289cm" svg:x="0.669cm" svg:y="0cm" svg:viewBox="0 0 179 290" svg:d="M179 146c0-33-3-67-18-99-20-40-53-47-72-47-24 0-57 11-73 50-14 29-16 63-16 96s2 70 19 102c18 34 49 42 70 42 24 0 55-8 74-48 13-29 16-62 16-96zM89 282c-16 0-42-11-48-52-5-25-5-65-5-89 0-27 0-55 2-77 9-51 41-54 51-54 14 0 42 7 50 49 4 24 4 55 4 82 0 32 0 60-5 87-6 41-30 54-49 54z"><text:p/></draw:path><draw:path draw:style-name="gr496" draw:text-style-name="P56" svg:width="0.178cm" svg:height="0.289cm" svg:x="0.88cm" svg:y="0cm" svg:viewBox="0 0 179 290" svg:d="M179 146c0-33-3-67-18-99-20-40-53-47-72-47-24 0-57 11-73 50-14 29-16 63-16 96s2 70 19 102c18 34 49 42 70 42 24 0 55-8 74-48 13-29 16-62 16-96zM89 282c-16 0-42-11-48-52-5-25-5-65-5-89 0-27 0-55 2-77 9-51 41-54 51-54 14 0 42 7 50 49 4 24 4 55 4 82 0 32 0 60-5 87-6 41-30 54-49 54z"><text:p/></draw:path></draw:g></text:p>
          </table:table-cell>
          <table:table-cell table:style-name="Table1.A1" office:value-type="string">
            <text:p text:style-name="P52">(kendala <text:span text:style-name="T9">finishing</text:span>)</text:p>
          </table:table-cell>
        </table:table-row>
        <table:table-row>
          <table:table-cell table:style-name="Table1.A1" office:value-type="string">
            <text:p text:style-name="P50"><draw:g text:anchor-type="as-char" svg:y="-0.185cm" draw:z-index="35" draw:style-name="gr1"><svg:title>TexMaths</svg:title><svg:desc>12§display§x_1§svg§600§FALSE§</svg:desc><draw:polygon draw:style-name="gr479" draw:text-style-name="P55" svg:width="0.407cm" svg:height="0.244cm" svg:x="0cm" svg:y="0.006cm" svg:viewBox="0 0 408 245" draw:points="205,245 0,245 0,0 408,0 408,245"><text:p/></draw:polygon><draw:path draw:style-name="gr480" draw:text-style-name="P56" svg:width="0.21cm" svg:height="0.192cm" svg:x="0.012cm" svg:y="0cm" svg:viewBox="0 0 211 193" svg:d="M129 60c3-12 12-50 41-50 4 0 13 0 22 4-12 3-21 14-21 23 0 8 5 16 17 16 9 0 23-7 23-25 0-22-25-28-40-28-25 0-39 22-44 32-11-28-34-32-46-32-44 0-68 55-68 65 0 5 4 5 5 5 4 0 5 0 6-5 14-45 42-55 56-55 9 0 23 3 23 27 0 14-7 42-23 101-6 28-21 45-39 45-4 0-13 0-22-5 11-2 20-11 20-23s-9-15-16-15c-12 0-23 12-23 25 0 19 22 28 39 28 29 0 45-31 45-33 5 17 20 33 45 33 45 0 68-55 68-65 0-5-3-5-4-5-4 0-5 1-6 5-13 45-43 55-57 55-16 0-22-13-22-28 0-9 2-18 7-37z"><text:p/></draw:path><draw:path draw:style-name="gr481" draw:text-style-name="P56" svg:width="0.107cm" svg:height="0.196cm" svg:x="0.272cm" svg:y="0.055cm" svg:viewBox="0 0 108 197" svg:d="M67 8c0-8 0-8-8-8-20 18-47 19-59 19v11c7 0 26 0 43-8v151c0 10 0 14-30 14h-11v10c5 0 42-1 53-1 10 0 47 1 53 1v-10h-11c-30 0-30-4-30-14z"><text:p/></draw:path></draw:g></text:p>
          </table:table-cell>
          <table:table-cell table:style-name="Table1.A1" office:value-type="string">
            <text:p text:style-name="P51"><draw:g text:anchor-type="as-char" svg:y="-0.247cm" draw:z-index="36" draw:style-name="gr1"><svg:title>TexMaths</svg:title><svg:desc>12§display§+§svg§600§FALSE§</svg:desc><draw:polygon draw:style-name="gr482" draw:text-style-name="P55" svg:width="0.327cm" svg:height="0.281cm" svg:x="0cm" svg:y="0.001cm" svg:viewBox="0 0 328 282" draw:points="164,282 0,282 0,0 328,0 328,282"><text:p/></draw:polygon><draw:path draw:style-name="gr483" draw:text-style-name="P56" svg:width="0.281cm" svg:height="0.282cm" svg:x="0.024cm" svg:y="0cm" svg:viewBox="0 0 282 283" svg:d="M150 150h118c6 0 14 0 14-8 0-10-8-10-14-10h-118v-118c0-7 0-14-8-14-10 0-10 7-10 14v118h-118c-7 0-14 0-14 10 0 8 7 8 14 8h118v118c0 6 0 15 10 15 8 0 8-9 8-15z"><text:p/></draw:path></draw:g></text:p>
          </table:table-cell>
          <table:table-cell table:style-name="Table1.A1" office:value-type="string">
            <text:p text:style-name="P50"><draw:g text:anchor-type="as-char" svg:y="-0.185cm" draw:z-index="39" draw:style-name="gr1"><svg:title>TexMaths</svg:title><svg:desc>12§display§x_2§svg§600§FALSE§</svg:desc><draw:polygon draw:style-name="gr489" draw:text-style-name="P55" svg:width="0.407cm" svg:height="0.244cm" svg:x="0cm" svg:y="0.006cm" svg:viewBox="0 0 408 245" draw:points="205,245 0,245 0,0 408,0 408,245"><text:p/></draw:polygon><draw:path draw:style-name="gr490" draw:text-style-name="P56" svg:width="0.21cm" svg:height="0.192cm" svg:x="0.012cm" svg:y="0cm" svg:viewBox="0 0 211 193" svg:d="M129 60c3-12 12-50 41-50 4 0 13 0 22 4-12 3-21 14-21 23 0 8 5 16 17 16 9 0 23-7 23-25 0-22-25-28-40-28-25 0-39 22-44 32-11-28-34-32-46-32-44 0-68 55-68 65 0 5 4 5 5 5 4 0 5 0 6-5 14-45 42-55 56-55 9 0 23 3 23 27 0 14-7 42-23 101-6 28-21 45-39 45-4 0-13 0-22-5 11-2 20-11 20-23s-9-15-16-15c-12 0-23 12-23 25 0 19 22 28 39 28 29 0 45-31 45-33 5 17 20 33 45 33 45 0 68-55 68-65 0-5-3-5-4-5-4 0-5 1-6 5-13 45-43 55-57 55-16 0-22-13-22-28 0-9 2-18 7-37z"><text:p/></draw:path><draw:path draw:style-name="gr491" draw:text-style-name="P56" svg:width="0.131cm" svg:height="0.196cm" svg:x="0.259cm" svg:y="0.055cm" svg:viewBox="0 0 132 197" svg:d="M132 143h-11c-1 7-4 24-8 28-2 1-24 1-29 1h-54c30-28 41-35 59-49 22-18 43-36 43-65 0-36-33-58-71-58-36 0-61 26-61 53 0 16 12 17 16 17 7 0 15-5 15-16 0-5-1-15-17-15 9-22 29-28 43-28 30 0 46 23 46 47 0 26-19 45-29 58l-72 71c-2 2-2 3-2 10h122z"><text:p/></draw:path></draw:g> </text:p>
          </table:table-cell>
          <table:table-cell table:style-name="Table1.A1" office:value-type="string">
            <text:p text:style-name="P52"><draw:g text:anchor-type="as-char" svg:y="-0.282cm" draw:z-index="41" draw:style-name="gr1"><svg:title>TexMaths</svg:title><svg:desc>12§display§\le 80§svg§600§FALSE§</svg:desc><draw:polygon draw:style-name="gr497" draw:text-style-name="P55" svg:width="0.863cm" svg:height="0.327cm" svg:x="0cm" svg:y="0.012cm" svg:viewBox="0 0 864 328" draw:points="432,328 0,328 0,0 864,0 864,328"><text:p/></draw:polygon><draw:path draw:style-name="gr498" draw:text-style-name="P56" svg:width="0.257cm" svg:height="0.326cm" svg:x="0.035cm" svg:y="0.013cm" svg:viewBox="0 0 258 327" svg:d="M250 18c5-2 8-5 8-10 0-4-3-8-8-8-3 0-7 2-8 2l-234 111c-7 3-8 6-8 9 0 5 2 7 8 10l234 110c5 3 6 3 8 3 4 0 8-4 8-9 0-3-2-6-9-9l-220-105zM243 327c7 0 15 0 15-8 0-10-9-10-15-10h-227c-8 0-16 0-16 10 0 8 7 8 14 8z"><text:p/></draw:path><draw:path draw:style-name="gr499" draw:text-style-name="P56" svg:width="0.174cm" svg:height="0.289cm" svg:x="0.461cm" svg:y="0cm" svg:viewBox="0 0 175 290" svg:d="M50 89c-19-13-20-28-20-35 0-25 28-43 57-43 32 0 59 21 59 53 0 24-17 44-43 58zM113 128c31-15 51-37 51-64 0-40-37-64-75-64-43 0-77 31-77 71 0 8 0 26 18 46 5 5 20 15 31 23-25 12-61 35-61 78 0 45 43 72 87 72 48 0 88-33 88-79 0-16-5-35-19-53-10-8-16-12-43-30zM71 146l51 34c12 7 33 19 33 45 0 32-33 54-66 54-37 0-67-26-67-61 0-25 13-53 49-72z"><text:p/></draw:path><draw:path draw:style-name="gr500" draw:text-style-name="P56" svg:width="0.178cm" svg:height="0.289cm" svg:x="0.67cm" svg:y="0cm" svg:viewBox="0 0 179 290" svg:d="M179 146c0-33-3-67-18-99-20-40-53-47-72-47-24 0-57 11-73 50-14 29-16 63-16 96s2 70 19 102c18 34 49 42 70 42 24 0 55-8 74-48 13-29 16-62 16-96zM89 282c-16 0-42-11-48-52-5-25-5-65-5-89 0-27 0-55 2-77 9-51 41-54 51-54 14 0 42 7 50 49 4 24 4 55 4 82 0 32 0 60-5 87-6 41-30 54-49 54z"><text:p/></draw:path></draw:g></text:p>
          </table:table-cell>
          <table:table-cell table:style-name="Table1.A1" office:value-type="string">
            <text:p text:style-name="P52">(kendala <text:span text:style-name="T9">carpentry</text:span>)</text:p>
          </table:table-cell>
        </table:table-row>
        <table:table-row>
          <table:table-cell table:style-name="Table1.A1" office:value-type="string">
            <text:p text:style-name="P48"><draw:g text:anchor-type="as-char" svg:y="-0.185cm" draw:z-index="42" draw:style-name="gr1"><svg:title>TexMaths</svg:title><svg:desc>12§display§x_1§svg§600§FALSE§</svg:desc><draw:polygon draw:style-name="gr501" draw:text-style-name="P55" svg:width="0.407cm" svg:height="0.244cm" svg:x="0cm" svg:y="0.006cm" svg:viewBox="0 0 408 245" draw:points="205,245 0,245 0,0 408,0 408,245"><text:p/></draw:polygon><draw:path draw:style-name="gr502" draw:text-style-name="P56" svg:width="0.21cm" svg:height="0.192cm" svg:x="0.012cm" svg:y="0cm" svg:viewBox="0 0 211 193" svg:d="M129 60c3-12 12-50 41-50 4 0 13 0 22 4-12 3-21 14-21 23 0 8 5 16 17 16 9 0 23-7 23-25 0-22-25-28-40-28-25 0-39 22-44 32-11-28-34-32-46-32-44 0-68 55-68 65 0 5 4 5 5 5 4 0 5 0 6-5 14-45 42-55 56-55 9 0 23 3 23 27 0 14-7 42-23 101-6 28-21 45-39 45-4 0-13 0-22-5 11-2 20-11 20-23s-9-15-16-15c-12 0-23 12-23 25 0 19 22 28 39 28 29 0 45-31 45-33 5 17 20 33 45 33 45 0 68-55 68-65 0-5-3-5-4-5-4 0-5 1-6 5-13 45-43 55-57 55-16 0-22-13-22-28 0-9 2-18 7-37z"><text:p/></draw:path><draw:path draw:style-name="gr503" draw:text-style-name="P56" svg:width="0.107cm" svg:height="0.196cm" svg:x="0.272cm" svg:y="0.055cm" svg:viewBox="0 0 108 197" svg:d="M67 8c0-8 0-8-8-8-20 18-47 19-59 19v11c7 0 26 0 43-8v151c0 10 0 14-30 14h-11v10c5 0 42-1 53-1 10 0 47 1 53 1v-10h-11c-30 0-30-4-30-14z"><text:p/></draw:path></draw:g></text:p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49"><draw:g text:anchor-type="as-char" svg:y="-0.286cm" draw:z-index="43" draw:style-name="gr1"><svg:title>TexMaths</svg:title><svg:desc>12§display§\le 40§svg§600§FALSE§</svg:desc><draw:polygon draw:style-name="gr504" draw:text-style-name="P55" svg:width="0.863cm" svg:height="0.328cm" svg:x="0cm" svg:y="0.015cm" svg:viewBox="0 0 864 329" draw:points="432,329 0,329 0,0 864,0 864,329"><text:p/></draw:polygon><draw:path draw:style-name="gr505" draw:text-style-name="P56" svg:width="0.257cm" svg:height="0.327cm" svg:x="0.035cm" svg:y="0.017cm" svg:viewBox="0 0 258 328" svg:d="M250 18c5-2 8-5 8-10 0-4-3-8-8-8-3 0-7 2-8 2l-234 111c-7 4-8 6-8 10s2 7 8 9l234 110c5 3 6 3 8 3 4 0 8-3 8-8s-2-6-9-10l-220-104zM243 328c7 0 15 0 15-9s-9-9-15-9h-227c-8 0-16 0-16 9s7 9 14 9z"><text:p/></draw:path><draw:path draw:style-name="gr506" draw:text-style-name="P56" svg:width="0.187cm" svg:height="0.285cm" svg:x="0.455cm" svg:y="0cm" svg:viewBox="0 0 188 286" svg:d="M113 218v36c0 15 0 20-33 20h-8v12c17-1 39-1 56-1 18 0 41 0 58 1v-12h-9c-31 0-32-5-32-20v-36h43v-15h-43v-192c0-9 0-11-7-11-4 0-5 0-7 5l-131 198v15zM115 203h-103l103-157z"><text:p/></draw:path><draw:path draw:style-name="gr507" draw:text-style-name="P56" svg:width="0.178cm" svg:height="0.29cm" svg:x="0.67cm" svg:y="0.004cm" svg:viewBox="0 0 179 291" svg:d="M179 147c0-34-3-68-18-100-20-40-53-47-72-47-24 0-57 11-73 51-14 28-16 62-16 96 0 32 2 69 19 102 18 34 49 42 70 42 24 0 55-8 74-49 13-29 16-63 16-95zM89 283c-16 0-42-11-48-52-5-25-5-65-5-89 0-28 0-55 2-78 9-51 41-54 51-54 14 0 42 7 50 49 4 24 4 55 4 83 0 31 0 60-5 86-6 41-30 55-49 55z"><text:p/></draw:path></draw:g></text:p>
          </table:table-cell>
          <table:table-cell table:style-name="Table1.A1" office:value-type="string">
            <text:p text:style-name="P52">(kendala permintaan tentara)</text:p>
          </table:table-cell>
        </table:table-row>
        <table:table-row>
          <table:table-cell table:style-name="Table1.A1" office:value-type="string">
            <text:p text:style-name="P48"><draw:g text:anchor-type="as-char" svg:y="-0.185cm" draw:z-index="44" draw:style-name="gr1"><svg:title>TexMaths</svg:title><svg:desc>12§display§x_1§svg§600§FALSE§</svg:desc><draw:polygon draw:style-name="gr508" draw:text-style-name="P55" svg:width="0.407cm" svg:height="0.244cm" svg:x="0cm" svg:y="0.006cm" svg:viewBox="0 0 408 245" draw:points="205,245 0,245 0,0 408,0 408,245"><text:p/></draw:polygon><draw:path draw:style-name="gr509" draw:text-style-name="P56" svg:width="0.21cm" svg:height="0.192cm" svg:x="0.012cm" svg:y="0cm" svg:viewBox="0 0 211 193" svg:d="M129 60c3-12 12-50 41-50 4 0 13 0 22 4-12 3-21 14-21 23 0 8 5 16 17 16 9 0 23-7 23-25 0-22-25-28-40-28-25 0-39 22-44 32-11-28-34-32-46-32-44 0-68 55-68 65 0 5 4 5 5 5 4 0 5 0 6-5 14-45 42-55 56-55 9 0 23 3 23 27 0 14-7 42-23 101-6 28-21 45-39 45-4 0-13 0-22-5 11-2 20-11 20-23s-9-15-16-15c-12 0-23 12-23 25 0 19 22 28 39 28 29 0 45-31 45-33 5 17 20 33 45 33 45 0 68-55 68-65 0-5-3-5-4-5-4 0-5 1-6 5-13 45-43 55-57 55-16 0-22-13-22-28 0-9 2-18 7-37z"><text:p/></draw:path><draw:path draw:style-name="gr510" draw:text-style-name="P56" svg:width="0.107cm" svg:height="0.196cm" svg:x="0.272cm" svg:y="0.055cm" svg:viewBox="0 0 108 197" svg:d="M67 8c0-8 0-8-8-8-20 18-47 19-59 19v11c7 0 26 0 43-8v151c0 10 0 14-30 14h-11v10c5 0 42-1 53-1 10 0 47 1 53 1v-10h-11c-30 0-30-4-30-14z"><text:p/></draw:path></draw:g></text:p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49"><draw:g text:anchor-type="as-char" svg:y="-0.282cm" draw:z-index="45" draw:style-name="gr1"><svg:title>TexMaths</svg:title><svg:desc>12§display§\ge 0§svg§600§FALSE§</svg:desc><draw:polygon draw:style-name="gr511" draw:text-style-name="P55" svg:width="0.654cm" svg:height="0.327cm" svg:x="0cm" svg:y="0.012cm" svg:viewBox="0 0 655 328" draw:points="328,328 0,328 0,0 655,0 655,328"><text:p/></draw:polygon><draw:path draw:style-name="gr512" draw:text-style-name="P56" svg:width="0.257cm" svg:height="0.326cm" svg:x="0.035cm" svg:y="0.013cm" svg:viewBox="0 0 258 327" svg:d="M251 132c6-3 7-5 7-10s0-6-7-9l-234-111c-6-2-7-2-9-2-4 0-8 4-8 8 0 5 4 8 7 10l223 104-222 105c-8 3-8 7-8 9 0 5 4 9 8 9 2 0 3 0 9-3zM244 327c7 0 14 0 14-8 0-10-8-10-14-10h-228c-8 0-16 0-16 10 0 8 7 8 14 8z"><text:p/></draw:path><draw:path draw:style-name="gr513" draw:text-style-name="P56" svg:width="0.178cm" svg:height="0.289cm" svg:x="0.461cm" svg:y="0cm" svg:viewBox="0 0 179 290" svg:d="M179 146c0-33-3-67-18-99-19-40-53-47-72-47-24 0-57 11-73 50-14 29-16 63-16 96s2 70 19 102c18 34 49 42 70 42 24 0 55-8 74-48 13-29 16-62 16-96zM89 282c-16 0-42-11-48-52-5-25-5-65-5-89 0-27 0-55 2-77 9-51 41-54 51-54 14 0 42 7 50 49 4 24 4 55 4 82 0 32 0 60-5 87-6 41-30 54-49 54z"><text:p/></draw:path></draw:g></text:p>
          </table:table-cell>
          <table:table-cell table:style-name="Table1.A1" office:value-type="string">
            <text:p text:style-name="P52">(pembatasan tanda)</text:p>
          </table:table-cell>
        </table:table-row>
        <table:table-row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48"><draw:g text:anchor-type="as-char" svg:y="-0.185cm" draw:z-index="46" draw:style-name="gr1"><svg:title>TexMaths</svg:title><svg:desc>12§display§x_2§svg§600§FALSE§</svg:desc><draw:polygon draw:style-name="gr514" draw:text-style-name="P55" svg:width="0.407cm" svg:height="0.244cm" svg:x="0cm" svg:y="0.006cm" svg:viewBox="0 0 408 245" draw:points="205,245 0,245 0,0 408,0 408,245"><text:p/></draw:polygon><draw:path draw:style-name="gr515" draw:text-style-name="P56" svg:width="0.21cm" svg:height="0.192cm" svg:x="0.012cm" svg:y="0cm" svg:viewBox="0 0 211 193" svg:d="M129 60c3-12 12-50 41-50 4 0 13 0 22 4-12 3-21 14-21 23 0 8 5 16 17 16 9 0 23-7 23-25 0-22-25-28-40-28-25 0-39 22-44 32-11-28-34-32-46-32-44 0-68 55-68 65 0 5 4 5 5 5 4 0 5 0 6-5 14-45 42-55 56-55 9 0 23 3 23 27 0 14-7 42-23 101-6 28-21 45-39 45-4 0-13 0-22-5 11-2 20-11 20-23s-9-15-16-15c-12 0-23 12-23 25 0 19 22 28 39 28 29 0 45-31 45-33 5 17 20 33 45 33 45 0 68-55 68-65 0-5-3-5-4-5-4 0-5 1-6 5-13 45-43 55-57 55-16 0-22-13-22-28 0-9 2-18 7-37z"><text:p/></draw:path><draw:path draw:style-name="gr516" draw:text-style-name="P56" svg:width="0.131cm" svg:height="0.196cm" svg:x="0.259cm" svg:y="0.055cm" svg:viewBox="0 0 132 197" svg:d="M132 143h-11c-1 7-4 24-8 28-2 1-24 1-29 1h-54c30-28 41-35 59-49 22-18 43-36 43-65 0-36-33-58-71-58-36 0-61 26-61 53 0 16 12 17 16 17 7 0 15-5 15-16 0-5-1-15-17-15 9-22 29-28 43-28 30 0 46 23 46 47 0 26-19 45-29 58l-72 71c-2 2-2 3-2 10h122z"><text:p/></draw:path></draw:g></text:p>
          </table:table-cell>
          <table:table-cell table:style-name="Table1.A1" office:value-type="string">
            <text:p text:style-name="P49"><draw:g text:anchor-type="as-char" svg:y="-0.282cm" draw:z-index="47" draw:style-name="gr1"><svg:title>TexMaths</svg:title><svg:desc>12§display§\ge 0§svg§600§FALSE§</svg:desc><draw:polygon draw:style-name="gr517" draw:text-style-name="P55" svg:width="0.654cm" svg:height="0.327cm" svg:x="0cm" svg:y="0.012cm" svg:viewBox="0 0 655 328" draw:points="328,328 0,328 0,0 655,0 655,328"><text:p/></draw:polygon><draw:path draw:style-name="gr518" draw:text-style-name="P56" svg:width="0.257cm" svg:height="0.326cm" svg:x="0.035cm" svg:y="0.013cm" svg:viewBox="0 0 258 327" svg:d="M251 132c6-3 7-5 7-10s0-6-7-9l-234-111c-6-2-7-2-9-2-4 0-8 4-8 8 0 5 4 8 7 10l223 104-222 105c-8 3-8 7-8 9 0 5 4 9 8 9 2 0 3 0 9-3zM244 327c7 0 14 0 14-8 0-10-8-10-14-10h-228c-8 0-16 0-16 10 0 8 7 8 14 8z"><text:p/></draw:path><draw:path draw:style-name="gr519" draw:text-style-name="P56" svg:width="0.178cm" svg:height="0.289cm" svg:x="0.461cm" svg:y="0cm" svg:viewBox="0 0 179 290" svg:d="M179 146c0-33-3-67-18-99-19-40-53-47-72-47-24 0-57 11-73 50-14 29-16 63-16 96s2 70 19 102c18 34 49 42 70 42 24 0 55-8 74-48 13-29 16-62 16-96zM89 282c-16 0-42-11-48-52-5-25-5-65-5-89 0-27 0-55 2-77 9-51 41-54 51-54 14 0 42 7 50 49 4 24 4 55 4 82 0 32 0 60-5 87-6 41-30 54-49 54z"><text:p/></draw:path></draw:g></text:p>
          </table:table-cell>
          <table:table-cell table:style-name="Table1.A1" office:value-type="string">
            <text:p text:style-name="P52">(pembatasan tanda)</text:p>
          </table:table-cell>
        </table:table-row>
      </table:table>
      <text:p text:style-name="P37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 G" svg:font-family="'Linux Biolinum G'"/>
    <style:font-face style:name="Linux Libertine G" svg:font-family="'Linux Libertine G'"/>
    <style:font-face style:name="Caladea" svg:font-family="Caladea" style:font-pitch="variable"/>
    <style:font-face style:name="Carlito" svg:font-family="Carlito" style:font-pitch="variable"/>
    <style:font-face style:name="DejaVu Sans" svg:font-family="'DejaVu Sans'" style:font-pitch="variable"/>
    <style:font-face style:name="DejaVu Sans Condensed" svg:font-family="'DejaVu Sans Condensed'" style:font-pitch="variable"/>
    <style:font-face style:name="Linux Biolinum G1" svg:font-family="'Linux Biolinum G'" style:font-pitch="variable"/>
    <style:font-face style:name="Linux Libertine Display G" svg:font-family="'Linux Libertine Display G'" style:font-pitch="variable"/>
    <style:font-face style:name="Linux Libertine G1" svg:font-family="'Linux Libertine G'" style:font-pitch="variable"/>
    <style:font-face style:name="Linux Libertine G2" svg:font-family="'Linux Libertine G'" style:font-adornments="Italic" style:font-pitch="variable"/>
    <style:font-face style:name="Nimbus Roman No9 L" svg:font-family="'Nimbus Roman No9 L'" style:font-pitch="variable"/>
    <style:font-face style:name="Roboto" svg:font-family="Roboto" style:font-pitch="variable"/>
    <style:font-face style:name="Roboto Condensed" svg:font-family="'Roboto Condensed'" style:font-pitch="variable"/>
    <style:font-face style:name="URW Palladio L" svg:font-family="'URW Palladio L'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nux Libertine G" fo:font-size="12pt" fo:language="zxx" fo:country="none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nux Libertine G" fo:font-size="12pt" fo:language="zxx" fo:country="none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nux Biolinum G" fo:font-family="'Linux Biolinum G'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Linux Libertine G" fo:font-family="'Linux Libertine G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nux Libertine G" fo:font-family="'Linux Libertine G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G" fo:font-family="'Linux Libertine G'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6.265cm" style:type="center"/>
          <style:tab-stop style:position="12.53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265cm" style:type="center"/>
          <style:tab-stop style:position="12.53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nux Biolinum G1"/>
    </style:style>
    <style:style style:name="MP2" style:family="paragraph" style:parent-style-name="Footer">
      <style:text-properties officeooo:paragraph-rsid="003456a0"/>
    </style:style>
    <style:style style:name="MT1" style:family="text">
      <style:text-properties style:font-name="Linux Biolinum G1"/>
    </style:style>
    <style:page-layout style:name="Mpm1">
      <style:page-layout-properties fo:page-width="14.801cm" fo:page-height="21.001cm" style:num-format="1" style:print-orientation="portrait" fo:margin-top="1.27cm" fo:margin-bottom="1cm" fo:margin-left="1.27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text:tab/></text:p>
      </style:header>
      <style:footer>
        <text:p text:style-name="MP2"><text:tab/><text:tab/><text:span text:style-name="MT1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11:20:46.190284481</meta:creation-date>
    <meta:generator>LibreOffice/5.2.7.2$Linux_x86 LibreOffice_project/2b7f1e640c46ceb28adf43ee075a6e8b8439ed10</meta:generator>
    <dc:date>2017-08-14T15:25:08.679189635</dc:date>
    <meta:editing-duration>PT3H30M11S</meta:editing-duration>
    <meta:editing-cycles>45</meta:editing-cycles>
    <meta:document-statistic meta:table-count="1" meta:image-count="0" meta:object-count="0" meta:page-count="4" meta:paragraph-count="68" meta:word-count="575" meta:character-count="4145" meta:non-whitespace-character-count="3580"/>
  </office:meta>
</office:document-meta>
</file>